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7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4.124cm"/>
    </style:style>
    <style:style style:name="co5" style:family="table-column">
      <style:table-column-properties fo:break-before="auto" style:column-width="2.189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2.3cm"/>
    </style:style>
    <style:style style:name="co9" style:family="table-column">
      <style:table-column-properties fo:break-before="auto" style:column-width="3.184cm"/>
    </style:style>
    <style:style style:name="co10" style:family="table-column">
      <style:table-column-properties fo:break-before="auto" style:column-width="3.544cm"/>
    </style:style>
    <style:style style:name="co11" style:family="table-column">
      <style:table-column-properties fo:break-before="auto" style:column-width="3.43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xperimento 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Grafo Original</text:p>
          </table:table-cell>
          <table:table-cell table:style-name="ce1" office:value-type="string" calcext:value-type="string">
            <text:p>Conectividade Algebrica</text:p>
          </table:table-cell>
          <table:table-cell table:style-name="ce1" office:value-type="string" calcext:value-type="string">
            <text:p>Aresta Efb1</text:p>
          </table:table-cell>
          <table:table-cell table:style-name="ce1" office:value-type="string" calcext:value-type="string">
            <text:p>G + Efb1</text:p>
          </table:table-cell>
          <table:table-cell table:style-name="ce1" office:value-type="string" calcext:value-type="string">
            <text:p>Aresta Efb2</text:p>
          </table:table-cell>
          <table:table-cell table:style-name="ce1" office:value-type="string" calcext:value-type="string">
            <text:p>G + Efb1 + Efb2</text:p>
          </table:table-cell>
          <table:table-cell table:style-name="ce1" office:value-type="string" calcext:value-type="string">
            <text:p>Aresta Ehp1</text:p>
          </table:table-cell>
          <table:table-cell table:style-name="ce1" office:value-type="string" calcext:value-type="string">
            <text:p>G + Ehp1</text:p>
          </table:table-cell>
          <table:table-cell table:style-name="ce1" office:value-type="string" calcext:value-type="string">
            <text:p>Aresta Ehp2</text:p>
          </table:table-cell>
          <table:table-cell table:style-name="ce1" office:value-type="string" calcext:value-type="string">
            <text:p>G + Ehp1 + Ehp2</text:p>
          </table:table-cell>
          <table:table-cell table:style-name="ce1" office:value-type="string" calcext:value-type="string">
            <text:p>Aresta Ehe1</text:p>
          </table:table-cell>
          <table:table-cell table:style-name="ce1" office:value-type="string" calcext:value-type="string">
            <text:p>G + Ehe1</text:p>
          </table:table-cell>
          <table:table-cell table:style-name="ce1" office:value-type="string" calcext:value-type="string">
            <text:p>Aresta Ehe2</text:p>
          </table:table-cell>
          <table:table-cell table:style-name="ce1" office:value-type="string" calcext:value-type="string">
            <text:p>G + Ehe1 + Ehe2</text:p>
          </table:table-cell>
          <table:table-cell table:style-name="ce1" office:value-type="string" calcext:value-type="string">
            <text:p>Melhor Heurísti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(4, 3, 1)</text:p>
          </table:table-cell>
          <table:table-cell office:value-type="float" office:value="0.585786437627" calcext:value-type="float">
            <text:p>0,5857864376</text:p>
          </table:table-cell>
          <table:table-cell office:value-type="string" calcext:value-type="string">
            <text:p>(1, 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, 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, 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2, 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5, 3, 1)</text:p>
          </table:table-cell>
          <table:table-cell office:value-type="float" office:value="0.518805695908" calcext:value-type="float">
            <text:p>0,5188056959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829913513374" calcext:value-type="float">
            <text:p>0,8299135134</text:p>
          </table:table-cell>
          <table:table-cell office:value-type="string" calcext:value-type="string">
            <text:p>(1, 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6, 3, 1)</text:p>
          </table:table-cell>
          <table:table-cell office:value-type="float" office:value="0.485863070665" calcext:value-type="float">
            <text:p>0,4858630707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7639320225" calcext:value-type="float">
            <text:p>0,7639320225</text:p>
          </table:table-cell>
          <table:table-cell office:value-type="string" calcext:value-type="string">
            <text:p>(1, 5)</text:p>
          </table:table-cell>
          <table:table-cell office:value-type="float" office:value="0.913869802349" calcext:value-type="float">
            <text:p>0,9138698023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(6, 3, 2)</text:p>
          </table:table-cell>
          <table:table-cell office:value-type="float" office:value="0.438447187191" calcext:value-type="float">
            <text:p>0,4384471872</text:p>
          </table:table-cell>
          <table:table-cell office:value-type="string" calcext:value-type="string">
            <text:p>(1, 5)</text:p>
          </table:table-cell>
          <table:table-cell office:value-type="float" office:value="0.657076917223" calcext:value-type="float">
            <text:p>0,6570769172</text:p>
          </table:table-cell>
          <table:table-cell office:value-type="string" calcext:value-type="string">
            <text:p>(2, 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657076917223" calcext:value-type="float">
            <text:p>0,6570769172</text:p>
          </table:table-cell>
          <table:table-cell office:value-type="string" calcext:value-type="string">
            <text:p>(2, 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31350628113" calcext:value-type="float">
            <text:p>0,6313506281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UAI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7, 3, 1)</text:p>
          </table:table-cell>
          <table:table-cell office:value-type="float" office:value="0.465929803277" calcext:value-type="float">
            <text:p>0,4659298033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726927136932" calcext:value-type="float">
            <text:p>0,7269271369</text:p>
          </table:table-cell>
          <table:table-cell office:value-type="string" calcext:value-type="string">
            <text:p>(1, 5)</text:p>
          </table:table-cell>
          <table:table-cell office:value-type="float" office:value="0.86736250642" calcext:value-type="float">
            <text:p>0,8673625064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7, 3, 2)</text:p>
          </table:table-cell>
          <table:table-cell office:value-type="float" office:value="0.398320868117" calcext:value-type="float">
            <text:p>0,3983208681</text:p>
          </table:table-cell>
          <table:table-cell office:value-type="string" calcext:value-type="string">
            <text:p>(1, 4)</text:p>
          </table:table-cell>
          <table:table-cell office:value-type="float" office:value="0.596146870568" calcext:value-type="float">
            <text:p>0,5961468706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585786437627" calcext:value-type="float">
            <text:p>0,5857864376</text:p>
          </table:table-cell>
          <table:table-cell office:value-type="string" calcext:value-type="string">
            <text:p>(2, 6)</text:p>
          </table:table-cell>
          <table:table-cell office:value-type="float" office:value="0.84579349264" calcext:value-type="float">
            <text:p>0,8457934926</text:p>
          </table:table-cell>
          <table:table-cell office:value-type="string" calcext:value-type="string">
            <text:p>(1, 4)</text:p>
          </table:table-cell>
          <table:table-cell office:value-type="float" office:value="0.596146870568" calcext:value-type="float">
            <text:p>0,5961468706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8, 3, 1)</text:p>
          </table:table-cell>
          <table:table-cell office:value-type="float" office:value="0.452493386835" calcext:value-type="float">
            <text:p>0,4524933868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702929455637" calcext:value-type="float">
            <text:p>0,7029294556</text:p>
          </table:table-cell>
          <table:table-cell office:value-type="string" calcext:value-type="string">
            <text:p>(1, 5)</text:p>
          </table:table-cell>
          <table:table-cell office:value-type="float" office:value="0.837722339832" calcext:value-type="float">
            <text:p>0,8377223398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8, 3, 2)</text:p>
          </table:table-cell>
          <table:table-cell office:value-type="float" office:value="0.373801931473" calcext:value-type="float">
            <text:p>0,3738019315</text:p>
          </table:table-cell>
          <table:table-cell office:value-type="string" calcext:value-type="string">
            <text:p>(1, 4)</text:p>
          </table:table-cell>
          <table:table-cell office:value-type="float" office:value="0.573770365336" calcext:value-type="float">
            <text:p>0,5737703653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544865987479" calcext:value-type="float">
            <text:p>0,5448659875</text:p>
          </table:table-cell>
          <table:table-cell office:value-type="string" calcext:value-type="string">
            <text:p>(2, 6)</text:p>
          </table:table-cell>
          <table:table-cell office:value-type="float" office:value="0.771532756025" calcext:value-type="float">
            <text:p>0,771532756</text:p>
          </table:table-cell>
          <table:table-cell office:value-type="string" calcext:value-type="string">
            <text:p>(1, 4)</text:p>
          </table:table-cell>
          <table:table-cell office:value-type="float" office:value="0.573770365336" calcext:value-type="float">
            <text:p>0,5737703653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(8, 3, 3)</text:p>
          </table:table-cell>
          <table:table-cell office:value-type="float" office:value="0.354248688935" calcext:value-type="float">
            <text:p>0,3542486889</text:p>
          </table:table-cell>
          <table:table-cell office:value-type="string" calcext:value-type="string">
            <text:p>(1, 6)</text:p>
          </table:table-cell>
          <table:table-cell office:value-type="float" office:value="0.51071142819" calcext:value-type="float">
            <text:p>0,5107114282</text:p>
          </table:table-cell>
          <table:table-cell office:value-type="string" calcext:value-type="string">
            <text:p>(2, 7)</text:p>
          </table:table-cell>
          <table:table-cell office:value-type="float" office:value="0.707598414775379" calcext:value-type="float">
            <text:p>0,7075984148</text:p>
          </table:table-cell>
          <table:table-cell office:value-type="string" calcext:value-type="string">
            <text:p>(1, 6)</text:p>
          </table:table-cell>
          <table:table-cell office:value-type="float" office:value="0.51071142819" calcext:value-type="float">
            <text:p>0,5107114282</text:p>
          </table:table-cell>
          <table:table-cell office:value-type="string" calcext:value-type="string">
            <text:p>(2, 7)</text:p>
          </table:table-cell>
          <table:table-cell office:value-type="float" office:value="0.707598414775" calcext:value-type="float">
            <text:p>0,7075984148</text:p>
          </table:table-cell>
          <table:table-cell office:value-type="string" calcext:value-type="string">
            <text:p>(1, 5)</text:p>
          </table:table-cell>
          <table:table-cell office:value-type="float" office:value="0.506942505128" calcext:value-type="float">
            <text:p>0,5069425051</text:p>
          </table:table-cell>
          <table:table-cell office:value-type="string" calcext:value-type="string">
            <text:p>(2, 5)</text:p>
          </table:table-cell>
          <table:table-cell office:value-type="float" office:value="0.669213049495" calcext:value-type="float">
            <text:p>0,6692130495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9, 3, 1)</text:p>
          </table:table-cell>
          <table:table-cell office:value-type="float" office:value="0.442798083457" calcext:value-type="float">
            <text:p>0,4427980835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86017054597" calcext:value-type="float">
            <text:p>0,6860170546</text:p>
          </table:table-cell>
          <table:table-cell office:value-type="string" calcext:value-type="string">
            <text:p>(1, 5)</text:p>
          </table:table-cell>
          <table:table-cell office:value-type="float" office:value="0.817042865588" calcext:value-type="float">
            <text:p>0,8170428656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9, 3, 2)</text:p>
          </table:table-cell>
          <table:table-cell office:value-type="float" office:value="0.357159787489" calcext:value-type="float">
            <text:p>0,3571597875</text:p>
          </table:table-cell>
          <table:table-cell office:value-type="string" calcext:value-type="string">
            <text:p>(1, 4)</text:p>
          </table:table-cell>
          <table:table-cell office:value-type="float" office:value="0.55817444466" calcext:value-type="float">
            <text:p>0,5581744447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517959538127" calcext:value-type="float">
            <text:p>0,5179595381</text:p>
          </table:table-cell>
          <table:table-cell office:value-type="string" calcext:value-type="string">
            <text:p>(2, 6)</text:p>
          </table:table-cell>
          <table:table-cell office:value-type="float" office:value="0.725977786783" calcext:value-type="float">
            <text:p>0,7259777868</text:p>
          </table:table-cell>
          <table:table-cell office:value-type="string" calcext:value-type="string">
            <text:p>(1, 4)</text:p>
          </table:table-cell>
          <table:table-cell office:value-type="float" office:value="0.55817444466" calcext:value-type="float">
            <text:p>0,5581744447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9, 3, 3)</text:p>
          </table:table-cell>
          <table:table-cell office:value-type="float" office:value="0.327176298999" calcext:value-type="float">
            <text:p>0,327176299</text:p>
          </table:table-cell>
          <table:table-cell office:value-type="string" calcext:value-type="string">
            <text:p>(1, 5)</text:p>
          </table:table-cell>
          <table:table-cell office:value-type="float" office:value="0.479073317752" calcext:value-type="float">
            <text:p>0,4790733178</text:p>
          </table:table-cell>
          <table:table-cell office:value-type="string" calcext:value-type="string">
            <text:p>(2, 5)</text:p>
          </table:table-cell>
          <table:table-cell office:value-type="float" office:value="0.646519682928" calcext:value-type="float">
            <text:p>0,6465196829</text:p>
          </table:table-cell>
          <table:table-cell office:value-type="string" calcext:value-type="string">
            <text:p>(1, 6)</text:p>
          </table:table-cell>
          <table:table-cell office:value-type="float" office:value="0.46721509682" calcext:value-type="float">
            <text:p>0,4672150968</text:p>
          </table:table-cell>
          <table:table-cell office:value-type="string" calcext:value-type="string">
            <text:p>(2, 7)</text:p>
          </table:table-cell>
          <table:table-cell office:value-type="float" office:value="0.636832420453" calcext:value-type="float">
            <text:p>0,6368324205</text:p>
          </table:table-cell>
          <table:table-cell office:value-type="string" calcext:value-type="string">
            <text:p>(1, 5)</text:p>
          </table:table-cell>
          <table:table-cell office:value-type="float" office:value="0.479073317752" calcext:value-type="float">
            <text:p>0,4790733178</text:p>
          </table:table-cell>
          <table:table-cell office:value-type="string" calcext:value-type="string">
            <text:p>(2, 5)</text:p>
          </table:table-cell>
          <table:table-cell office:value-type="float" office:value="0.646519682928" calcext:value-type="float">
            <text:p>0,6465196829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0, 3, 1)</text:p>
          </table:table-cell>
          <table:table-cell office:value-type="float" office:value="0.435462796004" calcext:value-type="float">
            <text:p>0,435462796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73423486687" calcext:value-type="float">
            <text:p>0,6734234867</text:p>
          </table:table-cell>
          <table:table-cell office:value-type="string" calcext:value-type="string">
            <text:p>(1, 5)</text:p>
          </table:table-cell>
          <table:table-cell office:value-type="float" office:value="0.801745470058" calcext:value-type="float">
            <text:p>0,801745470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0, 3, 2)</text:p>
          </table:table-cell>
          <table:table-cell office:value-type="float" office:value="0.345089183536" calcext:value-type="float">
            <text:p>0,3450891835</text:p>
          </table:table-cell>
          <table:table-cell office:value-type="string" calcext:value-type="string">
            <text:p>(1, 4)</text:p>
          </table:table-cell>
          <table:table-cell office:value-type="float" office:value="0.546643042324" calcext:value-type="float">
            <text:p>0,5466430423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98816440958" calcext:value-type="float">
            <text:p>0,498816441</text:p>
          </table:table-cell>
          <table:table-cell office:value-type="string" calcext:value-type="string">
            <text:p>(2, 6)</text:p>
          </table:table-cell>
          <table:table-cell office:value-type="float" office:value="0.694773355494" calcext:value-type="float">
            <text:p>0,6947733555</text:p>
          </table:table-cell>
          <table:table-cell office:value-type="string" calcext:value-type="string">
            <text:p>(1, 4)</text:p>
          </table:table-cell>
          <table:table-cell office:value-type="float" office:value="0.546643042324" calcext:value-type="float">
            <text:p>0,5466430423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0, 3, 3)</text:p>
          </table:table-cell>
          <table:table-cell office:value-type="float" office:value="0.308732223195" calcext:value-type="float">
            <text:p>0,3087322232</text:p>
          </table:table-cell>
          <table:table-cell office:value-type="string" calcext:value-type="string">
            <text:p>(1, 5)</text:p>
          </table:table-cell>
          <table:table-cell office:value-type="float" office:value="0.459554092466" calcext:value-type="float">
            <text:p>0,4595540925</text:p>
          </table:table-cell>
          <table:table-cell office:value-type="string" calcext:value-type="string">
            <text:p>(2, 5)</text:p>
          </table:table-cell>
          <table:table-cell office:value-type="float" office:value="0.630256174195229" calcext:value-type="float">
            <text:p>0,6302561742</text:p>
          </table:table-cell>
          <table:table-cell office:value-type="string" calcext:value-type="string">
            <text:p>(1, 6)</text:p>
          </table:table-cell>
          <table:table-cell office:value-type="float" office:value="0.438447187191" calcext:value-type="float">
            <text:p>0,4384471872</text:p>
          </table:table-cell>
          <table:table-cell office:value-type="string" calcext:value-type="string">
            <text:p>(2, 7)</text:p>
          </table:table-cell>
          <table:table-cell office:value-type="float" office:value="0.592389218889" calcext:value-type="float">
            <text:p>0,5923892189</text:p>
          </table:table-cell>
          <table:table-cell office:value-type="string" calcext:value-type="string">
            <text:p>(1, 5)</text:p>
          </table:table-cell>
          <table:table-cell office:value-type="float" office:value="0.459554092466" calcext:value-type="float">
            <text:p>0,4595540925</text:p>
          </table:table-cell>
          <table:table-cell office:value-type="string" calcext:value-type="string">
            <text:p>(2, 5)</text:p>
          </table:table-cell>
          <table:table-cell office:value-type="float" office:value="0.630256174195" calcext:value-type="float">
            <text:p>0,630256174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(10, 3, 4)</text:p>
          </table:table-cell>
          <table:table-cell office:value-type="float" office:value="0.298437881284" calcext:value-type="float">
            <text:p>0,2984378813</text:p>
          </table:table-cell>
          <table:table-cell office:value-type="string" calcext:value-type="string">
            <text:p>(1, 6)</text:p>
          </table:table-cell>
          <table:table-cell office:value-type="float" office:value="0.427590535189" calcext:value-type="float">
            <text:p>0,4275905352</text:p>
          </table:table-cell>
          <table:table-cell office:value-type="string" calcext:value-type="string">
            <text:p>(2, 6)</text:p>
          </table:table-cell>
          <table:table-cell office:value-type="float" office:value="0.555713642154117" calcext:value-type="float">
            <text:p>0,5557136422</text:p>
          </table:table-cell>
          <table:table-cell office:value-type="string" calcext:value-type="string">
            <text:p>(1, 7)</text:p>
          </table:table-cell>
          <table:table-cell office:value-type="float" office:value="0.421979366697" calcext:value-type="float">
            <text:p>0,4219793667</text:p>
          </table:table-cell>
          <table:table-cell office:value-type="string" calcext:value-type="string">
            <text:p>(2, 8)</text:p>
          </table:table-cell>
          <table:table-cell office:value-type="float" office:value="0.566335370217" calcext:value-type="float">
            <text:p>0,5663353702</text:p>
          </table:table-cell>
          <table:table-cell office:value-type="string" calcext:value-type="string">
            <text:p>(1, 6)</text:p>
          </table:table-cell>
          <table:table-cell office:value-type="float" office:value="0.427590535189" calcext:value-type="float">
            <text:p>0,4275905352</text:p>
          </table:table-cell>
          <table:table-cell office:value-type="string" calcext:value-type="string">
            <text:p>(2, 6)</text:p>
          </table:table-cell>
          <table:table-cell office:value-type="float" office:value="0.555713642154" calcext:value-type="float">
            <text:p>0,5557136422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1, 3, 1)</text:p>
          </table:table-cell>
          <table:table-cell office:value-type="float" office:value="0.42971503634" calcext:value-type="float">
            <text:p>0,4297150363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6366803913" calcext:value-type="float">
            <text:p>0,6636680391</text:p>
          </table:table-cell>
          <table:table-cell office:value-type="string" calcext:value-type="string">
            <text:p>(1, 5)</text:p>
          </table:table-cell>
          <table:table-cell office:value-type="float" office:value="0.789950630232" calcext:value-type="float">
            <text:p>0,7899506302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1, 3, 2)</text:p>
          </table:table-cell>
          <table:table-cell office:value-type="float" office:value="0.335920113121" calcext:value-type="float">
            <text:p>0,3359201131</text:p>
          </table:table-cell>
          <table:table-cell office:value-type="string" calcext:value-type="string">
            <text:p>(1, 4)</text:p>
          </table:table-cell>
          <table:table-cell office:value-type="float" office:value="0.537754214736" calcext:value-type="float">
            <text:p>0,5377542147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8446167391" calcext:value-type="float">
            <text:p>0,4844616739</text:p>
          </table:table-cell>
          <table:table-cell office:value-type="string" calcext:value-type="string">
            <text:p>(2, 6)</text:p>
          </table:table-cell>
          <table:table-cell office:value-type="float" office:value="0.671929626413" calcext:value-type="float">
            <text:p>0,6719296264</text:p>
          </table:table-cell>
          <table:table-cell office:value-type="string" calcext:value-type="string">
            <text:p>(1, 4)</text:p>
          </table:table-cell>
          <table:table-cell office:value-type="float" office:value="0.537754214736" calcext:value-type="float">
            <text:p>0,5377542147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1, 3, 3)</text:p>
          </table:table-cell>
          <table:table-cell office:value-type="float" office:value="0.295317162926" calcext:value-type="float">
            <text:p>0,2953171629</text:p>
          </table:table-cell>
          <table:table-cell office:value-type="string" calcext:value-type="string">
            <text:p>(1, 5)</text:p>
          </table:table-cell>
          <table:table-cell office:value-type="float" office:value="0.445066101846" calcext:value-type="float">
            <text:p>0,4450661018</text:p>
          </table:table-cell>
          <table:table-cell office:value-type="string" calcext:value-type="string">
            <text:p>(2, 5)</text:p>
          </table:table-cell>
          <table:table-cell office:value-type="float" office:value="0.617976552349795" calcext:value-type="float">
            <text:p>0,6179765523</text:p>
          </table:table-cell>
          <table:table-cell office:value-type="string" calcext:value-type="string">
            <text:p>(1, 6)</text:p>
          </table:table-cell>
          <table:table-cell office:value-type="float" office:value="0.417895033291" calcext:value-type="float">
            <text:p>0,4178950333</text:p>
          </table:table-cell>
          <table:table-cell office:value-type="string" calcext:value-type="string">
            <text:p>(2, 7)</text:p>
          </table:table-cell>
          <table:table-cell office:value-type="float" office:value="0.561539741681" calcext:value-type="float">
            <text:p>0,5615397417</text:p>
          </table:table-cell>
          <table:table-cell office:value-type="string" calcext:value-type="string">
            <text:p>(1, 5)</text:p>
          </table:table-cell>
          <table:table-cell office:value-type="float" office:value="0.445066101846" calcext:value-type="float">
            <text:p>0,4450661018</text:p>
          </table:table-cell>
          <table:table-cell office:value-type="string" calcext:value-type="string">
            <text:p>(2, 5)</text:p>
          </table:table-cell>
          <table:table-cell office:value-type="float" office:value="0.61797655235" calcext:value-type="float">
            <text:p>0,617976552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1, 3, 4)</text:p>
          </table:table-cell>
          <table:table-cell office:value-type="float" office:value="0.278811442566" calcext:value-type="float">
            <text:p>0,2788114426</text:p>
          </table:table-cell>
          <table:table-cell office:value-type="string" calcext:value-type="string">
            <text:p>(1, 6)</text:p>
          </table:table-cell>
          <table:table-cell office:value-type="float" office:value="0.405796276623" calcext:value-type="float">
            <text:p>0,4057962766</text:p>
          </table:table-cell>
          <table:table-cell office:value-type="string" calcext:value-type="string">
            <text:p>(2, 6)</text:p>
          </table:table-cell>
          <table:table-cell office:value-type="float" office:value="0.535061553245599" calcext:value-type="float">
            <text:p>0,5350615532</text:p>
          </table:table-cell>
          <table:table-cell office:value-type="string" calcext:value-type="string">
            <text:p>(1, 7)</text:p>
          </table:table-cell>
          <table:table-cell office:value-type="float" office:value="0.391956157989" calcext:value-type="float">
            <text:p>0,391956158</text:p>
          </table:table-cell>
          <table:table-cell office:value-type="string" calcext:value-type="string">
            <text:p>(2, 8)</text:p>
          </table:table-cell>
          <table:table-cell office:value-type="float" office:value="0.521635511682" calcext:value-type="float">
            <text:p>0,5216355117</text:p>
          </table:table-cell>
          <table:table-cell office:value-type="string" calcext:value-type="string">
            <text:p>(1, 6)</text:p>
          </table:table-cell>
          <table:table-cell office:value-type="float" office:value="0.405796276623" calcext:value-type="float">
            <text:p>0,4057962766</text:p>
          </table:table-cell>
          <table:table-cell office:value-type="string" calcext:value-type="string">
            <text:p>(2, 6)</text:p>
          </table:table-cell>
          <table:table-cell office:value-type="float" office:value="0.535061553246" calcext:value-type="float">
            <text:p>0,535061553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2, 3, 1)</text:p>
          </table:table-cell>
          <table:table-cell office:value-type="float" office:value="0.425087646131" calcext:value-type="float">
            <text:p>0,425087646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55881922663" calcext:value-type="float">
            <text:p>0,6558819227</text:p>
          </table:table-cell>
          <table:table-cell office:value-type="string" calcext:value-type="string">
            <text:p>(1, 5)</text:p>
          </table:table-cell>
          <table:table-cell office:value-type="float" office:value="0.780569405272" calcext:value-type="float">
            <text:p>0,7805694053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2, 3, 2)</text:p>
          </table:table-cell>
          <table:table-cell office:value-type="float" office:value="0.328712381523" calcext:value-type="float">
            <text:p>0,3287123815</text:p>
          </table:table-cell>
          <table:table-cell office:value-type="string" calcext:value-type="string">
            <text:p>(1, 4)</text:p>
          </table:table-cell>
          <table:table-cell office:value-type="float" office:value="0.530685438246" calcext:value-type="float">
            <text:p>0,5306854382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73281587236" calcext:value-type="float">
            <text:p>0,4732815872</text:p>
          </table:table-cell>
          <table:table-cell office:value-type="string" calcext:value-type="string">
            <text:p>(2, 6)</text:p>
          </table:table-cell>
          <table:table-cell office:value-type="float" office:value="0.654430900034" calcext:value-type="float">
            <text:p>0,6544309</text:p>
          </table:table-cell>
          <table:table-cell office:value-type="string" calcext:value-type="string">
            <text:p>(1, 4)</text:p>
          </table:table-cell>
          <table:table-cell office:value-type="float" office:value="0.530685438246" calcext:value-type="float">
            <text:p>0,5306854382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2, 3, 3)</text:p>
          </table:table-cell>
          <table:table-cell office:value-type="float" office:value="0.285104564413" calcext:value-type="float">
            <text:p>0,2851045644</text:p>
          </table:table-cell>
          <table:table-cell office:value-type="string" calcext:value-type="string">
            <text:p>(1, 5)</text:p>
          </table:table-cell>
          <table:table-cell office:value-type="float" office:value="0.433863344359" calcext:value-type="float">
            <text:p>0,4338633444</text:p>
          </table:table-cell>
          <table:table-cell office:value-type="string" calcext:value-type="string">
            <text:p>(2, 5)</text:p>
          </table:table-cell>
          <table:table-cell office:value-type="float" office:value="0.608354432382059" calcext:value-type="float">
            <text:p>0,6083544324</text:p>
          </table:table-cell>
          <table:table-cell office:value-type="string" calcext:value-type="string">
            <text:p>(1, 6)</text:p>
          </table:table-cell>
          <table:table-cell office:value-type="float" office:value="0.402435718236" calcext:value-type="float">
            <text:p>0,4024357182</text:p>
          </table:table-cell>
          <table:table-cell office:value-type="string" calcext:value-type="string">
            <text:p>(2, 7)</text:p>
          </table:table-cell>
          <table:table-cell office:value-type="float" office:value="0.538757388148" calcext:value-type="float">
            <text:p>0,5387573881</text:p>
          </table:table-cell>
          <table:table-cell office:value-type="string" calcext:value-type="string">
            <text:p>(1, 5)</text:p>
          </table:table-cell>
          <table:table-cell office:value-type="float" office:value="0.433863344359" calcext:value-type="float">
            <text:p>0,4338633444</text:p>
          </table:table-cell>
          <table:table-cell office:value-type="string" calcext:value-type="string">
            <text:p>(2, 5)</text:p>
          </table:table-cell>
          <table:table-cell office:value-type="float" office:value="0.608354432382" calcext:value-type="float">
            <text:p>0,608354432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2, 3, 4)</text:p>
          </table:table-cell>
          <table:table-cell office:value-type="float" office:value="0.264510501784" calcext:value-type="float">
            <text:p>0,2645105018</text:p>
          </table:table-cell>
          <table:table-cell office:value-type="string" calcext:value-type="string">
            <text:p>(1, 6)</text:p>
          </table:table-cell>
          <table:table-cell office:value-type="float" office:value="0.389583039803" calcext:value-type="float">
            <text:p>0,3895830398</text:p>
          </table:table-cell>
          <table:table-cell office:value-type="string" calcext:value-type="string">
            <text:p>(2, 6)</text:p>
          </table:table-cell>
          <table:table-cell office:value-type="float" office:value="0.519425986694902" calcext:value-type="float">
            <text:p>0,5194259867</text:p>
          </table:table-cell>
          <table:table-cell office:value-type="string" calcext:value-type="string">
            <text:p>(1, 7)</text:p>
          </table:table-cell>
          <table:table-cell office:value-type="float" office:value="0.37045356371" calcext:value-type="float">
            <text:p>0,3704535637</text:p>
          </table:table-cell>
          <table:table-cell office:value-type="string" calcext:value-type="string">
            <text:p>(2, 8)</text:p>
          </table:table-cell>
          <table:table-cell office:value-type="float" office:value="0.490429086282" calcext:value-type="float">
            <text:p>0,4904290863</text:p>
          </table:table-cell>
          <table:table-cell office:value-type="string" calcext:value-type="string">
            <text:p>(1, 6)</text:p>
          </table:table-cell>
          <table:table-cell office:value-type="float" office:value="0.389583039803" calcext:value-type="float">
            <text:p>0,3895830398</text:p>
          </table:table-cell>
          <table:table-cell office:value-type="string" calcext:value-type="string">
            <text:p>(2, 6)</text:p>
          </table:table-cell>
          <table:table-cell office:value-type="float" office:value="0.519425986695" calcext:value-type="float">
            <text:p>0,519425986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(12, 3, 5)</text:p>
          </table:table-cell>
          <table:table-cell office:value-type="float" office:value="0.258342613226" calcext:value-type="float">
            <text:p>0,2583426132</text:p>
          </table:table-cell>
          <table:table-cell office:value-type="string" calcext:value-type="string">
            <text:p>(1, 7)</text:p>
          </table:table-cell>
          <table:table-cell office:value-type="float" office:value="0.37112433071" calcext:value-type="float">
            <text:p>0,3711243307</text:p>
          </table:table-cell>
          <table:table-cell office:value-type="string" calcext:value-type="string">
            <text:p>(2, 7)</text:p>
          </table:table-cell>
          <table:table-cell office:value-type="float" office:value="0.480336942614916" calcext:value-type="float">
            <text:p>0,4803369426</text:p>
          </table:table-cell>
          <table:table-cell office:value-type="string" calcext:value-type="string">
            <text:p>(1, 8)</text:p>
          </table:table-cell>
          <table:table-cell office:value-type="float" office:value="0.361026295562" calcext:value-type="float">
            <text:p>0,3610262956</text:p>
          </table:table-cell>
          <table:table-cell office:value-type="string" calcext:value-type="string">
            <text:p>(2, 9)</text:p>
          </table:table-cell>
          <table:table-cell office:value-type="float" office:value="0.476523728519" calcext:value-type="float">
            <text:p>0,4765237285</text:p>
          </table:table-cell>
          <table:table-cell office:value-type="string" calcext:value-type="string">
            <text:p>(1, 7)</text:p>
          </table:table-cell>
          <table:table-cell office:value-type="float" office:value="0.37112433071" calcext:value-type="float">
            <text:p>0,3711243307</text:p>
          </table:table-cell>
          <table:table-cell office:value-type="string" calcext:value-type="string">
            <text:p>(2, 7)</text:p>
          </table:table-cell>
          <table:table-cell office:value-type="float" office:value="0.480336942615" calcext:value-type="float">
            <text:p>0,480336942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3, 3, 1)</text:p>
          </table:table-cell>
          <table:table-cell office:value-type="float" office:value="0.421281009621" calcext:value-type="float">
            <text:p>0,4212810096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49520086521" calcext:value-type="float">
            <text:p>0,6495200865</text:p>
          </table:table-cell>
          <table:table-cell office:value-type="string" calcext:value-type="string">
            <text:p>(1, 5)</text:p>
          </table:table-cell>
          <table:table-cell office:value-type="float" office:value="0.772924778245" calcext:value-type="float">
            <text:p>0,7729247782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3, 3, 2)</text:p>
          </table:table-cell>
          <table:table-cell office:value-type="float" office:value="0.322894362861" calcext:value-type="float">
            <text:p>0,3228943629</text:p>
          </table:table-cell>
          <table:table-cell office:value-type="string" calcext:value-type="string">
            <text:p>(1, 4)</text:p>
          </table:table-cell>
          <table:table-cell office:value-type="float" office:value="0.52492578318" calcext:value-type="float">
            <text:p>0,5249257832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64319754215" calcext:value-type="float">
            <text:p>0,4643197542</text:p>
          </table:table-cell>
          <table:table-cell office:value-type="string" calcext:value-type="string">
            <text:p>(2, 6)</text:p>
          </table:table-cell>
          <table:table-cell office:value-type="float" office:value="0.640573687803" calcext:value-type="float">
            <text:p>0,6405736878</text:p>
          </table:table-cell>
          <table:table-cell office:value-type="string" calcext:value-type="string">
            <text:p>(1, 4)</text:p>
          </table:table-cell>
          <table:table-cell office:value-type="float" office:value="0.52492578318" calcext:value-type="float">
            <text:p>0,5249257832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3, 3, 3)</text:p>
          </table:table-cell>
          <table:table-cell office:value-type="float" office:value="0.277062467628" calcext:value-type="float">
            <text:p>0,2770624676</text:p>
          </table:table-cell>
          <table:table-cell office:value-type="string" calcext:value-type="string">
            <text:p>(1, 5)</text:p>
          </table:table-cell>
          <table:table-cell office:value-type="float" office:value="0.424931479376" calcext:value-type="float">
            <text:p>0,4249314794</text:p>
          </table:table-cell>
          <table:table-cell office:value-type="string" calcext:value-type="string">
            <text:p>(2, 5)</text:p>
          </table:table-cell>
          <table:table-cell office:value-type="float" office:value="0.600600682520569" calcext:value-type="float">
            <text:p>0,6006006825</text:p>
          </table:table-cell>
          <table:table-cell office:value-type="string" calcext:value-type="string">
            <text:p>(1, 6)</text:p>
          </table:table-cell>
          <table:table-cell office:value-type="float" office:value="0.390366013744" calcext:value-type="float">
            <text:p>0,3903660137</text:p>
          </table:table-cell>
          <table:table-cell office:value-type="string" calcext:value-type="string">
            <text:p>(2, 7)</text:p>
          </table:table-cell>
          <table:table-cell office:value-type="float" office:value="0.521195635886" calcext:value-type="float">
            <text:p>0,5211956359</text:p>
          </table:table-cell>
          <table:table-cell office:value-type="string" calcext:value-type="string">
            <text:p>(1, 5)</text:p>
          </table:table-cell>
          <table:table-cell office:value-type="float" office:value="0.424931479376" calcext:value-type="float">
            <text:p>0,4249314794</text:p>
          </table:table-cell>
          <table:table-cell office:value-type="string" calcext:value-type="string">
            <text:p>(2, 5)</text:p>
          </table:table-cell>
          <table:table-cell office:value-type="float" office:value="0.600600682521" calcext:value-type="float">
            <text:p>0,600600682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3, 3, 4)</text:p>
          </table:table-cell>
          <table:table-cell office:value-type="float" office:value="0.25360808311" calcext:value-type="float">
            <text:p>0,2536080831</text:p>
          </table:table-cell>
          <table:table-cell office:value-type="string" calcext:value-type="string">
            <text:p>(1, 6)</text:p>
          </table:table-cell>
          <table:table-cell office:value-type="float" office:value="0.377023320568" calcext:value-type="float">
            <text:p>0,3770233206</text:p>
          </table:table-cell>
          <table:table-cell office:value-type="string" calcext:value-type="string">
            <text:p>(2, 6)</text:p>
          </table:table-cell>
          <table:table-cell office:value-type="float" office:value="0.507146117513412" calcext:value-type="float">
            <text:p>0,5071461175</text:p>
          </table:table-cell>
          <table:table-cell office:value-type="string" calcext:value-type="string">
            <text:p>(1, 7)</text:p>
          </table:table-cell>
          <table:table-cell office:value-type="float" office:value="0.354248688935" calcext:value-type="float">
            <text:p>0,3542486889</text:p>
          </table:table-cell>
          <table:table-cell office:value-type="string" calcext:value-type="string">
            <text:p>(2, 8)</text:p>
          </table:table-cell>
          <table:table-cell office:value-type="float" office:value="0.467292221125" calcext:value-type="float">
            <text:p>0,4672922211</text:p>
          </table:table-cell>
          <table:table-cell office:value-type="string" calcext:value-type="string">
            <text:p>(1, 6)</text:p>
          </table:table-cell>
          <table:table-cell office:value-type="float" office:value="0.377023320568" calcext:value-type="float">
            <text:p>0,3770233206</text:p>
          </table:table-cell>
          <table:table-cell office:value-type="string" calcext:value-type="string">
            <text:p>(2, 6)</text:p>
          </table:table-cell>
          <table:table-cell office:value-type="float" office:value="0.507146117513" calcext:value-type="float">
            <text:p>0,507146117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3, 3, 5)</text:p>
          </table:table-cell>
          <table:table-cell office:value-type="float" office:value="0.243408691974" calcext:value-type="float">
            <text:p>0,243408692</text:p>
          </table:table-cell>
          <table:table-cell office:value-type="string" calcext:value-type="string">
            <text:p>(1, 7)</text:p>
          </table:table-cell>
          <table:table-cell office:value-type="float" office:value="0.353746117126" calcext:value-type="float">
            <text:p>0,3537461171</text:p>
          </table:table-cell>
          <table:table-cell office:value-type="string" calcext:value-type="string">
            <text:p>(2, 7)</text:p>
          </table:table-cell>
          <table:table-cell office:value-type="float" office:value="0.462691342523021" calcext:value-type="float">
            <text:p>0,4626913425</text:p>
          </table:table-cell>
          <table:table-cell office:value-type="string" calcext:value-type="string">
            <text:p>(1, 8)</text:p>
          </table:table-cell>
          <table:table-cell office:value-type="float" office:value="0.338836469923" calcext:value-type="float">
            <text:p>0,3388364699</text:p>
          </table:table-cell>
          <table:table-cell office:value-type="string" calcext:value-type="string">
            <text:p>(2, 9)</text:p>
          </table:table-cell>
          <table:table-cell office:value-type="float" office:value="0.444921757186" calcext:value-type="float">
            <text:p>0,4449217572</text:p>
          </table:table-cell>
          <table:table-cell office:value-type="string" calcext:value-type="string">
            <text:p>(1, 7)</text:p>
          </table:table-cell>
          <table:table-cell office:value-type="float" office:value="0.353746117126" calcext:value-type="float">
            <text:p>0,3537461171</text:p>
          </table:table-cell>
          <table:table-cell office:value-type="string" calcext:value-type="string">
            <text:p>(2, 7)</text:p>
          </table:table-cell>
          <table:table-cell office:value-type="float" office:value="0.462691342523" calcext:value-type="float">
            <text:p>0,462691342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4, 3, 1)</text:p>
          </table:table-cell>
          <table:table-cell office:value-type="float" office:value="0.418093910487" calcext:value-type="float">
            <text:p>0,4180939105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4422258355" calcext:value-type="float">
            <text:p>0,6442225836</text:p>
          </table:table-cell>
          <table:table-cell office:value-type="string" calcext:value-type="string">
            <text:p>(1, 5)</text:p>
          </table:table-cell>
          <table:table-cell office:value-type="float" office:value="0.766572679215" calcext:value-type="float">
            <text:p>0,7665726792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4, 3, 2)</text:p>
          </table:table-cell>
          <table:table-cell office:value-type="float" office:value="0.318097801404" calcext:value-type="float">
            <text:p>0,3180978014</text:p>
          </table:table-cell>
          <table:table-cell office:value-type="string" calcext:value-type="string">
            <text:p>(1, 4)</text:p>
          </table:table-cell>
          <table:table-cell office:value-type="float" office:value="0.520140296877" calcext:value-type="float">
            <text:p>0,5201402969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5697129315" calcext:value-type="float">
            <text:p>0,4569712932</text:p>
          </table:table-cell>
          <table:table-cell office:value-type="string" calcext:value-type="string">
            <text:p>(2, 6)</text:p>
          </table:table-cell>
          <table:table-cell office:value-type="float" office:value="0.629316279724" calcext:value-type="float">
            <text:p>0,6293162797</text:p>
          </table:table-cell>
          <table:table-cell office:value-type="string" calcext:value-type="string">
            <text:p>(1, 4)</text:p>
          </table:table-cell>
          <table:table-cell office:value-type="float" office:value="0.520140296877" calcext:value-type="float">
            <text:p>0,5201402969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4, 3, 3)</text:p>
          </table:table-cell>
          <table:table-cell office:value-type="float" office:value="0.270561633488" calcext:value-type="float">
            <text:p>0,2705616335</text:p>
          </table:table-cell>
          <table:table-cell office:value-type="string" calcext:value-type="string">
            <text:p>(1, 5)</text:p>
          </table:table-cell>
          <table:table-cell office:value-type="float" office:value="0.417638050434" calcext:value-type="float">
            <text:p>0,4176380504</text:p>
          </table:table-cell>
          <table:table-cell office:value-type="string" calcext:value-type="string">
            <text:p>(2, 5)</text:p>
          </table:table-cell>
          <table:table-cell office:value-type="float" office:value="0.59421368919551" calcext:value-type="float">
            <text:p>0,5942136892</text:p>
          </table:table-cell>
          <table:table-cell office:value-type="string" calcext:value-type="string">
            <text:p>(1, 6)</text:p>
          </table:table-cell>
          <table:table-cell office:value-type="float" office:value="0.380672037283" calcext:value-type="float">
            <text:p>0,3806720373</text:p>
          </table:table-cell>
          <table:table-cell office:value-type="string" calcext:value-type="string">
            <text:p>(2, 7)</text:p>
          </table:table-cell>
          <table:table-cell office:value-type="float" office:value="0.507222033918" calcext:value-type="float">
            <text:p>0,5072220339</text:p>
          </table:table-cell>
          <table:table-cell office:value-type="string" calcext:value-type="string">
            <text:p>(1, 5)</text:p>
          </table:table-cell>
          <table:table-cell office:value-type="float" office:value="0.417638050434" calcext:value-type="float">
            <text:p>0,4176380504</text:p>
          </table:table-cell>
          <table:table-cell office:value-type="string" calcext:value-type="string">
            <text:p>(2, 5)</text:p>
          </table:table-cell>
          <table:table-cell office:value-type="float" office:value="0.594213689196" calcext:value-type="float">
            <text:p>0,594213689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4, 3, 4)</text:p>
          </table:table-cell>
          <table:table-cell office:value-type="float" office:value="0.24501300856" calcext:value-type="float">
            <text:p>0,2450130086</text:p>
          </table:table-cell>
          <table:table-cell office:value-type="string" calcext:value-type="string">
            <text:p>(1, 6)</text:p>
          </table:table-cell>
          <table:table-cell office:value-type="float" office:value="0.366994459108" calcext:value-type="float">
            <text:p>0,3669944591</text:p>
          </table:table-cell>
          <table:table-cell office:value-type="string" calcext:value-type="string">
            <text:p>(2, 6)</text:p>
          </table:table-cell>
          <table:table-cell office:value-type="float" office:value="0.497231369480242" calcext:value-type="float">
            <text:p>0,4972313695</text:p>
          </table:table-cell>
          <table:table-cell office:value-type="string" calcext:value-type="string">
            <text:p>(1, 7)</text:p>
          </table:table-cell>
          <table:table-cell office:value-type="float" office:value="0.34157801426" calcext:value-type="float">
            <text:p>0,3415780143</text:p>
          </table:table-cell>
          <table:table-cell office:value-type="string" calcext:value-type="string">
            <text:p>(2, 8)</text:p>
          </table:table-cell>
          <table:table-cell office:value-type="float" office:value="0.449405329324" calcext:value-type="float">
            <text:p>0,4494053293</text:p>
          </table:table-cell>
          <table:table-cell office:value-type="string" calcext:value-type="string">
            <text:p>(1, 6)</text:p>
          </table:table-cell>
          <table:table-cell office:value-type="float" office:value="0.366994459108" calcext:value-type="float">
            <text:p>0,3669944591</text:p>
          </table:table-cell>
          <table:table-cell office:value-type="string" calcext:value-type="string">
            <text:p>(2, 6)</text:p>
          </table:table-cell>
          <table:table-cell office:value-type="float" office:value="0.49723136948" calcext:value-type="float">
            <text:p>0,497231369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4, 3, 5)</text:p>
          </table:table-cell>
          <table:table-cell office:value-type="float" office:value="0.23201228173" calcext:value-type="float">
            <text:p>0,2320122817</text:p>
          </table:table-cell>
          <table:table-cell office:value-type="string" calcext:value-type="string">
            <text:p>(1, 7)</text:p>
          </table:table-cell>
          <table:table-cell office:value-type="float" office:value="0.340267228004" calcext:value-type="float">
            <text:p>0,340267228</text:p>
          </table:table-cell>
          <table:table-cell office:value-type="string" calcext:value-type="string">
            <text:p>(2, 7)</text:p>
          </table:table-cell>
          <table:table-cell office:value-type="float" office:value="0.448812972493899" calcext:value-type="float">
            <text:p>0,4488129725</text:p>
          </table:table-cell>
          <table:table-cell office:value-type="string" calcext:value-type="string">
            <text:p>(1, 8)</text:p>
          </table:table-cell>
          <table:table-cell office:value-type="float" office:value="0.322091920928" calcext:value-type="float">
            <text:p>0,3220919209</text:p>
          </table:table-cell>
          <table:table-cell office:value-type="string" calcext:value-type="string">
            <text:p>(2, 9)</text:p>
          </table:table-cell>
          <table:table-cell office:value-type="float" office:value="0.421435636653" calcext:value-type="float">
            <text:p>0,4214356367</text:p>
          </table:table-cell>
          <table:table-cell office:value-type="string" calcext:value-type="string">
            <text:p>(1, 7)</text:p>
          </table:table-cell>
          <table:table-cell office:value-type="float" office:value="0.340267228004" calcext:value-type="float">
            <text:p>0,340267228</text:p>
          </table:table-cell>
          <table:table-cell office:value-type="string" calcext:value-type="string">
            <text:p>(2, 7)</text:p>
          </table:table-cell>
          <table:table-cell office:value-type="float" office:value="0.448812972494" calcext:value-type="float">
            <text:p>0,448812972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(14, 3, 6)</text:p>
          </table:table-cell>
          <table:table-cell office:value-type="float" office:value="0.227998127341" calcext:value-type="float">
            <text:p>0,2279981273</text:p>
          </table:table-cell>
          <table:table-cell office:value-type="string" calcext:value-type="string">
            <text:p>(1, 8)</text:p>
          </table:table-cell>
          <table:table-cell office:value-type="float" office:value="0.32846093102" calcext:value-type="float">
            <text:p>0,328460931</text:p>
          </table:table-cell>
          <table:table-cell office:value-type="string" calcext:value-type="string">
            <text:p>(2, 8)</text:p>
          </table:table-cell>
          <table:table-cell office:value-type="float" office:value="0.424780449591707" calcext:value-type="float">
            <text:p>0,4247804496</text:p>
          </table:table-cell>
          <table:table-cell office:value-type="string" calcext:value-type="string">
            <text:p>(1, 9)</text:p>
          </table:table-cell>
          <table:table-cell office:value-type="float" office:value="0.316125148792" calcext:value-type="float">
            <text:p>0,3161251488</text:p>
          </table:table-cell>
          <table:table-cell office:value-type="string" calcext:value-type="string">
            <text:p>(2, 10)</text:p>
          </table:table-cell>
          <table:table-cell office:value-type="float" office:value="0.412968520635" calcext:value-type="float">
            <text:p>0,4129685206</text:p>
          </table:table-cell>
          <table:table-cell office:value-type="string" calcext:value-type="string">
            <text:p>(1, 8)</text:p>
          </table:table-cell>
          <table:table-cell office:value-type="float" office:value="0.32846093102" calcext:value-type="float">
            <text:p>0,328460931</text:p>
          </table:table-cell>
          <table:table-cell office:value-type="string" calcext:value-type="string">
            <text:p>(2, 8)</text:p>
          </table:table-cell>
          <table:table-cell office:value-type="float" office:value="0.424780449592" calcext:value-type="float">
            <text:p>0,424780449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5, 3, 1)</text:p>
          </table:table-cell>
          <table:table-cell office:value-type="float" office:value="0.415386101918" calcext:value-type="float">
            <text:p>0,4153861019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39741828184" calcext:value-type="float">
            <text:p>0,6397418282</text:p>
          </table:table-cell>
          <table:table-cell office:value-type="string" calcext:value-type="string">
            <text:p>(1, 5)</text:p>
          </table:table-cell>
          <table:table-cell office:value-type="float" office:value="0.76120927072" calcext:value-type="float">
            <text:p>0,7612092707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5, 3, 2)</text:p>
          </table:table-cell>
          <table:table-cell office:value-type="float" office:value="0.314074447696" calcext:value-type="float">
            <text:p>0,3140744477</text:p>
          </table:table-cell>
          <table:table-cell office:value-type="string" calcext:value-type="string">
            <text:p>(1, 4)</text:p>
          </table:table-cell>
          <table:table-cell office:value-type="float" office:value="0.516099878495" calcext:value-type="float">
            <text:p>0,5160998785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50834105633" calcext:value-type="float">
            <text:p>0,4508341056</text:p>
          </table:table-cell>
          <table:table-cell office:value-type="string" calcext:value-type="string">
            <text:p>(2, 6)</text:p>
          </table:table-cell>
          <table:table-cell office:value-type="float" office:value="0.619983181885" calcext:value-type="float">
            <text:p>0,6199831819</text:p>
          </table:table-cell>
          <table:table-cell office:value-type="string" calcext:value-type="string">
            <text:p>(1, 4)</text:p>
          </table:table-cell>
          <table:table-cell office:value-type="float" office:value="0.516099878495" calcext:value-type="float">
            <text:p>0,5160998785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5, 3, 3)</text:p>
          </table:table-cell>
          <table:table-cell office:value-type="float" office:value="0.265195706198" calcext:value-type="float">
            <text:p>0,2651957062</text:p>
          </table:table-cell>
          <table:table-cell office:value-type="string" calcext:value-type="string">
            <text:p>(1, 5)</text:p>
          </table:table-cell>
          <table:table-cell office:value-type="float" office:value="0.411567070148" calcext:value-type="float">
            <text:p>0,4115670701</text:p>
          </table:table-cell>
          <table:table-cell office:value-type="string" calcext:value-type="string">
            <text:p>(2, 5)</text:p>
          </table:table-cell>
          <table:table-cell office:value-type="float" office:value="0.588858217413371" calcext:value-type="float">
            <text:p>0,5888582174</text:p>
          </table:table-cell>
          <table:table-cell office:value-type="string" calcext:value-type="string">
            <text:p>(1, 6)</text:p>
          </table:table-cell>
          <table:table-cell office:value-type="float" office:value="0.37271032664" calcext:value-type="float">
            <text:p>0,3727103266</text:p>
          </table:table-cell>
          <table:table-cell office:value-type="string" calcext:value-type="string">
            <text:p>(2, 7)</text:p>
          </table:table-cell>
          <table:table-cell office:value-type="float" office:value="0.495827321978" calcext:value-type="float">
            <text:p>0,495827322</text:p>
          </table:table-cell>
          <table:table-cell office:value-type="string" calcext:value-type="string">
            <text:p>(1, 5)</text:p>
          </table:table-cell>
          <table:table-cell office:value-type="float" office:value="0.411567070148" calcext:value-type="float">
            <text:p>0,4115670701</text:p>
          </table:table-cell>
          <table:table-cell office:value-type="string" calcext:value-type="string">
            <text:p>(2, 5)</text:p>
          </table:table-cell>
          <table:table-cell office:value-type="float" office:value="0.588858217413" calcext:value-type="float">
            <text:p>0,588858217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5, 3, 4)</text:p>
          </table:table-cell>
          <table:table-cell office:value-type="float" office:value="0.238058681541" calcext:value-type="float">
            <text:p>0,2380586815</text:p>
          </table:table-cell>
          <table:table-cell office:value-type="string" calcext:value-type="string">
            <text:p>(1, 6)</text:p>
          </table:table-cell>
          <table:table-cell office:value-type="float" office:value="0.358794901739" calcext:value-type="float">
            <text:p>0,3587949017</text:p>
          </table:table-cell>
          <table:table-cell office:value-type="string" calcext:value-type="string">
            <text:p>(2, 6)</text:p>
          </table:table-cell>
          <table:table-cell office:value-type="float" office:value="0.489050585103378" calcext:value-type="float">
            <text:p>0,4890505851</text:p>
          </table:table-cell>
          <table:table-cell office:value-type="string" calcext:value-type="string">
            <text:p>(1, 7)</text:p>
          </table:table-cell>
          <table:table-cell office:value-type="float" office:value="0.331389048824" calcext:value-type="float">
            <text:p>0,3313890488</text:p>
          </table:table-cell>
          <table:table-cell office:value-type="string" calcext:value-type="string">
            <text:p>(2, 8)</text:p>
          </table:table-cell>
          <table:table-cell office:value-type="float" office:value="0.435141008502" calcext:value-type="float">
            <text:p>0,4351410085</text:p>
          </table:table-cell>
          <table:table-cell office:value-type="string" calcext:value-type="string">
            <text:p>(1, 6)</text:p>
          </table:table-cell>
          <table:table-cell office:value-type="float" office:value="0.358794901739" calcext:value-type="float">
            <text:p>0,3587949017</text:p>
          </table:table-cell>
          <table:table-cell office:value-type="string" calcext:value-type="string">
            <text:p>(2, 6)</text:p>
          </table:table-cell>
          <table:table-cell office:value-type="float" office:value="0.489050585103" calcext:value-type="float">
            <text:p>0,489050585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5, 3, 5)</text:p>
          </table:table-cell>
          <table:table-cell office:value-type="float" office:value="0.223020504917" calcext:value-type="float">
            <text:p>0,2230205049</text:p>
          </table:table-cell>
          <table:table-cell office:value-type="string" calcext:value-type="string">
            <text:p>(1, 7)</text:p>
          </table:table-cell>
          <table:table-cell office:value-type="float" office:value="0.329493394902" calcext:value-type="float">
            <text:p>0,3294933949</text:p>
          </table:table-cell>
          <table:table-cell office:value-type="string" calcext:value-type="string">
            <text:p>(2, 7)</text:p>
          </table:table-cell>
          <table:table-cell office:value-type="float" office:value="0.437593975434879" calcext:value-type="float">
            <text:p>0,4375939754</text:p>
          </table:table-cell>
          <table:table-cell office:value-type="string" calcext:value-type="string">
            <text:p>(1, 8)</text:p>
          </table:table-cell>
          <table:table-cell office:value-type="float" office:value="0.308985806948" calcext:value-type="float">
            <text:p>0,3089858069</text:p>
          </table:table-cell>
          <table:table-cell office:value-type="string" calcext:value-type="string">
            <text:p>(2, 9)</text:p>
          </table:table-cell>
          <table:table-cell office:value-type="float" office:value="0.403246342695" calcext:value-type="float">
            <text:p>0,4032463427</text:p>
          </table:table-cell>
          <table:table-cell office:value-type="string" calcext:value-type="string">
            <text:p>(1, 7)</text:p>
          </table:table-cell>
          <table:table-cell office:value-type="float" office:value="0.329493394902" calcext:value-type="float">
            <text:p>0,3294933949</text:p>
          </table:table-cell>
          <table:table-cell office:value-type="string" calcext:value-type="string">
            <text:p>(2, 7)</text:p>
          </table:table-cell>
          <table:table-cell office:value-type="float" office:value="0.437593975435" calcext:value-type="float">
            <text:p>0,437593975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5, 3, 6)</text:p>
          </table:table-cell>
          <table:table-cell office:value-type="float" office:value="0.216229119851" calcext:value-type="float">
            <text:p>0,2162291199</text:p>
          </table:table-cell>
          <table:table-cell office:value-type="string" calcext:value-type="string">
            <text:p>(1, 8)</text:p>
          </table:table-cell>
          <table:table-cell office:value-type="float" office:value="0.314310742322" calcext:value-type="float">
            <text:p>0,3143107423</text:p>
          </table:table-cell>
          <table:table-cell office:value-type="string" calcext:value-type="string">
            <text:p>(2, 8)</text:p>
          </table:table-cell>
          <table:table-cell office:value-type="float" office:value="0.409798573545477" calcext:value-type="float">
            <text:p>0,4097985735</text:p>
          </table:table-cell>
          <table:table-cell office:value-type="string" calcext:value-type="string">
            <text:p>(1, 9)</text:p>
          </table:table-cell>
          <table:table-cell office:value-type="float" office:value="0.298970669067" calcext:value-type="float">
            <text:p>0,2989706691</text:p>
          </table:table-cell>
          <table:table-cell office:value-type="string" calcext:value-type="string">
            <text:p>(2, 10)</text:p>
          </table:table-cell>
          <table:table-cell office:value-type="float" office:value="0.389182401509" calcext:value-type="float">
            <text:p>0,3891824015</text:p>
          </table:table-cell>
          <table:table-cell office:value-type="string" calcext:value-type="string">
            <text:p>(1, 8)</text:p>
          </table:table-cell>
          <table:table-cell office:value-type="float" office:value="0.314310742322" calcext:value-type="float">
            <text:p>0,3143107423</text:p>
          </table:table-cell>
          <table:table-cell office:value-type="string" calcext:value-type="string">
            <text:p>(2, 8)</text:p>
          </table:table-cell>
          <table:table-cell office:value-type="float" office:value="0.409798573545" calcext:value-type="float">
            <text:p>0,409798573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16, 3, 1)</text:p>
          </table:table-cell>
          <table:table-cell office:value-type="float" office:value="0.413056790346" calcext:value-type="float">
            <text:p>0,4130567903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3590177377" calcext:value-type="float">
            <text:p>0,6359017738</text:p>
          </table:table-cell>
          <table:table-cell office:value-type="string" calcext:value-type="string">
            <text:p>(1, 5)</text:p>
          </table:table-cell>
          <table:table-cell office:value-type="float" office:value="0.756619420516" calcext:value-type="float">
            <text:p>0,7566194205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6, 3, 2)</text:p>
          </table:table-cell>
          <table:table-cell office:value-type="float" office:value="0.310650711767" calcext:value-type="float">
            <text:p>0,3106507118</text:p>
          </table:table-cell>
          <table:table-cell office:value-type="string" calcext:value-type="string">
            <text:p>(1, 4)</text:p>
          </table:table-cell>
          <table:table-cell office:value-type="float" office:value="0.512642349968" calcext:value-type="float">
            <text:p>0,51264235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45630086319" calcext:value-type="float">
            <text:p>0,4456300863</text:p>
          </table:table-cell>
          <table:table-cell office:value-type="string" calcext:value-type="string">
            <text:p>(2, 6)</text:p>
          </table:table-cell>
          <table:table-cell office:value-type="float" office:value="0.612116027506" calcext:value-type="float">
            <text:p>0,6121160275</text:p>
          </table:table-cell>
          <table:table-cell office:value-type="string" calcext:value-type="string">
            <text:p>(1, 4)</text:p>
          </table:table-cell>
          <table:table-cell office:value-type="float" office:value="0.512642349968" calcext:value-type="float">
            <text:p>0,51264235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6, 3, 3)</text:p>
          </table:table-cell>
          <table:table-cell office:value-type="float" office:value="0.260690187721" calcext:value-type="float">
            <text:p>0,2606901877</text:p>
          </table:table-cell>
          <table:table-cell office:value-type="string" calcext:value-type="string">
            <text:p>(1, 5)</text:p>
          </table:table-cell>
          <table:table-cell office:value-type="float" office:value="0.406433190096" calcext:value-type="float">
            <text:p>0,4064331901</text:p>
          </table:table-cell>
          <table:table-cell office:value-type="string" calcext:value-type="string">
            <text:p>(2, 5)</text:p>
          </table:table-cell>
          <table:table-cell office:value-type="float" office:value="0.584301199153087" calcext:value-type="float">
            <text:p>0,5843011992</text:p>
          </table:table-cell>
          <table:table-cell office:value-type="string" calcext:value-type="string">
            <text:p>(1, 6)</text:p>
          </table:table-cell>
          <table:table-cell office:value-type="float" office:value="0.366051895128" calcext:value-type="float">
            <text:p>0,3660518951</text:p>
          </table:table-cell>
          <table:table-cell office:value-type="string" calcext:value-type="string">
            <text:p>(2, 7)</text:p>
          </table:table-cell>
          <table:table-cell office:value-type="float" office:value="0.486351554497" calcext:value-type="float">
            <text:p>0,4863515545</text:p>
          </table:table-cell>
          <table:table-cell office:value-type="string" calcext:value-type="string">
            <text:p>(1, 5)</text:p>
          </table:table-cell>
          <table:table-cell office:value-type="float" office:value="0.406433190096" calcext:value-type="float">
            <text:p>0,4064331901</text:p>
          </table:table-cell>
          <table:table-cell office:value-type="string" calcext:value-type="string">
            <text:p>(2, 5)</text:p>
          </table:table-cell>
          <table:table-cell office:value-type="float" office:value="0.584301199153" calcext:value-type="float">
            <text:p>0,584301199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6, 3, 4)</text:p>
          </table:table-cell>
          <table:table-cell office:value-type="float" office:value="0.232313943886" calcext:value-type="float">
            <text:p>0,2323139439</text:p>
          </table:table-cell>
          <table:table-cell office:value-type="string" calcext:value-type="string">
            <text:p>(1, 6)</text:p>
          </table:table-cell>
          <table:table-cell office:value-type="float" office:value="0.351962318977" calcext:value-type="float">
            <text:p>0,351962319</text:p>
          </table:table-cell>
          <table:table-cell office:value-type="string" calcext:value-type="string">
            <text:p>(2, 6)</text:p>
          </table:table-cell>
          <table:table-cell office:value-type="float" office:value="0.482181025192021" calcext:value-type="float">
            <text:p>0,4821810252</text:p>
          </table:table-cell>
          <table:table-cell office:value-type="string" calcext:value-type="string">
            <text:p>(1, 7)</text:p>
          </table:table-cell>
          <table:table-cell office:value-type="float" office:value="0.323012416359" calcext:value-type="float">
            <text:p>0,3230124164</text:p>
          </table:table-cell>
          <table:table-cell office:value-type="string" calcext:value-type="string">
            <text:p>(2, 8)</text:p>
          </table:table-cell>
          <table:table-cell office:value-type="float" office:value="0.423488301029" calcext:value-type="float">
            <text:p>0,423488301</text:p>
          </table:table-cell>
          <table:table-cell office:value-type="string" calcext:value-type="string">
            <text:p>(1, 6)</text:p>
          </table:table-cell>
          <table:table-cell office:value-type="float" office:value="0.351962318977" calcext:value-type="float">
            <text:p>0,351962319</text:p>
          </table:table-cell>
          <table:table-cell office:value-type="string" calcext:value-type="string">
            <text:p>(2, 6)</text:p>
          </table:table-cell>
          <table:table-cell office:value-type="float" office:value="0.482181025192" calcext:value-type="float">
            <text:p>0,482181025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6, 3, 5)</text:p>
          </table:table-cell>
          <table:table-cell office:value-type="float" office:value="0.215740371004" calcext:value-type="float">
            <text:p>0,215740371</text:p>
          </table:table-cell>
          <table:table-cell office:value-type="string" calcext:value-type="string">
            <text:p>(1, 7)</text:p>
          </table:table-cell>
          <table:table-cell office:value-type="float" office:value="0.320677182451" calcext:value-type="float">
            <text:p>0,3206771825</text:p>
          </table:table-cell>
          <table:table-cell office:value-type="string" calcext:value-type="string">
            <text:p>(2, 7)</text:p>
          </table:table-cell>
          <table:table-cell office:value-type="float" office:value="0.428327382287917" calcext:value-type="float">
            <text:p>0,4283273823</text:p>
          </table:table-cell>
          <table:table-cell office:value-type="string" calcext:value-type="string">
            <text:p>(1, 8)</text:p>
          </table:table-cell>
          <table:table-cell office:value-type="float" office:value="0.298437881284" calcext:value-type="float">
            <text:p>0,2984378813</text:p>
          </table:table-cell>
          <table:table-cell office:value-type="string" calcext:value-type="string">
            <text:p>(2, 9)</text:p>
          </table:table-cell>
          <table:table-cell office:value-type="float" office:value="0.388720658461" calcext:value-type="float">
            <text:p>0,3887206585</text:p>
          </table:table-cell>
          <table:table-cell office:value-type="string" calcext:value-type="string">
            <text:p>(1, 7)</text:p>
          </table:table-cell>
          <table:table-cell office:value-type="float" office:value="0.320677182451" calcext:value-type="float">
            <text:p>0,3206771825</text:p>
          </table:table-cell>
          <table:table-cell office:value-type="string" calcext:value-type="string">
            <text:p>(2, 7)</text:p>
          </table:table-cell>
          <table:table-cell office:value-type="float" office:value="0.428327382288" calcext:value-type="float">
            <text:p>0,4283273823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6, 3, 6)</text:p>
          </table:table-cell>
          <table:table-cell office:value-type="float" office:value="0.206937732212" calcext:value-type="float">
            <text:p>0,2069377322</text:p>
          </table:table-cell>
          <table:table-cell office:value-type="string" calcext:value-type="string">
            <text:p>(1, 8)</text:p>
          </table:table-cell>
          <table:table-cell office:value-type="float" office:value="0.302991845755" calcext:value-type="float">
            <text:p>0,3029918458</text:p>
          </table:table-cell>
          <table:table-cell office:value-type="string" calcext:value-type="string">
            <text:p>(2, 8)</text:p>
          </table:table-cell>
          <table:table-cell office:value-type="float" office:value="0.397677120666874" calcext:value-type="float">
            <text:p>0,3976771207</text:p>
          </table:table-cell>
          <table:table-cell office:value-type="string" calcext:value-type="string">
            <text:p>(1, 9)</text:p>
          </table:table-cell>
          <table:table-cell office:value-type="float" office:value="0.285533516075" calcext:value-type="float">
            <text:p>0,2855335161</text:p>
          </table:table-cell>
          <table:table-cell office:value-type="string" calcext:value-type="string">
            <text:p>(2, 10)</text:p>
          </table:table-cell>
          <table:table-cell office:value-type="float" office:value="0.370738038399" calcext:value-type="float">
            <text:p>0,3707380384</text:p>
          </table:table-cell>
          <table:table-cell office:value-type="string" calcext:value-type="string">
            <text:p>(1, 8)</text:p>
          </table:table-cell>
          <table:table-cell office:value-type="float" office:value="0.302991845755" calcext:value-type="float">
            <text:p>0,3029918458</text:p>
          </table:table-cell>
          <table:table-cell office:value-type="string" calcext:value-type="string">
            <text:p>(2, 8)</text:p>
          </table:table-cell>
          <table:table-cell office:value-type="float" office:value="0.397677120667" calcext:value-type="float">
            <text:p>0,397677120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(16, 3, 7)</text:p>
          </table:table-cell>
          <table:table-cell office:value-type="float" office:value="0.204168476687" calcext:value-type="float">
            <text:p>0,2041684767</text:p>
          </table:table-cell>
          <table:table-cell office:value-type="string" calcext:value-type="string">
            <text:p>(1, 9)</text:p>
          </table:table-cell>
          <table:table-cell office:value-type="float" office:value="0.294919538354" calcext:value-type="float">
            <text:p>0,2949195384</text:p>
          </table:table-cell>
          <table:table-cell office:value-type="string" calcext:value-type="string">
            <text:p>(2, 9)</text:p>
          </table:table-cell>
          <table:table-cell office:value-type="float" office:value="0.381571016619453" calcext:value-type="float">
            <text:p>0,3815710166</text:p>
          </table:table-cell>
          <table:table-cell office:value-type="string" calcext:value-type="string">
            <text:p>(1, 10)</text:p>
          </table:table-cell>
          <table:table-cell office:value-type="float" office:value="0.281493681744" calcext:value-type="float">
            <text:p>0,2814936817</text:p>
          </table:table-cell>
          <table:table-cell office:value-type="string" calcext:value-type="string">
            <text:p>(2, 11)</text:p>
          </table:table-cell>
          <table:table-cell office:value-type="float" office:value="0.365143961961" calcext:value-type="float">
            <text:p>0,365143962</text:p>
          </table:table-cell>
          <table:table-cell office:value-type="string" calcext:value-type="string">
            <text:p>(1, 9)</text:p>
          </table:table-cell>
          <table:table-cell office:value-type="float" office:value="0.294919538354" calcext:value-type="float">
            <text:p>0,2949195384</text:p>
          </table:table-cell>
          <table:table-cell office:value-type="string" calcext:value-type="string">
            <text:p>(2, 9)</text:p>
          </table:table-cell>
          <table:table-cell office:value-type="float" office:value="0.381571016619" calcext:value-type="float">
            <text:p>0,381571016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(17, 3, 1)</text:p>
          </table:table-cell>
          <table:table-cell office:value-type="float" office:value="0.411031647269" calcext:value-type="float">
            <text:p>0,4110316473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32573735271" calcext:value-type="float">
            <text:p>0,6325737353</text:p>
          </table:table-cell>
          <table:table-cell office:value-type="string" calcext:value-type="string">
            <text:p>(1, 5)</text:p>
          </table:table-cell>
          <table:table-cell office:value-type="float" office:value="0.752646416874" calcext:value-type="float">
            <text:p>0,7526464169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17, 3, 2)</text:p>
          </table:table-cell>
          <table:table-cell office:value-type="float" office:value="0.307701485993" calcext:value-type="float">
            <text:p>0,307701486</text:p>
          </table:table-cell>
          <table:table-cell office:value-type="string" calcext:value-type="string">
            <text:p>(1, 4)</text:p>
          </table:table-cell>
          <table:table-cell office:value-type="float" office:value="0.509649592613" calcext:value-type="float">
            <text:p>0,5096495926</text:p>
          </table:table-cell>
          <table:table-cell office:value-type="string" calcext:value-type="string">
            <text:p>(2, 4)</text:p>
          </table:table-cell>
          <table:table-cell office:value-type="float" office:value="0.999999999999998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41160560151" calcext:value-type="float">
            <text:p>0,4411605602</text:p>
          </table:table-cell>
          <table:table-cell office:value-type="string" calcext:value-type="string">
            <text:p>(2, 6)</text:p>
          </table:table-cell>
          <table:table-cell office:value-type="float" office:value="0.605392273255" calcext:value-type="float">
            <text:p>0,6053922733</text:p>
          </table:table-cell>
          <table:table-cell office:value-type="string" calcext:value-type="string">
            <text:p>(1, 4)</text:p>
          </table:table-cell>
          <table:table-cell office:value-type="float" office:value="0.509649592613" calcext:value-type="float">
            <text:p>0,5096495926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7, 3, 3)</text:p>
          </table:table-cell>
          <table:table-cell office:value-type="float" office:value="0.256852793718" calcext:value-type="float">
            <text:p>0,2568527937</text:p>
          </table:table-cell>
          <table:table-cell office:value-type="string" calcext:value-type="string">
            <text:p>(1, 5)</text:p>
          </table:table-cell>
          <table:table-cell office:value-type="float" office:value="0.402033900766" calcext:value-type="float">
            <text:p>0,4020339008</text:p>
          </table:table-cell>
          <table:table-cell office:value-type="string" calcext:value-type="string">
            <text:p>(2, 5)</text:p>
          </table:table-cell>
          <table:table-cell office:value-type="float" office:value="0.580375316866667" calcext:value-type="float">
            <text:p>0,5803753169</text:p>
          </table:table-cell>
          <table:table-cell office:value-type="string" calcext:value-type="string">
            <text:p>(1, 6)</text:p>
          </table:table-cell>
          <table:table-cell office:value-type="float" office:value="0.360399312538" calcext:value-type="float">
            <text:p>0,3603993125</text:p>
          </table:table-cell>
          <table:table-cell office:value-type="string" calcext:value-type="string">
            <text:p>(2, 7)</text:p>
          </table:table-cell>
          <table:table-cell office:value-type="float" office:value="0.47834393773" calcext:value-type="float">
            <text:p>0,4783439377</text:p>
          </table:table-cell>
          <table:table-cell office:value-type="string" calcext:value-type="string">
            <text:p>(1, 5)</text:p>
          </table:table-cell>
          <table:table-cell office:value-type="float" office:value="0.402033900766" calcext:value-type="float">
            <text:p>0,4020339008</text:p>
          </table:table-cell>
          <table:table-cell office:value-type="string" calcext:value-type="string">
            <text:p>(2, 5)</text:p>
          </table:table-cell>
          <table:table-cell office:value-type="float" office:value="0.580375316867" calcext:value-type="float">
            <text:p>0,5803753169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7, 3, 4)</text:p>
          </table:table-cell>
          <table:table-cell office:value-type="float" office:value="0.227487153731" calcext:value-type="float">
            <text:p>0,2274871537</text:p>
          </table:table-cell>
          <table:table-cell office:value-type="string" calcext:value-type="string">
            <text:p>(1, 6)</text:p>
          </table:table-cell>
          <table:table-cell office:value-type="float" office:value="0.346179035331" calcext:value-type="float">
            <text:p>0,3461790353</text:p>
          </table:table-cell>
          <table:table-cell office:value-type="string" calcext:value-type="string">
            <text:p>(2, 6)</text:p>
          </table:table-cell>
          <table:table-cell office:value-type="float" office:value="0.476328192537087" calcext:value-type="float">
            <text:p>0,4763281925</text:p>
          </table:table-cell>
          <table:table-cell office:value-type="string" calcext:value-type="string">
            <text:p>(1, 7)</text:p>
          </table:table-cell>
          <table:table-cell office:value-type="float" office:value="0.316001066832" calcext:value-type="float">
            <text:p>0,3160010668</text:p>
          </table:table-cell>
          <table:table-cell office:value-type="string" calcext:value-type="string">
            <text:p>(2, 8)</text:p>
          </table:table-cell>
          <table:table-cell office:value-type="float" office:value="0.413783678688" calcext:value-type="float">
            <text:p>0,4137836787</text:p>
          </table:table-cell>
          <table:table-cell office:value-type="string" calcext:value-type="string">
            <text:p>(1, 6)</text:p>
          </table:table-cell>
          <table:table-cell office:value-type="float" office:value="0.346179035331" calcext:value-type="float">
            <text:p>0,3461790353</text:p>
          </table:table-cell>
          <table:table-cell office:value-type="string" calcext:value-type="string">
            <text:p>(2, 6)</text:p>
          </table:table-cell>
          <table:table-cell office:value-type="float" office:value="0.476328192537" calcext:value-type="float">
            <text:p>0,476328192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7, 3, 5)</text:p>
          </table:table-cell>
          <table:table-cell office:value-type="float" office:value="0.209723150289" calcext:value-type="float">
            <text:p>0,2097231503</text:p>
          </table:table-cell>
          <table:table-cell office:value-type="string" calcext:value-type="string">
            <text:p>(1, 7)</text:p>
          </table:table-cell>
          <table:table-cell office:value-type="float" office:value="0.313325374418" calcext:value-type="float">
            <text:p>0,3133253744</text:p>
          </table:table-cell>
          <table:table-cell office:value-type="string" calcext:value-type="string">
            <text:p>(2, 7)</text:p>
          </table:table-cell>
          <table:table-cell office:value-type="float" office:value="0.420539010965484" calcext:value-type="float">
            <text:p>0,420539011</text:p>
          </table:table-cell>
          <table:table-cell office:value-type="string" calcext:value-type="string">
            <text:p>(1, 8)</text:p>
          </table:table-cell>
          <table:table-cell office:value-type="float" office:value="0.289760122984" calcext:value-type="float">
            <text:p>0,289760123</text:p>
          </table:table-cell>
          <table:table-cell office:value-type="string" calcext:value-type="string">
            <text:p>(2, 9)</text:p>
          </table:table-cell>
          <table:table-cell office:value-type="float" office:value="0.376841119686" calcext:value-type="float">
            <text:p>0,3768411197</text:p>
          </table:table-cell>
          <table:table-cell office:value-type="string" calcext:value-type="string">
            <text:p>(1, 7)</text:p>
          </table:table-cell>
          <table:table-cell office:value-type="float" office:value="0.313325374418" calcext:value-type="float">
            <text:p>0,3133253744</text:p>
          </table:table-cell>
          <table:table-cell office:value-type="string" calcext:value-type="string">
            <text:p>(2, 7)</text:p>
          </table:table-cell>
          <table:table-cell office:value-type="float" office:value="0.420539010965" calcext:value-type="float">
            <text:p>0,42053901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7, 3, 6)</text:p>
          </table:table-cell>
          <table:table-cell office:value-type="float" office:value="0.199411265675" calcext:value-type="float">
            <text:p>0,1994112657</text:p>
          </table:table-cell>
          <table:table-cell office:value-type="string" calcext:value-type="string">
            <text:p>(1, 8)</text:p>
          </table:table-cell>
          <table:table-cell office:value-type="float" office:value="0.293723774923" calcext:value-type="float">
            <text:p>0,2937237749</text:p>
          </table:table-cell>
          <table:table-cell office:value-type="string" calcext:value-type="string">
            <text:p>(2, 8)</text:p>
          </table:table-cell>
          <table:table-cell office:value-type="float" office:value="0.387657752452386" calcext:value-type="float">
            <text:p>0,3876577525</text:p>
          </table:table-cell>
          <table:table-cell office:value-type="string" calcext:value-type="string">
            <text:p>(1, 9)</text:p>
          </table:table-cell>
          <table:table-cell office:value-type="float" office:value="0.274712491998" calcext:value-type="float">
            <text:p>0,274712492</text:p>
          </table:table-cell>
          <table:table-cell office:value-type="string" calcext:value-type="string">
            <text:p>(2, 10)</text:p>
          </table:table-cell>
          <table:table-cell office:value-type="float" office:value="0.355994390456" calcext:value-type="float">
            <text:p>0,3559943905</text:p>
          </table:table-cell>
          <table:table-cell office:value-type="string" calcext:value-type="string">
            <text:p>(1, 8)</text:p>
          </table:table-cell>
          <table:table-cell office:value-type="float" office:value="0.293723774923" calcext:value-type="float">
            <text:p>0,2937237749</text:p>
          </table:table-cell>
          <table:table-cell office:value-type="string" calcext:value-type="string">
            <text:p>(2, 8)</text:p>
          </table:table-cell>
          <table:table-cell office:value-type="float" office:value="0.387657752452" calcext:value-type="float">
            <text:p>0,387657752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7, 3, 7)</text:p>
          </table:table-cell>
          <table:table-cell office:value-type="float" office:value="0.194642340958" calcext:value-type="float">
            <text:p>0,194642341</text:p>
          </table:table-cell>
          <table:table-cell office:value-type="string" calcext:value-type="string">
            <text:p>(1, 9)</text:p>
          </table:table-cell>
          <table:table-cell office:value-type="float" office:value="0.283182307965" calcext:value-type="float">
            <text:p>0,283182308</text:p>
          </table:table-cell>
          <table:table-cell office:value-type="string" calcext:value-type="string">
            <text:p>(2, 9)</text:p>
          </table:table-cell>
          <table:table-cell office:value-type="float" office:value="0.368779294398384" calcext:value-type="float">
            <text:p>0,3687792944</text:p>
          </table:table-cell>
          <table:table-cell office:value-type="string" calcext:value-type="string">
            <text:p>(1, 10)</text:p>
          </table:table-cell>
          <table:table-cell office:value-type="float" office:value="0.267795899919" calcext:value-type="float">
            <text:p>0,2677958999</text:p>
          </table:table-cell>
          <table:table-cell office:value-type="string" calcext:value-type="string">
            <text:p>(2, 11)</text:p>
          </table:table-cell>
          <table:table-cell office:value-type="float" office:value="0.346486914414" calcext:value-type="float">
            <text:p>0,3464869144</text:p>
          </table:table-cell>
          <table:table-cell office:value-type="string" calcext:value-type="string">
            <text:p>(1, 9)</text:p>
          </table:table-cell>
          <table:table-cell office:value-type="float" office:value="0.283182307965" calcext:value-type="float">
            <text:p>0,283182308</text:p>
          </table:table-cell>
          <table:table-cell office:value-type="string" calcext:value-type="string">
            <text:p>(2, 9)</text:p>
          </table:table-cell>
          <table:table-cell office:value-type="float" office:value="0.368779294398" calcext:value-type="float">
            <text:p>0,368779294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(18, 3, 1)</text:p>
          </table:table-cell>
          <table:table-cell office:value-type="float" office:value="0.40925464358" calcext:value-type="float">
            <text:p>0,4092546436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999999999999998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29661422484" calcext:value-type="float">
            <text:p>0,6296614225</text:p>
          </table:table-cell>
          <table:table-cell office:value-type="string" calcext:value-type="string">
            <text:p>(1, 5)</text:p>
          </table:table-cell>
          <table:table-cell office:value-type="float" office:value="0.749173336224" calcext:value-type="float">
            <text:p>0,7491733362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(18, 3, 2)</text:p>
          </table:table-cell>
          <table:table-cell office:value-type="float" office:value="0.305134284916" calcext:value-type="float">
            <text:p>0,3051342849</text:p>
          </table:table-cell>
          <table:table-cell office:value-type="string" calcext:value-type="string">
            <text:p>(1, 4)</text:p>
          </table:table-cell>
          <table:table-cell office:value-type="float" office:value="0.507033487675" calcext:value-type="float">
            <text:p>0,5070334877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37279714965" calcext:value-type="float">
            <text:p>0,437279715</text:p>
          </table:table-cell>
          <table:table-cell office:value-type="string" calcext:value-type="string">
            <text:p>(2, 6)</text:p>
          </table:table-cell>
          <table:table-cell office:value-type="float" office:value="0.599578078486" calcext:value-type="float">
            <text:p>0,5995780785</text:p>
          </table:table-cell>
          <table:table-cell office:value-type="string" calcext:value-type="string">
            <text:p>(1, 4)</text:p>
          </table:table-cell>
          <table:table-cell office:value-type="float" office:value="0.507033487675" calcext:value-type="float">
            <text:p>0,5070334877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18, 3, 3)</text:p>
          </table:table-cell>
          <table:table-cell office:value-type="float" office:value="0.253544730257" calcext:value-type="float">
            <text:p>0,2535447303</text:p>
          </table:table-cell>
          <table:table-cell office:value-type="string" calcext:value-type="string">
            <text:p>(1, 5)</text:p>
          </table:table-cell>
          <table:table-cell office:value-type="float" office:value="0.398221375778" calcext:value-type="float">
            <text:p>0,3982213758</text:p>
          </table:table-cell>
          <table:table-cell office:value-type="string" calcext:value-type="string">
            <text:p>(2, 5)</text:p>
          </table:table-cell>
          <table:table-cell office:value-type="float" office:value="0.576957213855143" calcext:value-type="float">
            <text:p>0,5769572139</text:p>
          </table:table-cell>
          <table:table-cell office:value-type="string" calcext:value-type="string">
            <text:p>(1, 6)</text:p>
          </table:table-cell>
          <table:table-cell office:value-type="float" office:value="0.355539651217" calcext:value-type="float">
            <text:p>0,3555396512</text:p>
          </table:table-cell>
          <table:table-cell office:value-type="string" calcext:value-type="string">
            <text:p>(2, 7)</text:p>
          </table:table-cell>
          <table:table-cell office:value-type="float" office:value="0.47148553886" calcext:value-type="float">
            <text:p>0,4714855389</text:p>
          </table:table-cell>
          <table:table-cell office:value-type="string" calcext:value-type="string">
            <text:p>(1, 5)</text:p>
          </table:table-cell>
          <table:table-cell office:value-type="float" office:value="0.398221375778" calcext:value-type="float">
            <text:p>0,3982213758</text:p>
          </table:table-cell>
          <table:table-cell office:value-type="string" calcext:value-type="string">
            <text:p>(2, 5)</text:p>
          </table:table-cell>
          <table:table-cell office:value-type="float" office:value="0.576957213855" calcext:value-type="float">
            <text:p>0,5769572139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8, 3, 4)</text:p>
          </table:table-cell>
          <table:table-cell office:value-type="float" office:value="0.223373782469" calcext:value-type="float">
            <text:p>0,2233737825</text:p>
          </table:table-cell>
          <table:table-cell office:value-type="string" calcext:value-type="string">
            <text:p>(1, 6)</text:p>
          </table:table-cell>
          <table:table-cell office:value-type="float" office:value="0.341219261605" calcext:value-type="float">
            <text:p>0,3412192616</text:p>
          </table:table-cell>
          <table:table-cell office:value-type="string" calcext:value-type="string">
            <text:p>(2, 6)</text:p>
          </table:table-cell>
          <table:table-cell office:value-type="float" office:value="0.47128028070063" calcext:value-type="float">
            <text:p>0,4712802807</text:p>
          </table:table-cell>
          <table:table-cell office:value-type="string" calcext:value-type="string">
            <text:p>(1, 7)</text:p>
          </table:table-cell>
          <table:table-cell office:value-type="float" office:value="0.310044582117" calcext:value-type="float">
            <text:p>0,3100445821</text:p>
          </table:table-cell>
          <table:table-cell office:value-type="string" calcext:value-type="string">
            <text:p>(2, 8)</text:p>
          </table:table-cell>
          <table:table-cell office:value-type="float" office:value="0.405572531455" calcext:value-type="float">
            <text:p>0,4055725315</text:p>
          </table:table-cell>
          <table:table-cell office:value-type="string" calcext:value-type="string">
            <text:p>(1, 6)</text:p>
          </table:table-cell>
          <table:table-cell office:value-type="float" office:value="0.341219261605" calcext:value-type="float">
            <text:p>0,3412192616</text:p>
          </table:table-cell>
          <table:table-cell office:value-type="string" calcext:value-type="string">
            <text:p>(2, 6)</text:p>
          </table:table-cell>
          <table:table-cell office:value-type="float" office:value="0.471280280701" calcext:value-type="float">
            <text:p>0,471280280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8, 3, 5)</text:p>
          </table:table-cell>
          <table:table-cell office:value-type="float" office:value="0.20466502723" calcext:value-type="float">
            <text:p>0,2046650272</text:p>
          </table:table-cell>
          <table:table-cell office:value-type="string" calcext:value-type="string">
            <text:p>(1, 7)</text:p>
          </table:table-cell>
          <table:table-cell office:value-type="float" office:value="0.30709868078" calcext:value-type="float">
            <text:p>0,3070986808</text:p>
          </table:table-cell>
          <table:table-cell office:value-type="string" calcext:value-type="string">
            <text:p>(2, 7)</text:p>
          </table:table-cell>
          <table:table-cell office:value-type="float" office:value="0.413898104898672" calcext:value-type="float">
            <text:p>0,4138981049</text:p>
          </table:table-cell>
          <table:table-cell office:value-type="string" calcext:value-type="string">
            <text:p>(1, 8)</text:p>
          </table:table-cell>
          <table:table-cell office:value-type="float" office:value="0.282492474292" calcext:value-type="float">
            <text:p>0,2824924743</text:p>
          </table:table-cell>
          <table:table-cell office:value-type="string" calcext:value-type="string">
            <text:p>(2, 9)</text:p>
          </table:table-cell>
          <table:table-cell office:value-type="float" office:value="0.366938421862" calcext:value-type="float">
            <text:p>0,3669384219</text:p>
          </table:table-cell>
          <table:table-cell office:value-type="string" calcext:value-type="string">
            <text:p>(1, 7)</text:p>
          </table:table-cell>
          <table:table-cell office:value-type="float" office:value="0.30709868078" calcext:value-type="float">
            <text:p>0,3070986808</text:p>
          </table:table-cell>
          <table:table-cell office:value-type="string" calcext:value-type="string">
            <text:p>(2, 7)</text:p>
          </table:table-cell>
          <table:table-cell office:value-type="float" office:value="0.413898104899" calcext:value-type="float">
            <text:p>0,4138981049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8, 3, 6)</text:p>
          </table:table-cell>
          <table:table-cell office:value-type="float" office:value="0.19318784316" calcext:value-type="float">
            <text:p>0,1931878432</text:p>
          </table:table-cell>
          <table:table-cell office:value-type="string" calcext:value-type="string">
            <text:p>(1, 8)</text:p>
          </table:table-cell>
          <table:table-cell office:value-type="float" office:value="0.285991017978" calcext:value-type="float">
            <text:p>0,285991018</text:p>
          </table:table-cell>
          <table:table-cell office:value-type="string" calcext:value-type="string">
            <text:p>(2, 8)</text:p>
          </table:table-cell>
          <table:table-cell office:value-type="float" office:value="0.379231319715283" calcext:value-type="float">
            <text:p>0,3792313197</text:p>
          </table:table-cell>
          <table:table-cell office:value-type="string" calcext:value-type="string">
            <text:p>(1, 9)</text:p>
          </table:table-cell>
          <table:table-cell office:value-type="float" office:value="0.265805489175" calcext:value-type="float">
            <text:p>0,2658054892</text:p>
          </table:table-cell>
          <table:table-cell office:value-type="string" calcext:value-type="string">
            <text:p>(2, 10)</text:p>
          </table:table-cell>
          <table:table-cell office:value-type="float" office:value="0.343927139408" calcext:value-type="float">
            <text:p>0,3439271394</text:p>
          </table:table-cell>
          <table:table-cell office:value-type="string" calcext:value-type="string">
            <text:p>(1, 8)</text:p>
          </table:table-cell>
          <table:table-cell office:value-type="float" office:value="0.285991017978" calcext:value-type="float">
            <text:p>0,285991018</text:p>
          </table:table-cell>
          <table:table-cell office:value-type="string" calcext:value-type="string">
            <text:p>(2, 8)</text:p>
          </table:table-cell>
          <table:table-cell office:value-type="float" office:value="0.379231319715" calcext:value-type="float">
            <text:p>0,379231319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8, 3, 7)</text:p>
          </table:table-cell>
          <table:table-cell office:value-type="float" office:value="0.186922708836" calcext:value-type="float">
            <text:p>0,1869227088</text:p>
          </table:table-cell>
          <table:table-cell office:value-type="string" calcext:value-type="string">
            <text:p>(1, 9)</text:p>
          </table:table-cell>
          <table:table-cell office:value-type="float" office:value="0.273567042888" calcext:value-type="float">
            <text:p>0,2735670429</text:p>
          </table:table-cell>
          <table:table-cell office:value-type="string" calcext:value-type="string">
            <text:p>(2, 9)</text:p>
          </table:table-cell>
          <table:table-cell office:value-type="float" office:value="0.358200026490411" calcext:value-type="float">
            <text:p>0,3582000265</text:p>
          </table:table-cell>
          <table:table-cell office:value-type="string" calcext:value-type="string">
            <text:p>(1, 10)</text:p>
          </table:table-cell>
          <table:table-cell office:value-type="float" office:value="0.256759731448" calcext:value-type="float">
            <text:p>0,2567597314</text:p>
          </table:table-cell>
          <table:table-cell office:value-type="string" calcext:value-type="string">
            <text:p>(2, 11)</text:p>
          </table:table-cell>
          <table:table-cell office:value-type="float" office:value="0.331562516037" calcext:value-type="float">
            <text:p>0,331562516</text:p>
          </table:table-cell>
          <table:table-cell office:value-type="string" calcext:value-type="string">
            <text:p>(1, 9)</text:p>
          </table:table-cell>
          <table:table-cell office:value-type="float" office:value="0.273567042888" calcext:value-type="float">
            <text:p>0,2735670429</text:p>
          </table:table-cell>
          <table:table-cell office:value-type="string" calcext:value-type="string">
            <text:p>(2, 9)</text:p>
          </table:table-cell>
          <table:table-cell office:value-type="float" office:value="0.35820002649" calcext:value-type="float">
            <text:p>0,358200026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(18, 3, 8)</text:p>
          </table:table-cell>
          <table:table-cell office:value-type="float" office:value="0.184927093633" calcext:value-type="float">
            <text:p>0,1849270936</text:p>
          </table:table-cell>
          <table:table-cell office:value-type="string" calcext:value-type="string">
            <text:p>(1, 10)</text:p>
          </table:table-cell>
          <table:table-cell office:value-type="float" office:value="0.267777350535" calcext:value-type="float">
            <text:p>0,2677773505</text:p>
          </table:table-cell>
          <table:table-cell office:value-type="string" calcext:value-type="string">
            <text:p>(2, 10)</text:p>
          </table:table-cell>
          <table:table-cell office:value-type="float" office:value="0.346777067038784" calcext:value-type="float">
            <text:p>0,346777067</text:p>
          </table:table-cell>
          <table:table-cell office:value-type="string" calcext:value-type="string">
            <text:p>(1, 11)</text:p>
          </table:table-cell>
          <table:table-cell office:value-type="float" office:value="0.253887367461" calcext:value-type="float">
            <text:p>0,2538873675</text:p>
          </table:table-cell>
          <table:table-cell office:value-type="string" calcext:value-type="string">
            <text:p>(2, 12)</text:p>
          </table:table-cell>
          <table:table-cell office:value-type="float" office:value="0.327651476439" calcext:value-type="float">
            <text:p>0,3276514764</text:p>
          </table:table-cell>
          <table:table-cell office:value-type="string" calcext:value-type="string">
            <text:p>(1, 10)</text:p>
          </table:table-cell>
          <table:table-cell office:value-type="float" office:value="0.267777350535" calcext:value-type="float">
            <text:p>0,2677773505</text:p>
          </table:table-cell>
          <table:table-cell office:value-type="string" calcext:value-type="string">
            <text:p>(2, 10)</text:p>
          </table:table-cell>
          <table:table-cell office:value-type="float" office:value="0.346777067039" calcext:value-type="float">
            <text:p>0,34677706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(19, 3, 1)</text:p>
          </table:table-cell>
          <table:table-cell office:value-type="float" office:value="0.407682736047" calcext:value-type="float">
            <text:p>0,407682736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27091325029" calcext:value-type="float">
            <text:p>0,627091325</text:p>
          </table:table-cell>
          <table:table-cell office:value-type="string" calcext:value-type="string">
            <text:p>(1, 5)</text:p>
          </table:table-cell>
          <table:table-cell office:value-type="float" office:value="0.746111133821" calcext:value-type="float">
            <text:p>0,7461111338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(19, 3, 2)</text:p>
          </table:table-cell>
          <table:table-cell office:value-type="float" office:value="0.302879241322" calcext:value-type="float">
            <text:p>0,3028792413</text:p>
          </table:table-cell>
          <table:table-cell office:value-type="string" calcext:value-type="string">
            <text:p>(1, 4)</text:p>
          </table:table-cell>
          <table:table-cell office:value-type="float" office:value="0.504726933058" calcext:value-type="float">
            <text:p>0,5047269331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33878061239" calcext:value-type="float">
            <text:p>0,4338780612</text:p>
          </table:table-cell>
          <table:table-cell office:value-type="string" calcext:value-type="string">
            <text:p>(2, 6)</text:p>
          </table:table-cell>
          <table:table-cell office:value-type="float" office:value="0.594499622507" calcext:value-type="float">
            <text:p>0,5944996225</text:p>
          </table:table-cell>
          <table:table-cell office:value-type="string" calcext:value-type="string">
            <text:p>(1, 4)</text:p>
          </table:table-cell>
          <table:table-cell office:value-type="float" office:value="0.504726933058" calcext:value-type="float">
            <text:p>0,5047269331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(19, 3, 3)</text:p>
          </table:table-cell>
          <table:table-cell office:value-type="float" office:value="0.250663255991" calcext:value-type="float">
            <text:p>0,250663256</text:p>
          </table:table-cell>
          <table:table-cell office:value-type="string" calcext:value-type="string">
            <text:p>(1, 5)</text:p>
          </table:table-cell>
          <table:table-cell office:value-type="float" office:value="0.394885111587" calcext:value-type="float">
            <text:p>0,3948851116</text:p>
          </table:table-cell>
          <table:table-cell office:value-type="string" calcext:value-type="string">
            <text:p>(2, 5)</text:p>
          </table:table-cell>
          <table:table-cell office:value-type="float" office:value="0.573953874235222" calcext:value-type="float">
            <text:p>0,5739538742</text:p>
          </table:table-cell>
          <table:table-cell office:value-type="string" calcext:value-type="string">
            <text:p>(1, 6)</text:p>
          </table:table-cell>
          <table:table-cell office:value-type="float" office:value="0.351316353224" calcext:value-type="float">
            <text:p>0,3513163532</text:p>
          </table:table-cell>
          <table:table-cell office:value-type="string" calcext:value-type="string">
            <text:p>(2, 7)</text:p>
          </table:table-cell>
          <table:table-cell office:value-type="float" office:value="0.465544091774" calcext:value-type="float">
            <text:p>0,4655440918</text:p>
          </table:table-cell>
          <table:table-cell office:value-type="string" calcext:value-type="string">
            <text:p>(1, 5)</text:p>
          </table:table-cell>
          <table:table-cell office:value-type="float" office:value="0.394885111587" calcext:value-type="float">
            <text:p>0,3948851116</text:p>
          </table:table-cell>
          <table:table-cell office:value-type="string" calcext:value-type="string">
            <text:p>(2, 5)</text:p>
          </table:table-cell>
          <table:table-cell office:value-type="float" office:value="0.573953874235" calcext:value-type="float">
            <text:p>0,573953874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19, 3, 4)</text:p>
          </table:table-cell>
          <table:table-cell office:value-type="float" office:value="0.219826050305" calcext:value-type="float">
            <text:p>0,2198260503</text:p>
          </table:table-cell>
          <table:table-cell office:value-type="string" calcext:value-type="string">
            <text:p>(1, 6)</text:p>
          </table:table-cell>
          <table:table-cell office:value-type="float" office:value="0.336917959099" calcext:value-type="float">
            <text:p>0,3369179591</text:p>
          </table:table-cell>
          <table:table-cell office:value-type="string" calcext:value-type="string">
            <text:p>(2, 6)</text:p>
          </table:table-cell>
          <table:table-cell office:value-type="float" office:value="0.466880870729896" calcext:value-type="float">
            <text:p>0,4668808707</text:p>
          </table:table-cell>
          <table:table-cell office:value-type="string" calcext:value-type="string">
            <text:p>(1, 7)</text:p>
          </table:table-cell>
          <table:table-cell office:value-type="float" office:value="0.304920450216" calcext:value-type="float">
            <text:p>0,3049204502</text:p>
          </table:table-cell>
          <table:table-cell office:value-type="string" calcext:value-type="string">
            <text:p>(2, 8)</text:p>
          </table:table-cell>
          <table:table-cell office:value-type="float" office:value="0.398532422376" calcext:value-type="float">
            <text:p>0,3985324224</text:p>
          </table:table-cell>
          <table:table-cell office:value-type="string" calcext:value-type="string">
            <text:p>(1, 6)</text:p>
          </table:table-cell>
          <table:table-cell office:value-type="float" office:value="0.336917959099" calcext:value-type="float">
            <text:p>0,3369179591</text:p>
          </table:table-cell>
          <table:table-cell office:value-type="string" calcext:value-type="string">
            <text:p>(2, 6)</text:p>
          </table:table-cell>
          <table:table-cell office:value-type="float" office:value="0.46688087073" calcext:value-type="float">
            <text:p>0,466880870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9, 3, 5)</text:p>
          </table:table-cell>
          <table:table-cell office:value-type="float" office:value="0.200352761668" calcext:value-type="float">
            <text:p>0,2003527617</text:p>
          </table:table-cell>
          <table:table-cell office:value-type="string" calcext:value-type="string">
            <text:p>(1, 7)</text:p>
          </table:table-cell>
          <table:table-cell office:value-type="float" office:value="0.301755704134" calcext:value-type="float">
            <text:p>0,3017557041</text:p>
          </table:table-cell>
          <table:table-cell office:value-type="string" calcext:value-type="string">
            <text:p>(2, 7)</text:p>
          </table:table-cell>
          <table:table-cell office:value-type="float" office:value="0.408166503400733" calcext:value-type="float">
            <text:p>0,4081665034</text:p>
          </table:table-cell>
          <table:table-cell office:value-type="string" calcext:value-type="string">
            <text:p>(1, 8)</text:p>
          </table:table-cell>
          <table:table-cell office:value-type="float" office:value="0.276315155997" calcext:value-type="float">
            <text:p>0,276315156</text:p>
          </table:table-cell>
          <table:table-cell office:value-type="string" calcext:value-type="string">
            <text:p>(2, 9)</text:p>
          </table:table-cell>
          <table:table-cell office:value-type="float" office:value="0.358553154549" calcext:value-type="float">
            <text:p>0,3585531545</text:p>
          </table:table-cell>
          <table:table-cell office:value-type="string" calcext:value-type="string">
            <text:p>(1, 7)</text:p>
          </table:table-cell>
          <table:table-cell office:value-type="float" office:value="0.301755704134" calcext:value-type="float">
            <text:p>0,3017557041</text:p>
          </table:table-cell>
          <table:table-cell office:value-type="string" calcext:value-type="string">
            <text:p>(2, 7)</text:p>
          </table:table-cell>
          <table:table-cell office:value-type="float" office:value="0.408166503401" calcext:value-type="float">
            <text:p>0,408166503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9, 3, 6)</text:p>
          </table:table-cell>
          <table:table-cell office:value-type="float" office:value="0.187954524964" calcext:value-type="float">
            <text:p>0,187954525</text:p>
          </table:table-cell>
          <table:table-cell office:value-type="string" calcext:value-type="string">
            <text:p>(1, 8)</text:p>
          </table:table-cell>
          <table:table-cell office:value-type="float" office:value="0.27943864669" calcext:value-type="float">
            <text:p>0,2794386467</text:p>
          </table:table-cell>
          <table:table-cell office:value-type="string" calcext:value-type="string">
            <text:p>(2, 8)</text:p>
          </table:table-cell>
          <table:table-cell office:value-type="float" office:value="0.37204235143412" calcext:value-type="float">
            <text:p>0,3720423514</text:p>
          </table:table-cell>
          <table:table-cell office:value-type="string" calcext:value-type="string">
            <text:p>(1, 9)</text:p>
          </table:table-cell>
          <table:table-cell office:value-type="float" office:value="0.258342613226" calcext:value-type="float">
            <text:p>0,2583426132</text:p>
          </table:table-cell>
          <table:table-cell office:value-type="string" calcext:value-type="string">
            <text:p>(2, 10)</text:p>
          </table:table-cell>
          <table:table-cell office:value-type="float" office:value="0.333861433204" calcext:value-type="float">
            <text:p>0,3338614332</text:p>
          </table:table-cell>
          <table:table-cell office:value-type="string" calcext:value-type="string">
            <text:p>(1, 8)</text:p>
          </table:table-cell>
          <table:table-cell office:value-type="float" office:value="0.27943864669" calcext:value-type="float">
            <text:p>0,2794386467</text:p>
          </table:table-cell>
          <table:table-cell office:value-type="string" calcext:value-type="string">
            <text:p>(2, 8)</text:p>
          </table:table-cell>
          <table:table-cell office:value-type="float" office:value="0.372042351434" calcext:value-type="float">
            <text:p>0,372042351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9, 3, 7)</text:p>
          </table:table-cell>
          <table:table-cell office:value-type="float" office:value="0.180537477007" calcext:value-type="float">
            <text:p>0,180537477</text:p>
          </table:table-cell>
          <table:table-cell office:value-type="string" calcext:value-type="string">
            <text:p>(1, 9)</text:p>
          </table:table-cell>
          <table:table-cell office:value-type="float" office:value="0.265541295069" calcext:value-type="float">
            <text:p>0,2655412951</text:p>
          </table:table-cell>
          <table:table-cell office:value-type="string" calcext:value-type="string">
            <text:p>(2, 9)</text:p>
          </table:table-cell>
          <table:table-cell office:value-type="float" office:value="0.349298435078716" calcext:value-type="float">
            <text:p>0,3492984351</text:p>
          </table:table-cell>
          <table:table-cell office:value-type="string" calcext:value-type="string">
            <text:p>(1, 10)</text:p>
          </table:table-cell>
          <table:table-cell office:value-type="float" office:value="0.247672036265" calcext:value-type="float">
            <text:p>0,2476720363</text:p>
          </table:table-cell>
          <table:table-cell office:value-type="string" calcext:value-type="string">
            <text:p>(2, 11)</text:p>
          </table:table-cell>
          <table:table-cell office:value-type="float" office:value="0.319340184596" calcext:value-type="float">
            <text:p>0,3193401846</text:p>
          </table:table-cell>
          <table:table-cell office:value-type="string" calcext:value-type="string">
            <text:p>(1, 9)</text:p>
          </table:table-cell>
          <table:table-cell office:value-type="float" office:value="0.265541295069" calcext:value-type="float">
            <text:p>0,2655412951</text:p>
          </table:table-cell>
          <table:table-cell office:value-type="string" calcext:value-type="string">
            <text:p>(2, 9)</text:p>
          </table:table-cell>
          <table:table-cell office:value-type="float" office:value="0.349298435079" calcext:value-type="float">
            <text:p>0,349298435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9, 3, 8)</text:p>
          </table:table-cell>
          <table:table-cell office:value-type="float" office:value="0.17705174438" calcext:value-type="float">
            <text:p>0,1770517444</text:p>
          </table:table-cell>
          <table:table-cell office:value-type="string" calcext:value-type="string">
            <text:p>(1, 10)</text:p>
          </table:table-cell>
          <table:table-cell office:value-type="float" office:value="0.257886159414" calcext:value-type="float">
            <text:p>0,2578861594</text:p>
          </table:table-cell>
          <table:table-cell office:value-type="string" calcext:value-type="string">
            <text:p>(2, 10)</text:p>
          </table:table-cell>
          <table:table-cell office:value-type="float" office:value="0.335762256044809" calcext:value-type="float">
            <text:p>0,335762256</text:p>
          </table:table-cell>
          <table:table-cell office:value-type="string" calcext:value-type="string">
            <text:p>(1, 11)</text:p>
          </table:table-cell>
          <table:table-cell office:value-type="float" office:value="0.242677138511" calcext:value-type="float">
            <text:p>0,2426771385</text:p>
          </table:table-cell>
          <table:table-cell office:value-type="string" calcext:value-type="string">
            <text:p>(2, 12)</text:p>
          </table:table-cell>
          <table:table-cell office:value-type="float" office:value="0.312575949432" calcext:value-type="float">
            <text:p>0,3125759494</text:p>
          </table:table-cell>
          <table:table-cell office:value-type="string" calcext:value-type="string">
            <text:p>(1, 10)</text:p>
          </table:table-cell>
          <table:table-cell office:value-type="float" office:value="0.257886159414" calcext:value-type="float">
            <text:p>0,2578861594</text:p>
          </table:table-cell>
          <table:table-cell office:value-type="string" calcext:value-type="string">
            <text:p>(2, 10)</text:p>
          </table:table-cell>
          <table:table-cell office:value-type="float" office:value="0.335762256045" calcext:value-type="float">
            <text:p>0,33576225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(20, 3, 1)</text:p>
          </table:table-cell>
          <table:table-cell office:value-type="float" office:value="0.4062823061" calcext:value-type="float">
            <text:p>0,406282306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999999999999998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24806337375" calcext:value-type="float">
            <text:p>0,6248063374</text:p>
          </table:table-cell>
          <table:table-cell office:value-type="string" calcext:value-type="string">
            <text:p>(1, 5)</text:p>
          </table:table-cell>
          <table:table-cell office:value-type="float" office:value="0.743390781037" calcext:value-type="float">
            <text:p>0,74339078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(20, 3, 2)</text:p>
          </table:table-cell>
          <table:table-cell office:value-type="float" office:value="0.300882577576" calcext:value-type="float">
            <text:p>0,3008825776</text:p>
          </table:table-cell>
          <table:table-cell office:value-type="string" calcext:value-type="string">
            <text:p>(1, 4)</text:p>
          </table:table-cell>
          <table:table-cell office:value-type="float" office:value="0.502677913947" calcext:value-type="float">
            <text:p>0,5026779139</text:p>
          </table:table-cell>
          <table:table-cell office:value-type="string" calcext:value-type="string">
            <text:p>(2, 4)</text:p>
          </table:table-cell>
          <table:table-cell office:value-type="float" office:value="0.999999999999998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30871753374" calcext:value-type="float">
            <text:p>0,4308717534</text:p>
          </table:table-cell>
          <table:table-cell office:value-type="string" calcext:value-type="string">
            <text:p>(2, 6)</text:p>
          </table:table-cell>
          <table:table-cell office:value-type="float" office:value="0.59002492347" calcext:value-type="float">
            <text:p>0,5900249235</text:p>
          </table:table-cell>
          <table:table-cell office:value-type="string" calcext:value-type="string">
            <text:p>(1, 4)</text:p>
          </table:table-cell>
          <table:table-cell office:value-type="float" office:value="0.502677913947" calcext:value-type="float">
            <text:p>0,5026779139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(20, 3, 3)</text:p>
          </table:table-cell>
          <table:table-cell office:value-type="float" office:value="0.248130663514" calcext:value-type="float">
            <text:p>0,2481306635</text:p>
          </table:table-cell>
          <table:table-cell office:value-type="string" calcext:value-type="string">
            <text:p>(1, 5)</text:p>
          </table:table-cell>
          <table:table-cell office:value-type="float" office:value="0.391940808007" calcext:value-type="float">
            <text:p>0,391940808</text:p>
          </table:table-cell>
          <table:table-cell office:value-type="string" calcext:value-type="string">
            <text:p>(2, 5)</text:p>
          </table:table-cell>
          <table:table-cell office:value-type="float" office:value="0.571293793583946" calcext:value-type="float">
            <text:p>0,5712937936</text:p>
          </table:table-cell>
          <table:table-cell office:value-type="string" calcext:value-type="string">
            <text:p>(1, 6)</text:p>
          </table:table-cell>
          <table:table-cell office:value-type="float" office:value="0.347611671793" calcext:value-type="float">
            <text:p>0,3476116718</text:p>
          </table:table-cell>
          <table:table-cell office:value-type="string" calcext:value-type="string">
            <text:p>(2, 7)</text:p>
          </table:table-cell>
          <table:table-cell office:value-type="float" office:value="0.460346286311" calcext:value-type="float">
            <text:p>0,4603462863</text:p>
          </table:table-cell>
          <table:table-cell office:value-type="string" calcext:value-type="string">
            <text:p>(1, 5)</text:p>
          </table:table-cell>
          <table:table-cell office:value-type="float" office:value="0.391940808007" calcext:value-type="float">
            <text:p>0,391940808</text:p>
          </table:table-cell>
          <table:table-cell office:value-type="string" calcext:value-type="string">
            <text:p>(2, 5)</text:p>
          </table:table-cell>
          <table:table-cell office:value-type="float" office:value="0.571293793584" calcext:value-type="float">
            <text:p>0,571293793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(20, 3, 4)</text:p>
          </table:table-cell>
          <table:table-cell office:value-type="float" office:value="0.216734468087" calcext:value-type="float">
            <text:p>0,2167344681</text:p>
          </table:table-cell>
          <table:table-cell office:value-type="string" calcext:value-type="string">
            <text:p>(1, 6)</text:p>
          </table:table-cell>
          <table:table-cell office:value-type="float" office:value="0.333151611548" calcext:value-type="float">
            <text:p>0,3331516115</text:p>
          </table:table-cell>
          <table:table-cell office:value-type="string" calcext:value-type="string">
            <text:p>(2, 6)</text:p>
          </table:table-cell>
          <table:table-cell office:value-type="float" office:value="0.463011835607706" calcext:value-type="float">
            <text:p>0,4630118356</text:p>
          </table:table-cell>
          <table:table-cell office:value-type="string" calcext:value-type="string">
            <text:p>(1, 7)</text:p>
          </table:table-cell>
          <table:table-cell office:value-type="float" office:value="0.300464882568" calcext:value-type="float">
            <text:p>0,3004648826</text:p>
          </table:table-cell>
          <table:table-cell office:value-type="string" calcext:value-type="string">
            <text:p>(2, 8)</text:p>
          </table:table-cell>
          <table:table-cell office:value-type="float" office:value="0.392428038066" calcext:value-type="float">
            <text:p>0,3924280381</text:p>
          </table:table-cell>
          <table:table-cell office:value-type="string" calcext:value-type="string">
            <text:p>(1, 6)</text:p>
          </table:table-cell>
          <table:table-cell office:value-type="float" office:value="0.333151611548" calcext:value-type="float">
            <text:p>0,3331516115</text:p>
          </table:table-cell>
          <table:table-cell office:value-type="string" calcext:value-type="string">
            <text:p>(2, 6)</text:p>
          </table:table-cell>
          <table:table-cell office:value-type="float" office:value="0.463011835608" calcext:value-type="float">
            <text:p>0,463011835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20, 3, 5)</text:p>
          </table:table-cell>
          <table:table-cell office:value-type="float" office:value="0.19663216978" calcext:value-type="float">
            <text:p>0,1966321698</text:p>
          </table:table-cell>
          <table:table-cell office:value-type="string" calcext:value-type="string">
            <text:p>(1, 7)</text:p>
          </table:table-cell>
          <table:table-cell office:value-type="float" office:value="0.297119837726" calcext:value-type="float">
            <text:p>0,2971198377</text:p>
          </table:table-cell>
          <table:table-cell office:value-type="string" calcext:value-type="string">
            <text:p>(2, 7)</text:p>
          </table:table-cell>
          <table:table-cell office:value-type="float" office:value="0.403168139490942" calcext:value-type="float">
            <text:p>0,4031681395</text:p>
          </table:table-cell>
          <table:table-cell office:value-type="string" calcext:value-type="string">
            <text:p>(1, 8)</text:p>
          </table:table-cell>
          <table:table-cell office:value-type="float" office:value="0.270998742313" calcext:value-type="float">
            <text:p>0,2709987423</text:p>
          </table:table-cell>
          <table:table-cell office:value-type="string" calcext:value-type="string">
            <text:p>(2, 9)</text:p>
          </table:table-cell>
          <table:table-cell office:value-type="float" office:value="0.351358976488" calcext:value-type="float">
            <text:p>0,3513589765</text:p>
          </table:table-cell>
          <table:table-cell office:value-type="string" calcext:value-type="string">
            <text:p>(1, 7)</text:p>
          </table:table-cell>
          <table:table-cell office:value-type="float" office:value="0.297119837726" calcext:value-type="float">
            <text:p>0,2971198377</text:p>
          </table:table-cell>
          <table:table-cell office:value-type="string" calcext:value-type="string">
            <text:p>(2, 7)</text:p>
          </table:table-cell>
          <table:table-cell office:value-type="float" office:value="0.403168139491" calcext:value-type="float">
            <text:p>0,403168139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20, 3, 6)</text:p>
          </table:table-cell>
          <table:table-cell office:value-type="float" office:value="0.183491532118" calcext:value-type="float">
            <text:p>0,1834915321</text:p>
          </table:table-cell>
          <table:table-cell office:value-type="string" calcext:value-type="string">
            <text:p>(1, 8)</text:p>
          </table:table-cell>
          <table:table-cell office:value-type="float" office:value="0.273813948712" calcext:value-type="float">
            <text:p>0,2738139487</text:p>
          </table:table-cell>
          <table:table-cell office:value-type="string" calcext:value-type="string">
            <text:p>(2, 8)</text:p>
          </table:table-cell>
          <table:table-cell office:value-type="float" office:value="0.365834680055529" calcext:value-type="float">
            <text:p>0,3658346801</text:p>
          </table:table-cell>
          <table:table-cell office:value-type="string" calcext:value-type="string">
            <text:p>(1, 9)</text:p>
          </table:table-cell>
          <table:table-cell office:value-type="float" office:value="0.251997000028" calcext:value-type="float">
            <text:p>0,251997</text:p>
          </table:table-cell>
          <table:table-cell office:value-type="string" calcext:value-type="string">
            <text:p>(2, 10)</text:p>
          </table:table-cell>
          <table:table-cell office:value-type="float" office:value="0.32533346798" calcext:value-type="float">
            <text:p>0,325333468</text:p>
          </table:table-cell>
          <table:table-cell office:value-type="string" calcext:value-type="string">
            <text:p>(1, 8)</text:p>
          </table:table-cell>
          <table:table-cell office:value-type="float" office:value="0.273813948712" calcext:value-type="float">
            <text:p>0,2738139487</text:p>
          </table:table-cell>
          <table:table-cell office:value-type="string" calcext:value-type="string">
            <text:p>(2, 8)</text:p>
          </table:table-cell>
          <table:table-cell office:value-type="float" office:value="0.365834680056" calcext:value-type="float">
            <text:p>0,365834680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20, 3, 7)</text:p>
          </table:table-cell>
          <table:table-cell office:value-type="float" office:value="0.175166599408" calcext:value-type="float">
            <text:p>0,1751665994</text:p>
          </table:table-cell>
          <table:table-cell office:value-type="string" calcext:value-type="string">
            <text:p>(1, 9)</text:p>
          </table:table-cell>
          <table:table-cell office:value-type="float" office:value="0.258738236422" calcext:value-type="float">
            <text:p>0,2587382364</text:p>
          </table:table-cell>
          <table:table-cell office:value-type="string" calcext:value-type="string">
            <text:p>(2, 9)</text:p>
          </table:table-cell>
          <table:table-cell office:value-type="float" office:value="0.34170089766468" calcext:value-type="float">
            <text:p>0,3417008977</text:p>
          </table:table-cell>
          <table:table-cell office:value-type="string" calcext:value-type="string">
            <text:p>(1, 10)</text:p>
          </table:table-cell>
          <table:table-cell office:value-type="float" office:value="0.24005521" calcext:value-type="float">
            <text:p>0,24005521</text:p>
          </table:table-cell>
          <table:table-cell office:value-type="string" calcext:value-type="string">
            <text:p>(2, 11)</text:p>
          </table:table-cell>
          <table:table-cell office:value-type="float" office:value="0.309140172185" calcext:value-type="float">
            <text:p>0,3091401722</text:p>
          </table:table-cell>
          <table:table-cell office:value-type="string" calcext:value-type="string">
            <text:p>(1, 9)</text:p>
          </table:table-cell>
          <table:table-cell office:value-type="float" office:value="0.258738236422" calcext:value-type="float">
            <text:p>0,2587382364</text:p>
          </table:table-cell>
          <table:table-cell office:value-type="string" calcext:value-type="string">
            <text:p>(2, 9)</text:p>
          </table:table-cell>
          <table:table-cell office:value-type="float" office:value="0.341700897665" calcext:value-type="float">
            <text:p>0,341700897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20, 3, 8)</text:p>
          </table:table-cell>
          <table:table-cell office:value-type="float" office:value="0.170535999847" calcext:value-type="float">
            <text:p>0,1705359998</text:p>
          </table:table-cell>
          <table:table-cell office:value-type="string" calcext:value-type="string">
            <text:p>(1, 10)</text:p>
          </table:table-cell>
          <table:table-cell office:value-type="float" office:value="0.249627386189" calcext:value-type="float">
            <text:p>0,2496273862</text:p>
          </table:table-cell>
          <table:table-cell office:value-type="string" calcext:value-type="string">
            <text:p>(2, 10)</text:p>
          </table:table-cell>
          <table:table-cell office:value-type="float" office:value="0.326490690782335" calcext:value-type="float">
            <text:p>0,3264906908</text:p>
          </table:table-cell>
          <table:table-cell office:value-type="string" calcext:value-type="string">
            <text:p>(1, 11)</text:p>
          </table:table-cell>
          <table:table-cell office:value-type="float" office:value="0.233443191464" calcext:value-type="float">
            <text:p>0,2334431915</text:p>
          </table:table-cell>
          <table:table-cell office:value-type="string" calcext:value-type="string">
            <text:p>(2, 12)</text:p>
          </table:table-cell>
          <table:table-cell office:value-type="float" office:value="0.300224231984" calcext:value-type="float">
            <text:p>0,300224232</text:p>
          </table:table-cell>
          <table:table-cell office:value-type="string" calcext:value-type="string">
            <text:p>(1, 10)</text:p>
          </table:table-cell>
          <table:table-cell office:value-type="float" office:value="0.249627386189" calcext:value-type="float">
            <text:p>0,2496273862</text:p>
          </table:table-cell>
          <table:table-cell office:value-type="string" calcext:value-type="string">
            <text:p>(2, 10)</text:p>
          </table:table-cell>
          <table:table-cell office:value-type="float" office:value="0.326490690782" calcext:value-type="float">
            <text:p>0,3264906908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(20, 3, 9)</text:p>
          </table:table-cell>
          <table:table-cell office:value-type="float" office:value="0.169048105155" calcext:value-type="float">
            <text:p>0,1690481052</text:p>
          </table:table-cell>
          <table:table-cell office:value-type="string" calcext:value-type="string">
            <text:p>(1, 11)</text:p>
          </table:table-cell>
          <table:table-cell office:value-type="float" office:value="0.245321211922" calcext:value-type="float">
            <text:p>0,2453212119</text:p>
          </table:table-cell>
          <table:table-cell office:value-type="string" calcext:value-type="string">
            <text:p>(2, 11)</text:p>
          </table:table-cell>
          <table:table-cell office:value-type="float" office:value="0.318050812240781" calcext:value-type="float">
            <text:p>0,3180508122</text:p>
          </table:table-cell>
          <table:table-cell office:value-type="string" calcext:value-type="string">
            <text:p>(1, 12)</text:p>
          </table:table-cell>
          <table:table-cell office:value-type="float" office:value="0.231323089197" calcext:value-type="float">
            <text:p>0,2313230892</text:p>
          </table:table-cell>
          <table:table-cell office:value-type="string" calcext:value-type="string">
            <text:p>(2, 13)</text:p>
          </table:table-cell>
          <table:table-cell office:value-type="float" office:value="0.297372646063" calcext:value-type="float">
            <text:p>0,2973726461</text:p>
          </table:table-cell>
          <table:table-cell office:value-type="string" calcext:value-type="string">
            <text:p>(1, 11)</text:p>
          </table:table-cell>
          <table:table-cell office:value-type="float" office:value="0.245321211922" calcext:value-type="float">
            <text:p>0,2453212119</text:p>
          </table:table-cell>
          <table:table-cell office:value-type="string" calcext:value-type="string">
            <text:p>(2, 11)</text:p>
          </table:table-cell>
          <table:table-cell office:value-type="float" office:value="0.318050812241" calcext:value-type="float">
            <text:p>0,318050812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(5, 4, 1)</text:p>
          </table:table-cell>
          <table:table-cell office:value-type="float" office:value="0.38196601125" calcext:value-type="float">
            <text:p>0,3819660113</text:p>
          </table:table-cell>
          <table:table-cell office:value-type="string" calcext:value-type="string">
            <text:p>(1, 5)</text:p>
          </table:table-cell>
          <table:table-cell office:value-type="float" office:value="1.38196601125" calcext:value-type="float">
            <text:p>1,3819660113</text:p>
          </table:table-cell>
          <table:table-cell office:value-type="string" calcext:value-type="string">
            <text:p>(1, 3)</text:p>
          </table:table-cell>
          <table:table-cell office:value-type="float" office:value="1.38196601125011" calcext:value-type="float">
            <text:p>1,3819660113</text:p>
          </table:table-cell>
          <table:table-cell office:value-type="string" calcext:value-type="string">
            <text:p>(1, 5)</text:p>
          </table:table-cell>
          <table:table-cell office:value-type="float" office:value="1.38196601125" calcext:value-type="float">
            <text:p>1,3819660113</text:p>
          </table:table-cell>
          <table:table-cell office:value-type="string" calcext:value-type="string">
            <text:p>(1, 3)</text:p>
          </table:table-cell>
          <table:table-cell office:value-type="float" office:value="1.38196601125" calcext:value-type="float">
            <text:p>1,3819660113</text:p>
          </table:table-cell>
          <table:table-cell office:value-type="string" calcext:value-type="string">
            <text:p>(1, 4)</text:p>
          </table:table-cell>
          <table:table-cell office:value-type="float" office:value="0.829913513374" calcext:value-type="float">
            <text:p>0,8299135134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6, 4, 1)</text:p>
          </table:table-cell>
          <table:table-cell office:value-type="float" office:value="0.324869129433" calcext:value-type="float">
            <text:p>0,3248691294</text:p>
          </table:table-cell>
          <table:table-cell office:value-type="string" calcext:value-type="string">
            <text:p>(1, 4)</text:p>
          </table:table-cell>
          <table:table-cell office:value-type="float" office:value="0.7639320225" calcext:value-type="float">
            <text:p>0,7639320225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697224362268" calcext:value-type="float">
            <text:p>0,6972243623</text:p>
          </table:table-cell>
          <table:table-cell office:value-type="string" calcext:value-type="string">
            <text:p>(1, 6)</text:p>
          </table:table-cell>
          <table:table-cell office:value-type="float" office:value="1.267949192431" calcext:value-type="float">
            <text:p>1,2679491924</text:p>
          </table:table-cell>
          <table:table-cell office:value-type="string" calcext:value-type="string">
            <text:p>(1, 4)</text:p>
          </table:table-cell>
          <table:table-cell office:value-type="float" office:value="0.7639320225" calcext:value-type="float">
            <text:p>0,7639320225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7, 4, 1)</text:p>
          </table:table-cell>
          <table:table-cell office:value-type="float" office:value="0.295532185741" calcext:value-type="float">
            <text:p>0,2955321857</text:p>
          </table:table-cell>
          <table:table-cell office:value-type="string" calcext:value-type="string">
            <text:p>(1, 4)</text:p>
          </table:table-cell>
          <table:table-cell office:value-type="float" office:value="0.726927136932" calcext:value-type="float">
            <text:p>0,7269271369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608617619369" calcext:value-type="float">
            <text:p>0,6086176194</text:p>
          </table:table-cell>
          <table:table-cell office:value-type="string" calcext:value-type="string">
            <text:p>(1, 6)</text:p>
          </table:table-cell>
          <table:table-cell office:value-type="float" office:value="0.821419867769" calcext:value-type="float">
            <text:p>0,8214198678</text:p>
          </table:table-cell>
          <table:table-cell office:value-type="string" calcext:value-type="string">
            <text:p>(1, 4)</text:p>
          </table:table-cell>
          <table:table-cell office:value-type="float" office:value="0.726927136932" calcext:value-type="float">
            <text:p>0,7269271369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(7, 4, 2)</text:p>
          </table:table-cell>
          <table:table-cell office:value-type="float" office:value="0.267949192431" calcext:value-type="float">
            <text:p>0,2679491924</text:p>
          </table:table-cell>
          <table:table-cell office:value-type="string" calcext:value-type="string">
            <text:p>(3, 5)</text:p>
          </table:table-cell>
          <table:table-cell office:value-type="float" office:value="0.550510257217" calcext:value-type="float">
            <text:p>0,5505102572</text:p>
          </table:table-cell>
          <table:table-cell office:value-type="string" calcext:value-type="string">
            <text:p>(1, 6)</text:p>
          </table:table-cell>
          <table:table-cell office:value-type="float" office:value="0.738197754740028" calcext:value-type="float">
            <text:p>0,7381977547</text:p>
          </table:table-cell>
          <table:table-cell office:value-type="string" calcext:value-type="string">
            <text:p>(1, 6)</text:p>
          </table:table-cell>
          <table:table-cell office:value-type="float" office:value="0.518805695908" calcext:value-type="float">
            <text:p>0,5188056959</text:p>
          </table:table-cell>
          <table:table-cell office:value-type="string" calcext:value-type="string">
            <text:p>(2, 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513960597103" calcext:value-type="float">
            <text:p>0,5139605971</text:p>
          </table:table-cell>
          <table:table-cell office:value-type="string" calcext:value-type="string">
            <text:p>(2, 5)</text:p>
          </table:table-cell>
          <table:table-cell office:value-type="float" office:value="0.86736250642" calcext:value-type="float">
            <text:p>0,8673625064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8, 4, 1)</text:p>
          </table:table-cell>
          <table:table-cell office:value-type="float" office:value="0.277406895678" calcext:value-type="float">
            <text:p>0,2774068957</text:p>
          </table:table-cell>
          <table:table-cell office:value-type="string" calcext:value-type="string">
            <text:p>(1, 4)</text:p>
          </table:table-cell>
          <table:table-cell office:value-type="float" office:value="0.702929455637" calcext:value-type="float">
            <text:p>0,7029294556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560688328316" calcext:value-type="float">
            <text:p>0,5606883283</text:p>
          </table:table-cell>
          <table:table-cell office:value-type="string" calcext:value-type="string">
            <text:p>(1, 6)</text:p>
          </table:table-cell>
          <table:table-cell office:value-type="float" office:value="0.743751621156" calcext:value-type="float">
            <text:p>0,7437516212</text:p>
          </table:table-cell>
          <table:table-cell office:value-type="string" calcext:value-type="string">
            <text:p>(1, 4)</text:p>
          </table:table-cell>
          <table:table-cell office:value-type="float" office:value="0.702929455637" calcext:value-type="float">
            <text:p>0,7029294556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8, 4, 2)</text:p>
          </table:table-cell>
          <table:table-cell office:value-type="float" office:value="0.238442818168" calcext:value-type="float">
            <text:p>0,2384428182</text:p>
          </table:table-cell>
          <table:table-cell office:value-type="string" calcext:value-type="string">
            <text:p>(3, 5)</text:p>
          </table:table-cell>
          <table:table-cell office:value-type="float" office:value="0.506942505128" calcext:value-type="float">
            <text:p>0,5069425051</text:p>
          </table:table-cell>
          <table:table-cell office:value-type="string" calcext:value-type="string">
            <text:p>(1, 6)</text:p>
          </table:table-cell>
          <table:table-cell office:value-type="float" office:value="0.671428214820122" calcext:value-type="float">
            <text:p>0,6714282148</text:p>
          </table:table-cell>
          <table:table-cell office:value-type="string" calcext:value-type="string">
            <text:p>(1, 6)</text:p>
          </table:table-cell>
          <table:table-cell office:value-type="float" office:value="0.448395736466" calcext:value-type="float">
            <text:p>0,4483957365</text:p>
          </table:table-cell>
          <table:table-cell office:value-type="string" calcext:value-type="string">
            <text:p>(2, 7)</text:p>
          </table:table-cell>
          <table:table-cell office:value-type="float" office:value="0.7639320225" calcext:value-type="float">
            <text:p>0,7639320225</text:p>
          </table:table-cell>
          <table:table-cell office:value-type="string" calcext:value-type="string">
            <text:p>(1, 5)</text:p>
          </table:table-cell>
          <table:table-cell office:value-type="float" office:value="0.474572439156" calcext:value-type="float">
            <text:p>0,4745724392</text:p>
          </table:table-cell>
          <table:table-cell office:value-type="string" calcext:value-type="string">
            <text:p>(2, 5)</text:p>
          </table:table-cell>
          <table:table-cell office:value-type="float" office:value="0.837722339832" calcext:value-type="float">
            <text:p>0,8377223398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9, 4, 1)</text:p>
          </table:table-cell>
          <table:table-cell office:value-type="float" office:value="0.265034019537" calcext:value-type="float">
            <text:p>0,2650340195</text:p>
          </table:table-cell>
          <table:table-cell office:value-type="string" calcext:value-type="string">
            <text:p>(1, 4)</text:p>
          </table:table-cell>
          <table:table-cell office:value-type="float" office:value="0.686017054597" calcext:value-type="float">
            <text:p>0,6860170546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530010046873" calcext:value-type="float">
            <text:p>0,5300100469</text:p>
          </table:table-cell>
          <table:table-cell office:value-type="string" calcext:value-type="string">
            <text:p>(1, 6)</text:p>
          </table:table-cell>
          <table:table-cell office:value-type="float" office:value="0.697224362268" calcext:value-type="float">
            <text:p>0,6972243623</text:p>
          </table:table-cell>
          <table:table-cell office:value-type="string" calcext:value-type="string">
            <text:p>(1, 4)</text:p>
          </table:table-cell>
          <table:table-cell office:value-type="float" office:value="0.686017054597" calcext:value-type="float">
            <text:p>0,6860170546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9, 4, 2)</text:p>
          </table:table-cell>
          <table:table-cell office:value-type="float" office:value="0.220128855554" calcext:value-type="float">
            <text:p>0,2201288556</text:p>
          </table:table-cell>
          <table:table-cell office:value-type="string" calcext:value-type="string">
            <text:p>(3, 5)</text:p>
          </table:table-cell>
          <table:table-cell office:value-type="float" office:value="0.479073317752" calcext:value-type="float">
            <text:p>0,4790733178</text:p>
          </table:table-cell>
          <table:table-cell office:value-type="string" calcext:value-type="string">
            <text:p>(1, 5)</text:p>
          </table:table-cell>
          <table:table-cell office:value-type="float" office:value="0.646519682928" calcext:value-type="float">
            <text:p>0,6465196829</text:p>
          </table:table-cell>
          <table:table-cell office:value-type="string" calcext:value-type="string">
            <text:p>(1, 6)</text:p>
          </table:table-cell>
          <table:table-cell office:value-type="float" office:value="0.408277674508" calcext:value-type="float">
            <text:p>0,4082776745</text:p>
          </table:table-cell>
          <table:table-cell office:value-type="string" calcext:value-type="string">
            <text:p>(2, 7)</text:p>
          </table:table-cell>
          <table:table-cell office:value-type="float" office:value="0.671127818029" calcext:value-type="float">
            <text:p>0,671127818</text:p>
          </table:table-cell>
          <table:table-cell office:value-type="string" calcext:value-type="string">
            <text:p>(1, 5)</text:p>
          </table:table-cell>
          <table:table-cell office:value-type="float" office:value="0.44917472971" calcext:value-type="float">
            <text:p>0,4491747297</text:p>
          </table:table-cell>
          <table:table-cell office:value-type="string" calcext:value-type="string">
            <text:p>(2, 5)</text:p>
          </table:table-cell>
          <table:table-cell office:value-type="float" office:value="0.817042865588" calcext:value-type="float">
            <text:p>0,817042865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(9, 4, 3)</text:p>
          </table:table-cell>
          <table:table-cell office:value-type="float" office:value="0.208712152522" calcext:value-type="float">
            <text:p>0,2087121525</text:p>
          </table:table-cell>
          <table:table-cell office:value-type="string" calcext:value-type="string">
            <text:p>(4, 6)</text:p>
          </table:table-cell>
          <table:table-cell office:value-type="float" office:value="0.458618734851" calcext:value-type="float">
            <text:p>0,4586187349</text:p>
          </table:table-cell>
          <table:table-cell office:value-type="string" calcext:value-type="string">
            <text:p>(1, 7)</text:p>
          </table:table-cell>
          <table:table-cell office:value-type="float" office:value="0.598777695173142" calcext:value-type="float">
            <text:p>0,5987776952</text:p>
          </table:table-cell>
          <table:table-cell office:value-type="string" calcext:value-type="string">
            <text:p>(1, 7)</text:p>
          </table:table-cell>
          <table:table-cell office:value-type="float" office:value="0.38196601125" calcext:value-type="float">
            <text:p>0,3819660113</text:p>
          </table:table-cell>
          <table:table-cell office:value-type="string" calcext:value-type="string">
            <text:p>(2, 8)</text:p>
          </table:table-cell>
          <table:table-cell office:value-type="float" office:value="0.608617619369" calcext:value-type="float">
            <text:p>0,6086176194</text:p>
          </table:table-cell>
          <table:table-cell office:value-type="string" calcext:value-type="string">
            <text:p>(1, 6)</text:p>
          </table:table-cell>
          <table:table-cell office:value-type="float" office:value="0.396968141807" calcext:value-type="float">
            <text:p>0,3969681418</text:p>
          </table:table-cell>
          <table:table-cell office:value-type="string" calcext:value-type="string">
            <text:p>(2, 6)</text:p>
          </table:table-cell>
          <table:table-cell office:value-type="float" office:value="0.587227124877" calcext:value-type="float">
            <text:p>0,5872271249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0, 4, 1)</text:p>
          </table:table-cell>
          <table:table-cell office:value-type="float" office:value="0.256029277275" calcext:value-type="float">
            <text:p>0,2560292773</text:p>
          </table:table-cell>
          <table:table-cell office:value-type="string" calcext:value-type="string">
            <text:p>(1, 4)</text:p>
          </table:table-cell>
          <table:table-cell office:value-type="float" office:value="0.673423486687" calcext:value-type="float">
            <text:p>0,6734234867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508521301748" calcext:value-type="float">
            <text:p>0,5085213017</text:p>
          </table:table-cell>
          <table:table-cell office:value-type="string" calcext:value-type="string">
            <text:p>(1, 6)</text:p>
          </table:table-cell>
          <table:table-cell office:value-type="float" office:value="0.665705557641" calcext:value-type="float">
            <text:p>0,6657055576</text:p>
          </table:table-cell>
          <table:table-cell office:value-type="string" calcext:value-type="string">
            <text:p>(1, 4)</text:p>
          </table:table-cell>
          <table:table-cell office:value-type="float" office:value="0.673423486687" calcext:value-type="float">
            <text:p>0,6734234867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0, 4, 2)</text:p>
          </table:table-cell>
          <table:table-cell office:value-type="float" office:value="0.207590566702" calcext:value-type="float">
            <text:p>0,2075905667</text:p>
          </table:table-cell>
          <table:table-cell office:value-type="string" calcext:value-type="string">
            <text:p>(3, 5)</text:p>
          </table:table-cell>
          <table:table-cell office:value-type="float" office:value="0.459554092466" calcext:value-type="float">
            <text:p>0,4595540925</text:p>
          </table:table-cell>
          <table:table-cell office:value-type="string" calcext:value-type="string">
            <text:p>(1, 5)</text:p>
          </table:table-cell>
          <table:table-cell office:value-type="float" office:value="0.630256174195229" calcext:value-type="float">
            <text:p>0,6302561742</text:p>
          </table:table-cell>
          <table:table-cell office:value-type="string" calcext:value-type="string">
            <text:p>(1, 6)</text:p>
          </table:table-cell>
          <table:table-cell office:value-type="float" office:value="0.38196601125" calcext:value-type="float">
            <text:p>0,3819660113</text:p>
          </table:table-cell>
          <table:table-cell office:value-type="string" calcext:value-type="string">
            <text:p>(2, 7)</text:p>
          </table:table-cell>
          <table:table-cell office:value-type="float" office:value="0.616815328392" calcext:value-type="float">
            <text:p>0,6168153284</text:p>
          </table:table-cell>
          <table:table-cell office:value-type="string" calcext:value-type="string">
            <text:p>(1, 5)</text:p>
          </table:table-cell>
          <table:table-cell office:value-type="float" office:value="0.431303011563" calcext:value-type="float">
            <text:p>0,4313030116</text:p>
          </table:table-cell>
          <table:table-cell office:value-type="string" calcext:value-type="string">
            <text:p>(2, 5)</text:p>
          </table:table-cell>
          <table:table-cell office:value-type="float" office:value="0.801745470058" calcext:value-type="float">
            <text:p>0,801745470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0, 4, 3)</text:p>
          </table:table-cell>
          <table:table-cell office:value-type="float" office:value="0.190214079873" calcext:value-type="float">
            <text:p>0,1902140799</text:p>
          </table:table-cell>
          <table:table-cell office:value-type="string" calcext:value-type="string">
            <text:p>(4, 6)</text:p>
          </table:table-cell>
          <table:table-cell office:value-type="float" office:value="0.427590535189" calcext:value-type="float">
            <text:p>0,4275905352</text:p>
          </table:table-cell>
          <table:table-cell office:value-type="string" calcext:value-type="string">
            <text:p>(1, 6)</text:p>
          </table:table-cell>
          <table:table-cell office:value-type="float" office:value="0.555713642154117" calcext:value-type="float">
            <text:p>0,5557136422</text:p>
          </table:table-cell>
          <table:table-cell office:value-type="string" calcext:value-type="string">
            <text:p>(1, 7)</text:p>
          </table:table-cell>
          <table:table-cell office:value-type="float" office:value="0.343606181245" calcext:value-type="float">
            <text:p>0,3436061812</text:p>
          </table:table-cell>
          <table:table-cell office:value-type="string" calcext:value-type="string">
            <text:p>(2, 8)</text:p>
          </table:table-cell>
          <table:table-cell office:value-type="float" office:value="0.53437233851" calcext:value-type="float">
            <text:p>0,5343723385</text:p>
          </table:table-cell>
          <table:table-cell office:value-type="string" calcext:value-type="string">
            <text:p>(1, 6)</text:p>
          </table:table-cell>
          <table:table-cell office:value-type="float" office:value="0.370186728308" calcext:value-type="float">
            <text:p>0,3701867283</text:p>
          </table:table-cell>
          <table:table-cell office:value-type="string" calcext:value-type="string">
            <text:p>(2, 6)</text:p>
          </table:table-cell>
          <table:table-cell office:value-type="float" office:value="0.560066896118" calcext:value-type="float">
            <text:p>0,560066896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1, 4, 1)</text:p>
          </table:table-cell>
          <table:table-cell office:value-type="float" office:value="0.249173811964" calcext:value-type="float">
            <text:p>0,249173812</text:p>
          </table:table-cell>
          <table:table-cell office:value-type="string" calcext:value-type="string">
            <text:p>(1, 4)</text:p>
          </table:table-cell>
          <table:table-cell office:value-type="float" office:value="0.66366803913" calcext:value-type="float">
            <text:p>0,6636680391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92571926019" calcext:value-type="float">
            <text:p>0,492571926</text:p>
          </table:table-cell>
          <table:table-cell office:value-type="string" calcext:value-type="string">
            <text:p>(1, 6)</text:p>
          </table:table-cell>
          <table:table-cell office:value-type="float" office:value="0.642781595381" calcext:value-type="float">
            <text:p>0,6427815954</text:p>
          </table:table-cell>
          <table:table-cell office:value-type="string" calcext:value-type="string">
            <text:p>(1, 4)</text:p>
          </table:table-cell>
          <table:table-cell office:value-type="float" office:value="0.66366803913" calcext:value-type="float">
            <text:p>0,6636680391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1, 4, 2)</text:p>
          </table:table-cell>
          <table:table-cell office:value-type="float" office:value="0.198446682232" calcext:value-type="float">
            <text:p>0,1984466822</text:p>
          </table:table-cell>
          <table:table-cell office:value-type="string" calcext:value-type="string">
            <text:p>(3, 5)</text:p>
          </table:table-cell>
          <table:table-cell office:value-type="float" office:value="0.445066101846" calcext:value-type="float">
            <text:p>0,4450661018</text:p>
          </table:table-cell>
          <table:table-cell office:value-type="string" calcext:value-type="string">
            <text:p>(1, 5)</text:p>
          </table:table-cell>
          <table:table-cell office:value-type="float" office:value="0.617976552349796" calcext:value-type="float">
            <text:p>0,6179765523</text:p>
          </table:table-cell>
          <table:table-cell office:value-type="string" calcext:value-type="string">
            <text:p>(1, 6)</text:p>
          </table:table-cell>
          <table:table-cell office:value-type="float" office:value="0.363266848451" calcext:value-type="float">
            <text:p>0,3632668485</text:p>
          </table:table-cell>
          <table:table-cell office:value-type="string" calcext:value-type="string">
            <text:p>(2, 7)</text:p>
          </table:table-cell>
          <table:table-cell office:value-type="float" office:value="0.580399229828" calcext:value-type="float">
            <text:p>0,5803992298</text:p>
          </table:table-cell>
          <table:table-cell office:value-type="string" calcext:value-type="string">
            <text:p>(1, 5)</text:p>
          </table:table-cell>
          <table:table-cell office:value-type="float" office:value="0.417996754618" calcext:value-type="float">
            <text:p>0,4179967546</text:p>
          </table:table-cell>
          <table:table-cell office:value-type="string" calcext:value-type="string">
            <text:p>(2, 5)</text:p>
          </table:table-cell>
          <table:table-cell office:value-type="float" office:value="0.789950630232" calcext:value-type="float">
            <text:p>0,789950630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1, 4, 3)</text:p>
          </table:table-cell>
          <table:table-cell office:value-type="float" office:value="0.177529956684" calcext:value-type="float">
            <text:p>0,1775299567</text:p>
          </table:table-cell>
          <table:table-cell office:value-type="string" calcext:value-type="string">
            <text:p>(4, 6)</text:p>
          </table:table-cell>
          <table:table-cell office:value-type="float" office:value="0.405796276623" calcext:value-type="float">
            <text:p>0,4057962766</text:p>
          </table:table-cell>
          <table:table-cell office:value-type="string" calcext:value-type="string">
            <text:p>(1, 6)</text:p>
          </table:table-cell>
          <table:table-cell office:value-type="float" office:value="0.535061553245599" calcext:value-type="float">
            <text:p>0,5350615532</text:p>
          </table:table-cell>
          <table:table-cell office:value-type="string" calcext:value-type="string">
            <text:p>(1, 7)</text:p>
          </table:table-cell>
          <table:table-cell office:value-type="float" office:value="0.318275563904" calcext:value-type="float">
            <text:p>0,3182755639</text:p>
          </table:table-cell>
          <table:table-cell office:value-type="string" calcext:value-type="string">
            <text:p>(2, 8)</text:p>
          </table:table-cell>
          <table:table-cell office:value-type="float" office:value="0.48874793961" calcext:value-type="float">
            <text:p>0,4887479396</text:p>
          </table:table-cell>
          <table:table-cell office:value-type="string" calcext:value-type="string">
            <text:p>(1, 6)</text:p>
          </table:table-cell>
          <table:table-cell office:value-type="float" office:value="0.351320556544" calcext:value-type="float">
            <text:p>0,3513205565</text:p>
          </table:table-cell>
          <table:table-cell office:value-type="string" calcext:value-type="string">
            <text:p>(2, 6)</text:p>
          </table:table-cell>
          <table:table-cell office:value-type="float" office:value="0.540406677945" calcext:value-type="float">
            <text:p>0,5404066779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(11, 4, 4)</text:p>
          </table:table-cell>
          <table:table-cell office:value-type="float" office:value="0.171572875254" calcext:value-type="float">
            <text:p>0,1715728753</text:p>
          </table:table-cell>
          <table:table-cell office:value-type="string" calcext:value-type="string">
            <text:p>(5, 7)</text:p>
          </table:table-cell>
          <table:table-cell office:value-type="float" office:value="0.394448724536" calcext:value-type="float">
            <text:p>0,3944487245</text:p>
          </table:table-cell>
          <table:table-cell office:value-type="string" calcext:value-type="string">
            <text:p>(1, 8)</text:p>
          </table:table-cell>
          <table:table-cell office:value-type="float" office:value="0.507494517798282" calcext:value-type="float">
            <text:p>0,5074945178</text:p>
          </table:table-cell>
          <table:table-cell office:value-type="string" calcext:value-type="string">
            <text:p>(1, 8)</text:p>
          </table:table-cell>
          <table:table-cell office:value-type="float" office:value="0.306005182944" calcext:value-type="float">
            <text:p>0,3060051829</text:p>
          </table:table-cell>
          <table:table-cell office:value-type="string" calcext:value-type="string">
            <text:p>(2, 9)</text:p>
          </table:table-cell>
          <table:table-cell office:value-type="float" office:value="0.465929803277" calcext:value-type="float">
            <text:p>0,4659298033</text:p>
          </table:table-cell>
          <table:table-cell office:value-type="string" calcext:value-type="string">
            <text:p>(1, 7)</text:p>
          </table:table-cell>
          <table:table-cell office:value-type="float" office:value="0.326629179678" calcext:value-type="float">
            <text:p>0,3266291797</text:p>
          </table:table-cell>
          <table:table-cell office:value-type="string" calcext:value-type="string">
            <text:p>(2, 7)</text:p>
          </table:table-cell>
          <table:table-cell office:value-type="float" office:value="0.475838155635" calcext:value-type="float">
            <text:p>0,475838155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2, 4, 1)</text:p>
          </table:table-cell>
          <table:table-cell office:value-type="float" office:value="0.243776393618" calcext:value-type="float">
            <text:p>0,2437763936</text:p>
          </table:table-cell>
          <table:table-cell office:value-type="string" calcext:value-type="string">
            <text:p>(1, 4)</text:p>
          </table:table-cell>
          <table:table-cell office:value-type="float" office:value="0.655881922663" calcext:value-type="float">
            <text:p>0,6558819227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8023989471" calcext:value-type="float">
            <text:p>0,4802398947</text:p>
          </table:table-cell>
          <table:table-cell office:value-type="string" calcext:value-type="string">
            <text:p>(1, 6)</text:p>
          </table:table-cell>
          <table:table-cell office:value-type="float" office:value="0.625297107062" calcext:value-type="float">
            <text:p>0,6252971071</text:p>
          </table:table-cell>
          <table:table-cell office:value-type="string" calcext:value-type="string">
            <text:p>(1, 4)</text:p>
          </table:table-cell>
          <table:table-cell office:value-type="float" office:value="0.655881922663" calcext:value-type="float">
            <text:p>0,6558819227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2, 4, 2)</text:p>
          </table:table-cell>
          <table:table-cell office:value-type="float" office:value="0.191474619369" calcext:value-type="float">
            <text:p>0,1914746194</text:p>
          </table:table-cell>
          <table:table-cell office:value-type="string" calcext:value-type="string">
            <text:p>(3, 5)</text:p>
          </table:table-cell>
          <table:table-cell office:value-type="float" office:value="0.433863344359" calcext:value-type="float">
            <text:p>0,4338633444</text:p>
          </table:table-cell>
          <table:table-cell office:value-type="string" calcext:value-type="string">
            <text:p>(1, 5)</text:p>
          </table:table-cell>
          <table:table-cell office:value-type="float" office:value="0.608354432382059" calcext:value-type="float">
            <text:p>0,6083544324</text:p>
          </table:table-cell>
          <table:table-cell office:value-type="string" calcext:value-type="string">
            <text:p>(1, 6)</text:p>
          </table:table-cell>
          <table:table-cell office:value-type="float" office:value="0.349252492703" calcext:value-type="float">
            <text:p>0,3492524927</text:p>
          </table:table-cell>
          <table:table-cell office:value-type="string" calcext:value-type="string">
            <text:p>(2, 7)</text:p>
          </table:table-cell>
          <table:table-cell office:value-type="float" office:value="0.554061477796" calcext:value-type="float">
            <text:p>0,5540614778</text:p>
          </table:table-cell>
          <table:table-cell office:value-type="string" calcext:value-type="string">
            <text:p>(1, 5)</text:p>
          </table:table-cell>
          <table:table-cell office:value-type="float" office:value="0.407685077624" calcext:value-type="float">
            <text:p>0,4076850776</text:p>
          </table:table-cell>
          <table:table-cell office:value-type="string" calcext:value-type="string">
            <text:p>(2, 5)</text:p>
          </table:table-cell>
          <table:table-cell office:value-type="float" office:value="0.780569405272" calcext:value-type="float">
            <text:p>0,7805694053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2, 4, 3)</text:p>
          </table:table-cell>
          <table:table-cell office:value-type="float" office:value="0.168269510282" calcext:value-type="float">
            <text:p>0,1682695103</text:p>
          </table:table-cell>
          <table:table-cell office:value-type="string" calcext:value-type="string">
            <text:p>(4, 6)</text:p>
          </table:table-cell>
          <table:table-cell office:value-type="float" office:value="0.389583039803" calcext:value-type="float">
            <text:p>0,3895830398</text:p>
          </table:table-cell>
          <table:table-cell office:value-type="string" calcext:value-type="string">
            <text:p>(1, 6)</text:p>
          </table:table-cell>
          <table:table-cell office:value-type="float" office:value="0.519425986694902" calcext:value-type="float">
            <text:p>0,5194259867</text:p>
          </table:table-cell>
          <table:table-cell office:value-type="string" calcext:value-type="string">
            <text:p>(1, 7)</text:p>
          </table:table-cell>
          <table:table-cell office:value-type="float" office:value="0.300197042848" calcext:value-type="float">
            <text:p>0,3001970428</text:p>
          </table:table-cell>
          <table:table-cell office:value-type="string" calcext:value-type="string">
            <text:p>(2, 8)</text:p>
          </table:table-cell>
          <table:table-cell office:value-type="float" office:value="0.457420164579" calcext:value-type="float">
            <text:p>0,4574201646</text:p>
          </table:table-cell>
          <table:table-cell office:value-type="string" calcext:value-type="string">
            <text:p>(1, 6)</text:p>
          </table:table-cell>
          <table:table-cell office:value-type="float" office:value="0.337260993472" calcext:value-type="float">
            <text:p>0,3372609935</text:p>
          </table:table-cell>
          <table:table-cell office:value-type="string" calcext:value-type="string">
            <text:p>(2, 6)</text:p>
          </table:table-cell>
          <table:table-cell office:value-type="float" office:value="0.525451749974" calcext:value-type="float">
            <text:p>0,5254517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2, 4, 4)</text:p>
          </table:table-cell>
          <table:table-cell office:value-type="float" office:value="0.15877792995" calcext:value-type="float">
            <text:p>0,15877793</text:p>
          </table:table-cell>
          <table:table-cell office:value-type="string" calcext:value-type="string">
            <text:p>(5, 7)</text:p>
          </table:table-cell>
          <table:table-cell office:value-type="float" office:value="0.37112433071" calcext:value-type="float">
            <text:p>0,3711243307</text:p>
          </table:table-cell>
          <table:table-cell office:value-type="string" calcext:value-type="string">
            <text:p>(1, 7)</text:p>
          </table:table-cell>
          <table:table-cell office:value-type="float" office:value="0.480336942614915" calcext:value-type="float">
            <text:p>0,4803369426</text:p>
          </table:table-cell>
          <table:table-cell office:value-type="string" calcext:value-type="string">
            <text:p>(1, 8)</text:p>
          </table:table-cell>
          <table:table-cell office:value-type="float" office:value="0.281086699891" calcext:value-type="float">
            <text:p>0,2810866999</text:p>
          </table:table-cell>
          <table:table-cell office:value-type="string" calcext:value-type="string">
            <text:p>(2, 9)</text:p>
          </table:table-cell>
          <table:table-cell office:value-type="float" office:value="0.423210081549" calcext:value-type="float">
            <text:p>0,4232100815</text:p>
          </table:table-cell>
          <table:table-cell office:value-type="string" calcext:value-type="string">
            <text:p>(1, 7)</text:p>
          </table:table-cell>
          <table:table-cell office:value-type="float" office:value="0.3071533875" calcext:value-type="float">
            <text:p>0,3071533875</text:p>
          </table:table-cell>
          <table:table-cell office:value-type="string" calcext:value-type="string">
            <text:p>(2, 7)</text:p>
          </table:table-cell>
          <table:table-cell office:value-type="float" office:value="0.454196945688" calcext:value-type="float">
            <text:p>0,454196945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3, 4, 1)</text:p>
          </table:table-cell>
          <table:table-cell office:value-type="float" office:value="0.239414688449" calcext:value-type="float">
            <text:p>0,2394146884</text:p>
          </table:table-cell>
          <table:table-cell office:value-type="string" calcext:value-type="string">
            <text:p>(1, 4)</text:p>
          </table:table-cell>
          <table:table-cell office:value-type="float" office:value="0.649520086521" calcext:value-type="float">
            <text:p>0,6495200865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70408278894" calcext:value-type="float">
            <text:p>0,4704082789</text:p>
          </table:table-cell>
          <table:table-cell office:value-type="string" calcext:value-type="string">
            <text:p>(1, 6)</text:p>
          </table:table-cell>
          <table:table-cell office:value-type="float" office:value="0.611493842332" calcext:value-type="float">
            <text:p>0,6114938423</text:p>
          </table:table-cell>
          <table:table-cell office:value-type="string" calcext:value-type="string">
            <text:p>(1, 4)</text:p>
          </table:table-cell>
          <table:table-cell office:value-type="float" office:value="0.649520086521" calcext:value-type="float">
            <text:p>0,6495200865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3, 4, 2)</text:p>
          </table:table-cell>
          <table:table-cell office:value-type="float" office:value="0.185978868526" calcext:value-type="float">
            <text:p>0,1859788685</text:p>
          </table:table-cell>
          <table:table-cell office:value-type="string" calcext:value-type="string">
            <text:p>(3, 5)</text:p>
          </table:table-cell>
          <table:table-cell office:value-type="float" office:value="0.424931479376" calcext:value-type="float">
            <text:p>0,4249314794</text:p>
          </table:table-cell>
          <table:table-cell office:value-type="string" calcext:value-type="string">
            <text:p>(1, 5)</text:p>
          </table:table-cell>
          <table:table-cell office:value-type="float" office:value="0.60060068252057" calcext:value-type="float">
            <text:p>0,6006006825</text:p>
          </table:table-cell>
          <table:table-cell office:value-type="string" calcext:value-type="string">
            <text:p>(1, 6)</text:p>
          </table:table-cell>
          <table:table-cell office:value-type="float" office:value="0.338340480775" calcext:value-type="float">
            <text:p>0,3383404808</text:p>
          </table:table-cell>
          <table:table-cell office:value-type="string" calcext:value-type="string">
            <text:p>(2, 7)</text:p>
          </table:table-cell>
          <table:table-cell office:value-type="float" office:value="0.534041995239" calcext:value-type="float">
            <text:p>0,5340419952</text:p>
          </table:table-cell>
          <table:table-cell office:value-type="string" calcext:value-type="string">
            <text:p>(1, 5)</text:p>
          </table:table-cell>
          <table:table-cell office:value-type="float" office:value="0.399450090937" calcext:value-type="float">
            <text:p>0,3994500909</text:p>
          </table:table-cell>
          <table:table-cell office:value-type="string" calcext:value-type="string">
            <text:p>(2, 5)</text:p>
          </table:table-cell>
          <table:table-cell office:value-type="float" office:value="0.772924778245" calcext:value-type="float">
            <text:p>0,772924778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3, 4, 3)</text:p>
          </table:table-cell>
          <table:table-cell office:value-type="float" office:value="0.161202736434" calcext:value-type="float">
            <text:p>0,1612027364</text:p>
          </table:table-cell>
          <table:table-cell office:value-type="string" calcext:value-type="string">
            <text:p>(4, 6)</text:p>
          </table:table-cell>
          <table:table-cell office:value-type="float" office:value="0.377023320568" calcext:value-type="float">
            <text:p>0,3770233206</text:p>
          </table:table-cell>
          <table:table-cell office:value-type="string" calcext:value-type="string">
            <text:p>(1, 6)</text:p>
          </table:table-cell>
          <table:table-cell office:value-type="float" office:value="0.507146117513413" calcext:value-type="float">
            <text:p>0,5071461175</text:p>
          </table:table-cell>
          <table:table-cell office:value-type="string" calcext:value-type="string">
            <text:p>(1, 7)</text:p>
          </table:table-cell>
          <table:table-cell office:value-type="float" office:value="0.286608062492" calcext:value-type="float">
            <text:p>0,2866080625</text:p>
          </table:table-cell>
          <table:table-cell office:value-type="string" calcext:value-type="string">
            <text:p>(2, 8)</text:p>
          </table:table-cell>
          <table:table-cell office:value-type="float" office:value="0.434434794838" calcext:value-type="float">
            <text:p>0,4344347948</text:p>
          </table:table-cell>
          <table:table-cell office:value-type="string" calcext:value-type="string">
            <text:p>(1, 6)</text:p>
          </table:table-cell>
          <table:table-cell office:value-type="float" office:value="0.326357153848" calcext:value-type="float">
            <text:p>0,3263571538</text:p>
          </table:table-cell>
          <table:table-cell office:value-type="string" calcext:value-type="string">
            <text:p>(2, 6)</text:p>
          </table:table-cell>
          <table:table-cell office:value-type="float" office:value="0.513665328296" calcext:value-type="float">
            <text:p>0,5136653283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3, 4, 4)</text:p>
          </table:table-cell>
          <table:table-cell office:value-type="float" office:value="0.149430007267" calcext:value-type="float">
            <text:p>0,1494300073</text:p>
          </table:table-cell>
          <table:table-cell office:value-type="string" calcext:value-type="string">
            <text:p>(5, 7)</text:p>
          </table:table-cell>
          <table:table-cell office:value-type="float" office:value="0.353746117126" calcext:value-type="float">
            <text:p>0,3537461171</text:p>
          </table:table-cell>
          <table:table-cell office:value-type="string" calcext:value-type="string">
            <text:p>(1, 7)</text:p>
          </table:table-cell>
          <table:table-cell office:value-type="float" office:value="0.462691342523021" calcext:value-type="float">
            <text:p>0,4626913425</text:p>
          </table:table-cell>
          <table:table-cell office:value-type="string" calcext:value-type="string">
            <text:p>(1, 8)</text:p>
          </table:table-cell>
          <table:table-cell office:value-type="float" office:value="0.263262113649" calcext:value-type="float">
            <text:p>0,2632621136</text:p>
          </table:table-cell>
          <table:table-cell office:value-type="string" calcext:value-type="string">
            <text:p>(2, 9)</text:p>
          </table:table-cell>
          <table:table-cell office:value-type="float" office:value="0.3936333405" calcext:value-type="float">
            <text:p>0,3936333405</text:p>
          </table:table-cell>
          <table:table-cell office:value-type="string" calcext:value-type="string">
            <text:p>(1, 7)</text:p>
          </table:table-cell>
          <table:table-cell office:value-type="float" office:value="0.292628384182" calcext:value-type="float">
            <text:p>0,2926283842</text:p>
          </table:table-cell>
          <table:table-cell office:value-type="string" calcext:value-type="string">
            <text:p>(2, 7)</text:p>
          </table:table-cell>
          <table:table-cell office:value-type="float" office:value="0.437746686909" calcext:value-type="float">
            <text:p>0,4377466869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(13, 4, 5)</text:p>
          </table:table-cell>
          <table:table-cell office:value-type="float" office:value="0.14589803375" calcext:value-type="float">
            <text:p>0,1458980338</text:p>
          </table:table-cell>
          <table:table-cell office:value-type="string" calcext:value-type="string">
            <text:p>(6, 8)</text:p>
          </table:table-cell>
          <table:table-cell office:value-type="float" office:value="0.346688068541" calcext:value-type="float">
            <text:p>0,3466880685</text:p>
          </table:table-cell>
          <table:table-cell office:value-type="string" calcext:value-type="string">
            <text:p>(1, 8)</text:p>
          </table:table-cell>
          <table:table-cell office:value-type="float" office:value="0.443809788298549" calcext:value-type="float">
            <text:p>0,4438097883</text:p>
          </table:table-cell>
          <table:table-cell office:value-type="string" calcext:value-type="string">
            <text:p>(1, 9)</text:p>
          </table:table-cell>
          <table:table-cell office:value-type="float" office:value="0.256385565821" calcext:value-type="float">
            <text:p>0,2563855658</text:p>
          </table:table-cell>
          <table:table-cell office:value-type="string" calcext:value-type="string">
            <text:p>(2, 10)</text:p>
          </table:table-cell>
          <table:table-cell office:value-type="float" office:value="0.38196601125" calcext:value-type="float">
            <text:p>0,3819660113</text:p>
          </table:table-cell>
          <table:table-cell office:value-type="string" calcext:value-type="string">
            <text:p>(1, 8)</text:p>
          </table:table-cell>
          <table:table-cell office:value-type="float" office:value="0.278543784744" calcext:value-type="float">
            <text:p>0,2785437847</text:p>
          </table:table-cell>
          <table:table-cell office:value-type="string" calcext:value-type="string">
            <text:p>(2, 8)</text:p>
          </table:table-cell>
          <table:table-cell office:value-type="float" office:value="0.404270546542" calcext:value-type="float">
            <text:p>0,404270546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4, 4, 1)</text:p>
          </table:table-cell>
          <table:table-cell office:value-type="float" office:value="0.235815661379" calcext:value-type="float">
            <text:p>0,2358156614</text:p>
          </table:table-cell>
          <table:table-cell office:value-type="string" calcext:value-type="string">
            <text:p>(1, 4)</text:p>
          </table:table-cell>
          <table:table-cell office:value-type="float" office:value="0.64422258355" calcext:value-type="float">
            <text:p>0,6442225836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62380602089" calcext:value-type="float">
            <text:p>0,4623806021</text:p>
          </table:table-cell>
          <table:table-cell office:value-type="string" calcext:value-type="string">
            <text:p>(1, 6)</text:p>
          </table:table-cell>
          <table:table-cell office:value-type="float" office:value="0.600306267813" calcext:value-type="float">
            <text:p>0,6003062678</text:p>
          </table:table-cell>
          <table:table-cell office:value-type="string" calcext:value-type="string">
            <text:p>(1, 4)</text:p>
          </table:table-cell>
          <table:table-cell office:value-type="float" office:value="0.64422258355" calcext:value-type="float">
            <text:p>0,6442225836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4, 4, 2)</text:p>
          </table:table-cell>
          <table:table-cell office:value-type="float" office:value="0.181533466796" calcext:value-type="float">
            <text:p>0,1815334668</text:p>
          </table:table-cell>
          <table:table-cell office:value-type="string" calcext:value-type="string">
            <text:p>(3, 5)</text:p>
          </table:table-cell>
          <table:table-cell office:value-type="float" office:value="0.417638050434" calcext:value-type="float">
            <text:p>0,4176380504</text:p>
          </table:table-cell>
          <table:table-cell office:value-type="string" calcext:value-type="string">
            <text:p>(1, 5)</text:p>
          </table:table-cell>
          <table:table-cell office:value-type="float" office:value="0.594213689195509" calcext:value-type="float">
            <text:p>0,5942136892</text:p>
          </table:table-cell>
          <table:table-cell office:value-type="string" calcext:value-type="string">
            <text:p>(1, 6)</text:p>
          </table:table-cell>
          <table:table-cell office:value-type="float" office:value="0.329594705861" calcext:value-type="float">
            <text:p>0,3295947059</text:p>
          </table:table-cell>
          <table:table-cell office:value-type="string" calcext:value-type="string">
            <text:p>(2, 7)</text:p>
          </table:table-cell>
          <table:table-cell office:value-type="float" office:value="0.518273144387" calcext:value-type="float">
            <text:p>0,5182731444</text:p>
          </table:table-cell>
          <table:table-cell office:value-type="string" calcext:value-type="string">
            <text:p>(1, 5)</text:p>
          </table:table-cell>
          <table:table-cell office:value-type="float" office:value="0.392717079304" calcext:value-type="float">
            <text:p>0,3927170793</text:p>
          </table:table-cell>
          <table:table-cell office:value-type="string" calcext:value-type="string">
            <text:p>(2, 5)</text:p>
          </table:table-cell>
          <table:table-cell office:value-type="float" office:value="0.766572679215" calcext:value-type="float">
            <text:p>0,766572679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4, 4, 3)</text:p>
          </table:table-cell>
          <table:table-cell office:value-type="float" office:value="0.155628741745" calcext:value-type="float">
            <text:p>0,1556287417</text:p>
          </table:table-cell>
          <table:table-cell office:value-type="string" calcext:value-type="string">
            <text:p>(4, 6)</text:p>
          </table:table-cell>
          <table:table-cell office:value-type="float" office:value="0.366994459108" calcext:value-type="float">
            <text:p>0,3669944591</text:p>
          </table:table-cell>
          <table:table-cell office:value-type="string" calcext:value-type="string">
            <text:p>(1, 6)</text:p>
          </table:table-cell>
          <table:table-cell office:value-type="float" office:value="0.497231369480241" calcext:value-type="float">
            <text:p>0,4972313695</text:p>
          </table:table-cell>
          <table:table-cell office:value-type="string" calcext:value-type="string">
            <text:p>(1, 7)</text:p>
          </table:table-cell>
          <table:table-cell office:value-type="float" office:value="0.276004389271" calcext:value-type="float">
            <text:p>0,2760043893</text:p>
          </table:table-cell>
          <table:table-cell office:value-type="string" calcext:value-type="string">
            <text:p>(2, 8)</text:p>
          </table:table-cell>
          <table:table-cell office:value-type="float" office:value="0.416793429319" calcext:value-type="float">
            <text:p>0,4167934293</text:p>
          </table:table-cell>
          <table:table-cell office:value-type="string" calcext:value-type="string">
            <text:p>(1, 6)</text:p>
          </table:table-cell>
          <table:table-cell office:value-type="float" office:value="0.317643582177" calcext:value-type="float">
            <text:p>0,3176435822</text:p>
          </table:table-cell>
          <table:table-cell office:value-type="string" calcext:value-type="string">
            <text:p>(2, 6)</text:p>
          </table:table-cell>
          <table:table-cell office:value-type="float" office:value="0.504123232319" calcext:value-type="float">
            <text:p>0,5041232323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4, 4, 4)</text:p>
          </table:table-cell>
          <table:table-cell office:value-type="float" office:value="0.142292714674" calcext:value-type="float">
            <text:p>0,1422927147</text:p>
          </table:table-cell>
          <table:table-cell office:value-type="string" calcext:value-type="string">
            <text:p>(5, 7)</text:p>
          </table:table-cell>
          <table:table-cell office:value-type="float" office:value="0.340267228004" calcext:value-type="float">
            <text:p>0,340267228</text:p>
          </table:table-cell>
          <table:table-cell office:value-type="string" calcext:value-type="string">
            <text:p>(1, 7)</text:p>
          </table:table-cell>
          <table:table-cell office:value-type="float" office:value="0.448812972493899" calcext:value-type="float">
            <text:p>0,4488129725</text:p>
          </table:table-cell>
          <table:table-cell office:value-type="string" calcext:value-type="string">
            <text:p>(1, 8)</text:p>
          </table:table-cell>
          <table:table-cell office:value-type="float" office:value="0.249842892645" calcext:value-type="float">
            <text:p>0,2498428926</text:p>
          </table:table-cell>
          <table:table-cell office:value-type="string" calcext:value-type="string">
            <text:p>(2, 9)</text:p>
          </table:table-cell>
          <table:table-cell office:value-type="float" office:value="0.371819352374" calcext:value-type="float">
            <text:p>0,3718193524</text:p>
          </table:table-cell>
          <table:table-cell office:value-type="string" calcext:value-type="string">
            <text:p>(1, 7)</text:p>
          </table:table-cell>
          <table:table-cell office:value-type="float" office:value="0.281356630377" calcext:value-type="float">
            <text:p>0,2813566304</text:p>
          </table:table-cell>
          <table:table-cell office:value-type="string" calcext:value-type="string">
            <text:p>(2, 7)</text:p>
          </table:table-cell>
          <table:table-cell office:value-type="float" office:value="0.424786977255" calcext:value-type="float">
            <text:p>0,4247869773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4, 4, 5)</text:p>
          </table:table-cell>
          <table:table-cell office:value-type="float" office:value="0.136483430797" calcext:value-type="float">
            <text:p>0,1364834308</text:p>
          </table:table-cell>
          <table:table-cell office:value-type="string" calcext:value-type="string">
            <text:p>(6, 8)</text:p>
          </table:table-cell>
          <table:table-cell office:value-type="float" office:value="0.32846093102" calcext:value-type="float">
            <text:p>0,328460931</text:p>
          </table:table-cell>
          <table:table-cell office:value-type="string" calcext:value-type="string">
            <text:p>(1, 8)</text:p>
          </table:table-cell>
          <table:table-cell office:value-type="float" office:value="0.424780449591707" calcext:value-type="float">
            <text:p>0,4247804496</text:p>
          </table:table-cell>
          <table:table-cell office:value-type="string" calcext:value-type="string">
            <text:p>(1, 9)</text:p>
          </table:table-cell>
          <table:table-cell office:value-type="float" office:value="0.238691003482" calcext:value-type="float">
            <text:p>0,2386910035</text:p>
          </table:table-cell>
          <table:table-cell office:value-type="string" calcext:value-type="string">
            <text:p>(2, 10)</text:p>
          </table:table-cell>
          <table:table-cell office:value-type="float" office:value="0.353282755841" calcext:value-type="float">
            <text:p>0,3532827558</text:p>
          </table:table-cell>
          <table:table-cell office:value-type="string" calcext:value-type="string">
            <text:p>(1, 8)</text:p>
          </table:table-cell>
          <table:table-cell office:value-type="float" office:value="0.263698186634" calcext:value-type="float">
            <text:p>0,2636981866</text:p>
          </table:table-cell>
          <table:table-cell office:value-type="string" calcext:value-type="string">
            <text:p>(2, 8)</text:p>
          </table:table-cell>
          <table:table-cell office:value-type="float" office:value="0.38693436644" calcext:value-type="float">
            <text:p>0,386934366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5, 4, 1)</text:p>
          </table:table-cell>
          <table:table-cell office:value-type="float" office:value="0.232794772681" calcext:value-type="float">
            <text:p>0,2327947727</text:p>
          </table:table-cell>
          <table:table-cell office:value-type="string" calcext:value-type="string">
            <text:p>(1, 4)</text:p>
          </table:table-cell>
          <table:table-cell office:value-type="float" office:value="0.639741828184" calcext:value-type="float">
            <text:p>0,6397418282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55698772813" calcext:value-type="float">
            <text:p>0,4556987728</text:p>
          </table:table-cell>
          <table:table-cell office:value-type="string" calcext:value-type="string">
            <text:p>(1, 6)</text:p>
          </table:table-cell>
          <table:table-cell office:value-type="float" office:value="0.591047871968" calcext:value-type="float">
            <text:p>0,591047872</text:p>
          </table:table-cell>
          <table:table-cell office:value-type="string" calcext:value-type="string">
            <text:p>(1, 4)</text:p>
          </table:table-cell>
          <table:table-cell office:value-type="float" office:value="0.639741828184" calcext:value-type="float">
            <text:p>0,6397418282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5, 4, 2)</text:p>
          </table:table-cell>
          <table:table-cell office:value-type="float" office:value="0.177862511598" calcext:value-type="float">
            <text:p>0,1778625116</text:p>
          </table:table-cell>
          <table:table-cell office:value-type="string" calcext:value-type="string">
            <text:p>(3, 5)</text:p>
          </table:table-cell>
          <table:table-cell office:value-type="float" office:value="0.411567070148" calcext:value-type="float">
            <text:p>0,4115670701</text:p>
          </table:table-cell>
          <table:table-cell office:value-type="string" calcext:value-type="string">
            <text:p>(1, 5)</text:p>
          </table:table-cell>
          <table:table-cell office:value-type="float" office:value="0.588858217413371" calcext:value-type="float">
            <text:p>0,5888582174</text:p>
          </table:table-cell>
          <table:table-cell office:value-type="string" calcext:value-type="string">
            <text:p>(1, 6)</text:p>
          </table:table-cell>
          <table:table-cell office:value-type="float" office:value="0.322423836632" calcext:value-type="float">
            <text:p>0,3224238366</text:p>
          </table:table-cell>
          <table:table-cell office:value-type="string" calcext:value-type="string">
            <text:p>(2, 7)</text:p>
          </table:table-cell>
          <table:table-cell office:value-type="float" office:value="0.505512530567" calcext:value-type="float">
            <text:p>0,5055125306</text:p>
          </table:table-cell>
          <table:table-cell office:value-type="string" calcext:value-type="string">
            <text:p>(1, 5)</text:p>
          </table:table-cell>
          <table:table-cell office:value-type="float" office:value="0.387106834149" calcext:value-type="float">
            <text:p>0,3871068341</text:p>
          </table:table-cell>
          <table:table-cell office:value-type="string" calcext:value-type="string">
            <text:p>(2, 5)</text:p>
          </table:table-cell>
          <table:table-cell office:value-type="float" office:value="0.76120927072" calcext:value-type="float">
            <text:p>0,761209270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5, 4, 3)</text:p>
          </table:table-cell>
          <table:table-cell office:value-type="float" office:value="0.151117718566" calcext:value-type="float">
            <text:p>0,1511177186</text:p>
          </table:table-cell>
          <table:table-cell office:value-type="string" calcext:value-type="string">
            <text:p>(4, 6)</text:p>
          </table:table-cell>
          <table:table-cell office:value-type="float" office:value="0.358794901739" calcext:value-type="float">
            <text:p>0,3587949017</text:p>
          </table:table-cell>
          <table:table-cell office:value-type="string" calcext:value-type="string">
            <text:p>(1, 6)</text:p>
          </table:table-cell>
          <table:table-cell office:value-type="float" office:value="0.489050585103377" calcext:value-type="float">
            <text:p>0,4890505851</text:p>
          </table:table-cell>
          <table:table-cell office:value-type="string" calcext:value-type="string">
            <text:p>(1, 7)</text:p>
          </table:table-cell>
          <table:table-cell office:value-type="float" office:value="0.267491597881" calcext:value-type="float">
            <text:p>0,2674915979</text:p>
          </table:table-cell>
          <table:table-cell office:value-type="string" calcext:value-type="string">
            <text:p>(2, 8)</text:p>
          </table:table-cell>
          <table:table-cell office:value-type="float" office:value="0.402800067728" calcext:value-type="float">
            <text:p>0,4028000677</text:p>
          </table:table-cell>
          <table:table-cell office:value-type="string" calcext:value-type="string">
            <text:p>(1, 6)</text:p>
          </table:table-cell>
          <table:table-cell office:value-type="float" office:value="0.310515298018" calcext:value-type="float">
            <text:p>0,310515298</text:p>
          </table:table-cell>
          <table:table-cell office:value-type="string" calcext:value-type="string">
            <text:p>(2, 6)</text:p>
          </table:table-cell>
          <table:table-cell office:value-type="float" office:value="0.496232925237" calcext:value-type="float">
            <text:p>0,496232925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5, 4, 4)</text:p>
          </table:table-cell>
          <table:table-cell office:value-type="float" office:value="0.136660777667" calcext:value-type="float">
            <text:p>0,1366607777</text:p>
          </table:table-cell>
          <table:table-cell office:value-type="string" calcext:value-type="string">
            <text:p>(5, 7)</text:p>
          </table:table-cell>
          <table:table-cell office:value-type="float" office:value="0.329493394902" calcext:value-type="float">
            <text:p>0,3294933949</text:p>
          </table:table-cell>
          <table:table-cell office:value-type="string" calcext:value-type="string">
            <text:p>(1, 7)</text:p>
          </table:table-cell>
          <table:table-cell office:value-type="float" office:value="0.437593975434879" calcext:value-type="float">
            <text:p>0,4375939754</text:p>
          </table:table-cell>
          <table:table-cell office:value-type="string" calcext:value-type="string">
            <text:p>(1, 8)</text:p>
          </table:table-cell>
          <table:table-cell office:value-type="float" office:value="0.239359444472" calcext:value-type="float">
            <text:p>0,2393594445</text:p>
          </table:table-cell>
          <table:table-cell office:value-type="string" calcext:value-type="string">
            <text:p>(2, 9)</text:p>
          </table:table-cell>
          <table:table-cell office:value-type="float" office:value="0.35501637847" calcext:value-type="float">
            <text:p>0,3550163785</text:p>
          </table:table-cell>
          <table:table-cell office:value-type="string" calcext:value-type="string">
            <text:p>(1, 7)</text:p>
          </table:table-cell>
          <table:table-cell office:value-type="float" office:value="0.272344478335" calcext:value-type="float">
            <text:p>0,2723444783</text:p>
          </table:table-cell>
          <table:table-cell office:value-type="string" calcext:value-type="string">
            <text:p>(2, 7)</text:p>
          </table:table-cell>
          <table:table-cell office:value-type="float" office:value="0.414297454923" calcext:value-type="float">
            <text:p>0,4142974549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5, 4, 5)</text:p>
          </table:table-cell>
          <table:table-cell office:value-type="float" office:value="0.12929257575" calcext:value-type="float">
            <text:p>0,1292925758</text:p>
          </table:table-cell>
          <table:table-cell office:value-type="string" calcext:value-type="string">
            <text:p>(6, 8)</text:p>
          </table:table-cell>
          <table:table-cell office:value-type="float" office:value="0.314310742322" calcext:value-type="float">
            <text:p>0,3143107423</text:p>
          </table:table-cell>
          <table:table-cell office:value-type="string" calcext:value-type="string">
            <text:p>(1, 8)</text:p>
          </table:table-cell>
          <table:table-cell office:value-type="float" office:value="0.409798573545477" calcext:value-type="float">
            <text:p>0,4097985735</text:p>
          </table:table-cell>
          <table:table-cell office:value-type="string" calcext:value-type="string">
            <text:p>(1, 9)</text:p>
          </table:table-cell>
          <table:table-cell office:value-type="float" office:value="0.225356219035" calcext:value-type="float">
            <text:p>0,225356219</text:p>
          </table:table-cell>
          <table:table-cell office:value-type="string" calcext:value-type="string">
            <text:p>(2, 10)</text:p>
          </table:table-cell>
          <table:table-cell office:value-type="float" office:value="0.33206695234" calcext:value-type="float">
            <text:p>0,3320669523</text:p>
          </table:table-cell>
          <table:table-cell office:value-type="string" calcext:value-type="string">
            <text:p>(1, 8)</text:p>
          </table:table-cell>
          <table:table-cell office:value-type="float" office:value="0.252172317929" calcext:value-type="float">
            <text:p>0,2521723179</text:p>
          </table:table-cell>
          <table:table-cell office:value-type="string" calcext:value-type="string">
            <text:p>(2, 8)</text:p>
          </table:table-cell>
          <table:table-cell office:value-type="float" office:value="0.373274783519" calcext:value-type="float">
            <text:p>0,373274783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(15, 4, 6)</text:p>
          </table:table-cell>
          <table:table-cell office:value-type="float" office:value="0.127016653793" calcext:value-type="float">
            <text:p>0,1270166538</text:p>
          </table:table-cell>
          <table:table-cell office:value-type="string" calcext:value-type="string">
            <text:p>(7, 9)</text:p>
          </table:table-cell>
          <table:table-cell office:value-type="float" office:value="0.309584240177" calcext:value-type="float">
            <text:p>0,3095842402</text:p>
          </table:table-cell>
          <table:table-cell office:value-type="string" calcext:value-type="string">
            <text:p>(1, 9)</text:p>
          </table:table-cell>
          <table:table-cell office:value-type="float" office:value="0.39737109335578" calcext:value-type="float">
            <text:p>0,3973710934</text:p>
          </table:table-cell>
          <table:table-cell office:value-type="string" calcext:value-type="string">
            <text:p>(1, 10)</text:p>
          </table:table-cell>
          <table:table-cell office:value-type="float" office:value="0.221071837644" calcext:value-type="float">
            <text:p>0,2210718376</text:p>
          </table:table-cell>
          <table:table-cell office:value-type="string" calcext:value-type="string">
            <text:p>(2, 11)</text:p>
          </table:table-cell>
          <table:table-cell office:value-type="float" office:value="0.325140204194" calcext:value-type="float">
            <text:p>0,3251402042</text:p>
          </table:table-cell>
          <table:table-cell office:value-type="string" calcext:value-type="string">
            <text:p>(1, 9)</text:p>
          </table:table-cell>
          <table:table-cell office:value-type="float" office:value="0.243261120677" calcext:value-type="float">
            <text:p>0,2432611207</text:p>
          </table:table-cell>
          <table:table-cell office:value-type="string" calcext:value-type="string">
            <text:p>(2, 9)</text:p>
          </table:table-cell>
          <table:table-cell office:value-type="float" office:value="0.352917208951" calcext:value-type="float">
            <text:p>0,352917209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6, 4, 1)</text:p>
          </table:table-cell>
          <table:table-cell office:value-type="float" office:value="0.230222723484" calcext:value-type="float">
            <text:p>0,2302227235</text:p>
          </table:table-cell>
          <table:table-cell office:value-type="string" calcext:value-type="string">
            <text:p>(1, 4)</text:p>
          </table:table-cell>
          <table:table-cell office:value-type="float" office:value="0.63590177377" calcext:value-type="float">
            <text:p>0,6359017738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50048575004" calcext:value-type="float">
            <text:p>0,450048575</text:p>
          </table:table-cell>
          <table:table-cell office:value-type="string" calcext:value-type="string">
            <text:p>(1, 6)</text:p>
          </table:table-cell>
          <table:table-cell office:value-type="float" office:value="0.583255052927" calcext:value-type="float">
            <text:p>0,5832550529</text:p>
          </table:table-cell>
          <table:table-cell office:value-type="string" calcext:value-type="string">
            <text:p>(1, 4)</text:p>
          </table:table-cell>
          <table:table-cell office:value-type="float" office:value="0.63590177377" calcext:value-type="float">
            <text:p>0,6359017738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6, 4, 2)</text:p>
          </table:table-cell>
          <table:table-cell office:value-type="float" office:value="0.174779237366" calcext:value-type="float">
            <text:p>0,1747792374</text:p>
          </table:table-cell>
          <table:table-cell office:value-type="string" calcext:value-type="string">
            <text:p>(3, 5)</text:p>
          </table:table-cell>
          <table:table-cell office:value-type="float" office:value="0.406433190096" calcext:value-type="float">
            <text:p>0,4064331901</text:p>
          </table:table-cell>
          <table:table-cell office:value-type="string" calcext:value-type="string">
            <text:p>(1, 5)</text:p>
          </table:table-cell>
          <table:table-cell office:value-type="float" office:value="0.584301199153087" calcext:value-type="float">
            <text:p>0,5843011992</text:p>
          </table:table-cell>
          <table:table-cell office:value-type="string" calcext:value-type="string">
            <text:p>(1, 6)</text:p>
          </table:table-cell>
          <table:table-cell office:value-type="float" office:value="0.316435075573" calcext:value-type="float">
            <text:p>0,3164350756</text:p>
          </table:table-cell>
          <table:table-cell office:value-type="string" calcext:value-type="string">
            <text:p>(2, 7)</text:p>
          </table:table-cell>
          <table:table-cell office:value-type="float" office:value="0.49496435614" calcext:value-type="float">
            <text:p>0,4949643561</text:p>
          </table:table-cell>
          <table:table-cell office:value-type="string" calcext:value-type="string">
            <text:p>(1, 5)</text:p>
          </table:table-cell>
          <table:table-cell office:value-type="float" office:value="0.382358588606" calcext:value-type="float">
            <text:p>0,3823585886</text:p>
          </table:table-cell>
          <table:table-cell office:value-type="string" calcext:value-type="string">
            <text:p>(2, 5)</text:p>
          </table:table-cell>
          <table:table-cell office:value-type="float" office:value="0.756619420516" calcext:value-type="float">
            <text:p>0,756619420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6, 4, 3)</text:p>
          </table:table-cell>
          <table:table-cell office:value-type="float" office:value="0.147390991255" calcext:value-type="float">
            <text:p>0,1473909913</text:p>
          </table:table-cell>
          <table:table-cell office:value-type="string" calcext:value-type="string">
            <text:p>(4, 6)</text:p>
          </table:table-cell>
          <table:table-cell office:value-type="float" office:value="0.351962318977" calcext:value-type="float">
            <text:p>0,351962319</text:p>
          </table:table-cell>
          <table:table-cell office:value-type="string" calcext:value-type="string">
            <text:p>(1, 6)</text:p>
          </table:table-cell>
          <table:table-cell office:value-type="float" office:value="0.482181025192021" calcext:value-type="float">
            <text:p>0,4821810252</text:p>
          </table:table-cell>
          <table:table-cell office:value-type="string" calcext:value-type="string">
            <text:p>(1, 7)</text:p>
          </table:table-cell>
          <table:table-cell office:value-type="float" office:value="0.260502516424" calcext:value-type="float">
            <text:p>0,2605025164</text:p>
          </table:table-cell>
          <table:table-cell office:value-type="string" calcext:value-type="string">
            <text:p>(2, 8)</text:p>
          </table:table-cell>
          <table:table-cell office:value-type="float" office:value="0.391415855433" calcext:value-type="float">
            <text:p>0,3914158554</text:p>
          </table:table-cell>
          <table:table-cell office:value-type="string" calcext:value-type="string">
            <text:p>(1, 6)</text:p>
          </table:table-cell>
          <table:table-cell office:value-type="float" office:value="0.304572829364" calcext:value-type="float">
            <text:p>0,3045728294</text:p>
          </table:table-cell>
          <table:table-cell office:value-type="string" calcext:value-type="string">
            <text:p>(2, 6)</text:p>
          </table:table-cell>
          <table:table-cell office:value-type="float" office:value="0.489595587816" calcext:value-type="float">
            <text:p>0,4895955878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6, 4, 4)</text:p>
          </table:table-cell>
          <table:table-cell office:value-type="float" office:value="0.132101351562" calcext:value-type="float">
            <text:p>0,1321013516</text:p>
          </table:table-cell>
          <table:table-cell office:value-type="string" calcext:value-type="string">
            <text:p>(5, 7)</text:p>
          </table:table-cell>
          <table:table-cell office:value-type="float" office:value="0.320677182451" calcext:value-type="float">
            <text:p>0,3206771825</text:p>
          </table:table-cell>
          <table:table-cell office:value-type="string" calcext:value-type="string">
            <text:p>(1, 7)</text:p>
          </table:table-cell>
          <table:table-cell office:value-type="float" office:value="0.428327382287917" calcext:value-type="float">
            <text:p>0,4283273823</text:p>
          </table:table-cell>
          <table:table-cell office:value-type="string" calcext:value-type="string">
            <text:p>(1, 8)</text:p>
          </table:table-cell>
          <table:table-cell office:value-type="float" office:value="0.230935554051" calcext:value-type="float">
            <text:p>0,2309355541</text:p>
          </table:table-cell>
          <table:table-cell office:value-type="string" calcext:value-type="string">
            <text:p>(2, 9)</text:p>
          </table:table-cell>
          <table:table-cell office:value-type="float" office:value="0.341652416498" calcext:value-type="float">
            <text:p>0,3416524165</text:p>
          </table:table-cell>
          <table:table-cell office:value-type="string" calcext:value-type="string">
            <text:p>(1, 7)</text:p>
          </table:table-cell>
          <table:table-cell office:value-type="float" office:value="0.264968799909" calcext:value-type="float">
            <text:p>0,2649687999</text:p>
          </table:table-cell>
          <table:table-cell office:value-type="string" calcext:value-type="string">
            <text:p>(2, 7)</text:p>
          </table:table-cell>
          <table:table-cell office:value-type="float" office:value="0.405624870399" calcext:value-type="float">
            <text:p>0,405624870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6, 4, 5)</text:p>
          </table:table-cell>
          <table:table-cell office:value-type="float" office:value="0.123616737223" calcext:value-type="float">
            <text:p>0,1236167372</text:p>
          </table:table-cell>
          <table:table-cell office:value-type="string" calcext:value-type="string">
            <text:p>(6, 8)</text:p>
          </table:table-cell>
          <table:table-cell office:value-type="float" office:value="0.302991845755" calcext:value-type="float">
            <text:p>0,3029918458</text:p>
          </table:table-cell>
          <table:table-cell office:value-type="string" calcext:value-type="string">
            <text:p>(1, 8)</text:p>
          </table:table-cell>
          <table:table-cell office:value-type="float" office:value="0.397677120666873" calcext:value-type="float">
            <text:p>0,3976771207</text:p>
          </table:table-cell>
          <table:table-cell office:value-type="string" calcext:value-type="string">
            <text:p>(1, 9)</text:p>
          </table:table-cell>
          <table:table-cell office:value-type="float" office:value="0.214930898952" calcext:value-type="float">
            <text:p>0,214930899</text:p>
          </table:table-cell>
          <table:table-cell office:value-type="string" calcext:value-type="string">
            <text:p>(2, 10)</text:p>
          </table:table-cell>
          <table:table-cell office:value-type="float" office:value="0.315691812358" calcext:value-type="float">
            <text:p>0,3156918124</text:p>
          </table:table-cell>
          <table:table-cell office:value-type="string" calcext:value-type="string">
            <text:p>(1, 8)</text:p>
          </table:table-cell>
          <table:table-cell office:value-type="float" office:value="0.242953511717" calcext:value-type="float">
            <text:p>0,2429535117</text:p>
          </table:table-cell>
          <table:table-cell office:value-type="string" calcext:value-type="string">
            <text:p>(2, 8)</text:p>
          </table:table-cell>
          <table:table-cell office:value-type="float" office:value="0.362217081107" calcext:value-type="float">
            <text:p>0,362217081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6, 4, 6)</text:p>
          </table:table-cell>
          <table:table-cell office:value-type="float" office:value="0.119783973236" calcext:value-type="float">
            <text:p>0,1197839732</text:p>
          </table:table-cell>
          <table:table-cell office:value-type="string" calcext:value-type="string">
            <text:p>(7, 9)</text:p>
          </table:table-cell>
          <table:table-cell office:value-type="float" office:value="0.294919538354" calcext:value-type="float">
            <text:p>0,2949195384</text:p>
          </table:table-cell>
          <table:table-cell office:value-type="string" calcext:value-type="string">
            <text:p>(1, 9)</text:p>
          </table:table-cell>
          <table:table-cell office:value-type="float" office:value="0.381571016619453" calcext:value-type="float">
            <text:p>0,3815710166</text:p>
          </table:table-cell>
          <table:table-cell office:value-type="string" calcext:value-type="string">
            <text:p>(1, 10)</text:p>
          </table:table-cell>
          <table:table-cell office:value-type="float" office:value="0.207784451102" calcext:value-type="float">
            <text:p>0,2077844511</text:p>
          </table:table-cell>
          <table:table-cell office:value-type="string" calcext:value-type="string">
            <text:p>(2, 11)</text:p>
          </table:table-cell>
          <table:table-cell office:value-type="float" office:value="0.304285647925" calcext:value-type="float">
            <text:p>0,3042856479</text:p>
          </table:table-cell>
          <table:table-cell office:value-type="string" calcext:value-type="string">
            <text:p>(1, 9)</text:p>
          </table:table-cell>
          <table:table-cell office:value-type="float" office:value="0.231547958291" calcext:value-type="float">
            <text:p>0,2315479583</text:p>
          </table:table-cell>
          <table:table-cell office:value-type="string" calcext:value-type="string">
            <text:p>(2, 9)</text:p>
          </table:table-cell>
          <table:table-cell office:value-type="float" office:value="0.338779418504" calcext:value-type="float">
            <text:p>0,338779418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17, 4, 1)</text:p>
          </table:table-cell>
          <table:table-cell office:value-type="float" office:value="0.228006180355" calcext:value-type="float">
            <text:p>0,2280061804</text:p>
          </table:table-cell>
          <table:table-cell office:value-type="string" calcext:value-type="string">
            <text:p>(1, 4)</text:p>
          </table:table-cell>
          <table:table-cell office:value-type="float" office:value="0.632573735271" calcext:value-type="float">
            <text:p>0,6325737353</text:p>
          </table:table-cell>
          <table:table-cell office:value-type="string" calcext:value-type="string">
            <text:p>(2, 4)</text:p>
          </table:table-cell>
          <table:table-cell office:value-type="float" office:value="0.999999999999995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45207024718" calcext:value-type="float">
            <text:p>0,4452070247</text:p>
          </table:table-cell>
          <table:table-cell office:value-type="string" calcext:value-type="string">
            <text:p>(1, 6)</text:p>
          </table:table-cell>
          <table:table-cell office:value-type="float" office:value="0.576602805653" calcext:value-type="float">
            <text:p>0,5766028057</text:p>
          </table:table-cell>
          <table:table-cell office:value-type="string" calcext:value-type="string">
            <text:p>(1, 4)</text:p>
          </table:table-cell>
          <table:table-cell office:value-type="float" office:value="0.632573735271" calcext:value-type="float">
            <text:p>0,6325737353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7, 4, 2)</text:p>
          </table:table-cell>
          <table:table-cell office:value-type="float" office:value="0.172152617588" calcext:value-type="float">
            <text:p>0,1721526176</text:p>
          </table:table-cell>
          <table:table-cell office:value-type="string" calcext:value-type="string">
            <text:p>(3, 5)</text:p>
          </table:table-cell>
          <table:table-cell office:value-type="float" office:value="0.402033900766" calcext:value-type="float">
            <text:p>0,4020339008</text:p>
          </table:table-cell>
          <table:table-cell office:value-type="string" calcext:value-type="string">
            <text:p>(1, 5)</text:p>
          </table:table-cell>
          <table:table-cell office:value-type="float" office:value="0.580375316866669" calcext:value-type="float">
            <text:p>0,5803753169</text:p>
          </table:table-cell>
          <table:table-cell office:value-type="string" calcext:value-type="string">
            <text:p>(1, 6)</text:p>
          </table:table-cell>
          <table:table-cell office:value-type="float" office:value="0.311356882003" calcext:value-type="float">
            <text:p>0,311356882</text:p>
          </table:table-cell>
          <table:table-cell office:value-type="string" calcext:value-type="string">
            <text:p>(2, 7)</text:p>
          </table:table-cell>
          <table:table-cell office:value-type="float" office:value="0.486093467658" calcext:value-type="float">
            <text:p>0,4860934677</text:p>
          </table:table-cell>
          <table:table-cell office:value-type="string" calcext:value-type="string">
            <text:p>(1, 5)</text:p>
          </table:table-cell>
          <table:table-cell office:value-type="float" office:value="0.37828690794" calcext:value-type="float">
            <text:p>0,3782869079</text:p>
          </table:table-cell>
          <table:table-cell office:value-type="string" calcext:value-type="string">
            <text:p>(2, 5)</text:p>
          </table:table-cell>
          <table:table-cell office:value-type="float" office:value="0.752646416874" calcext:value-type="float">
            <text:p>0,7526464169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7, 4, 3)</text:p>
          </table:table-cell>
          <table:table-cell office:value-type="float" office:value="0.144259760386" calcext:value-type="float">
            <text:p>0,1442597604</text:p>
          </table:table-cell>
          <table:table-cell office:value-type="string" calcext:value-type="string">
            <text:p>(4, 6)</text:p>
          </table:table-cell>
          <table:table-cell office:value-type="float" office:value="0.346179035331" calcext:value-type="float">
            <text:p>0,3461790353</text:p>
          </table:table-cell>
          <table:table-cell office:value-type="string" calcext:value-type="string">
            <text:p>(1, 6)</text:p>
          </table:table-cell>
          <table:table-cell office:value-type="float" office:value="0.476328192537088" calcext:value-type="float">
            <text:p>0,4763281925</text:p>
          </table:table-cell>
          <table:table-cell office:value-type="string" calcext:value-type="string">
            <text:p>(1, 7)</text:p>
          </table:table-cell>
          <table:table-cell office:value-type="float" office:value="0.254659271902" calcext:value-type="float">
            <text:p>0,2546592719</text:p>
          </table:table-cell>
          <table:table-cell office:value-type="string" calcext:value-type="string">
            <text:p>(2, 8)</text:p>
          </table:table-cell>
          <table:table-cell office:value-type="float" office:value="0.38196601125" calcext:value-type="float">
            <text:p>0,3819660113</text:p>
          </table:table-cell>
          <table:table-cell office:value-type="string" calcext:value-type="string">
            <text:p>(1, 6)</text:p>
          </table:table-cell>
          <table:table-cell office:value-type="float" office:value="0.299541290478" calcext:value-type="float">
            <text:p>0,2995412905</text:p>
          </table:table-cell>
          <table:table-cell office:value-type="string" calcext:value-type="string">
            <text:p>(2, 6)</text:p>
          </table:table-cell>
          <table:table-cell office:value-type="float" office:value="0.483932286734" calcext:value-type="float">
            <text:p>0,483932286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7, 4, 4)</text:p>
          </table:table-cell>
          <table:table-cell office:value-type="float" office:value="0.128333610056" calcext:value-type="float">
            <text:p>0,1283336101</text:p>
          </table:table-cell>
          <table:table-cell office:value-type="string" calcext:value-type="string">
            <text:p>(5, 7)</text:p>
          </table:table-cell>
          <table:table-cell office:value-type="float" office:value="0.313325374418" calcext:value-type="float">
            <text:p>0,3133253744</text:p>
          </table:table-cell>
          <table:table-cell office:value-type="string" calcext:value-type="string">
            <text:p>(1, 7)</text:p>
          </table:table-cell>
          <table:table-cell office:value-type="float" office:value="0.420539010965483" calcext:value-type="float">
            <text:p>0,420539011</text:p>
          </table:table-cell>
          <table:table-cell office:value-type="string" calcext:value-type="string">
            <text:p>(1, 8)</text:p>
          </table:table-cell>
          <table:table-cell office:value-type="float" office:value="0.224014459092" calcext:value-type="float">
            <text:p>0,2240144591</text:p>
          </table:table-cell>
          <table:table-cell office:value-type="string" calcext:value-type="string">
            <text:p>(2, 9)</text:p>
          </table:table-cell>
          <table:table-cell office:value-type="float" office:value="0.330757856861" calcext:value-type="float">
            <text:p>0,3307578569</text:p>
          </table:table-cell>
          <table:table-cell office:value-type="string" calcext:value-type="string">
            <text:p>(1, 7)</text:p>
          </table:table-cell>
          <table:table-cell office:value-type="float" office:value="0.258817866514" calcext:value-type="float">
            <text:p>0,2588178665</text:p>
          </table:table-cell>
          <table:table-cell office:value-type="string" calcext:value-type="string">
            <text:p>(2, 7)</text:p>
          </table:table-cell>
          <table:table-cell office:value-type="float" office:value="0.398329984187" calcext:value-type="float">
            <text:p>0,398329984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7, 4, 5)</text:p>
          </table:table-cell>
          <table:table-cell office:value-type="float" office:value="0.119020703514" calcext:value-type="float">
            <text:p>0,1190207035</text:p>
          </table:table-cell>
          <table:table-cell office:value-type="string" calcext:value-type="string">
            <text:p>(6, 8)</text:p>
          </table:table-cell>
          <table:table-cell office:value-type="float" office:value="0.293723774923" calcext:value-type="float">
            <text:p>0,2937237749</text:p>
          </table:table-cell>
          <table:table-cell office:value-type="string" calcext:value-type="string">
            <text:p>(1, 8)</text:p>
          </table:table-cell>
          <table:table-cell office:value-type="float" office:value="0.387657752452386" calcext:value-type="float">
            <text:p>0,3876577525</text:p>
          </table:table-cell>
          <table:table-cell office:value-type="string" calcext:value-type="string">
            <text:p>(1, 9)</text:p>
          </table:table-cell>
          <table:table-cell office:value-type="float" office:value="0.206548822204" calcext:value-type="float">
            <text:p>0,2065488222</text:p>
          </table:table-cell>
          <table:table-cell office:value-type="string" calcext:value-type="string">
            <text:p>(2, 10)</text:p>
          </table:table-cell>
          <table:table-cell office:value-type="float" office:value="0.30264859258" calcext:value-type="float">
            <text:p>0,3026485926</text:p>
          </table:table-cell>
          <table:table-cell office:value-type="string" calcext:value-type="string">
            <text:p>(1, 8)</text:p>
          </table:table-cell>
          <table:table-cell office:value-type="float" office:value="0.235406328132" calcext:value-type="float">
            <text:p>0,2354063281</text:p>
          </table:table-cell>
          <table:table-cell office:value-type="string" calcext:value-type="string">
            <text:p>(2, 8)</text:p>
          </table:table-cell>
          <table:table-cell office:value-type="float" office:value="0.353073322974" calcext:value-type="float">
            <text:p>0,353073323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7, 4, 6)</text:p>
          </table:table-cell>
          <table:table-cell office:value-type="float" office:value="0.114073900979" calcext:value-type="float">
            <text:p>0,114073901</text:p>
          </table:table-cell>
          <table:table-cell office:value-type="string" calcext:value-type="string">
            <text:p>(7, 9)</text:p>
          </table:table-cell>
          <table:table-cell office:value-type="float" office:value="0.283182307965" calcext:value-type="float">
            <text:p>0,283182308</text:p>
          </table:table-cell>
          <table:table-cell office:value-type="string" calcext:value-type="string">
            <text:p>(1, 9)</text:p>
          </table:table-cell>
          <table:table-cell office:value-type="float" office:value="0.368779294398385" calcext:value-type="float">
            <text:p>0,3687792944</text:p>
          </table:table-cell>
          <table:table-cell office:value-type="string" calcext:value-type="string">
            <text:p>(1, 10)</text:p>
          </table:table-cell>
          <table:table-cell office:value-type="float" office:value="0.197390681048" calcext:value-type="float">
            <text:p>0,197390681</text:p>
          </table:table-cell>
          <table:table-cell office:value-type="string" calcext:value-type="string">
            <text:p>(2, 11)</text:p>
          </table:table-cell>
          <table:table-cell office:value-type="float" office:value="0.288168210937" calcext:value-type="float">
            <text:p>0,2881682109</text:p>
          </table:table-cell>
          <table:table-cell office:value-type="string" calcext:value-type="string">
            <text:p>(1, 9)</text:p>
          </table:table-cell>
          <table:table-cell office:value-type="float" office:value="0.222176643457" calcext:value-type="float">
            <text:p>0,2221766435</text:p>
          </table:table-cell>
          <table:table-cell office:value-type="string" calcext:value-type="string">
            <text:p>(2, 9)</text:p>
          </table:table-cell>
          <table:table-cell office:value-type="float" office:value="0.327332345832" calcext:value-type="float">
            <text:p>0,3273323458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(17, 4, 7)</text:p>
          </table:table-cell>
          <table:table-cell office:value-type="float" office:value="0.112517806304" calcext:value-type="float">
            <text:p>0,1125178063</text:p>
          </table:table-cell>
          <table:table-cell office:value-type="string" calcext:value-type="string">
            <text:p>(8, 10)</text:p>
          </table:table-cell>
          <table:table-cell office:value-type="float" office:value="0.279846745545" calcext:value-type="float">
            <text:p>0,2798467455</text:p>
          </table:table-cell>
          <table:table-cell office:value-type="string" calcext:value-type="string">
            <text:p>(1, 10)</text:p>
          </table:table-cell>
          <table:table-cell office:value-type="float" office:value="0.360089610127961" calcext:value-type="float">
            <text:p>0,3600896101</text:p>
          </table:table-cell>
          <table:table-cell office:value-type="string" calcext:value-type="string">
            <text:p>(1, 11)</text:p>
          </table:table-cell>
          <table:table-cell office:value-type="float" office:value="0.194525805558" calcext:value-type="float">
            <text:p>0,1945258056</text:p>
          </table:table-cell>
          <table:table-cell office:value-type="string" calcext:value-type="string">
            <text:p>(2, 12)</text:p>
          </table:table-cell>
          <table:table-cell office:value-type="float" office:value="0.283671748657" calcext:value-type="float">
            <text:p>0,2836717487</text:p>
          </table:table-cell>
          <table:table-cell office:value-type="string" calcext:value-type="string">
            <text:p>(1, 10)</text:p>
          </table:table-cell>
          <table:table-cell office:value-type="float" office:value="0.216140691578" calcext:value-type="float">
            <text:p>0,2161406916</text:p>
          </table:table-cell>
          <table:table-cell office:value-type="string" calcext:value-type="string">
            <text:p>(2, 10)</text:p>
          </table:table-cell>
          <table:table-cell office:value-type="float" office:value="0.313816949068" calcext:value-type="float">
            <text:p>0,313816949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(18, 4, 1)</text:p>
          </table:table-cell>
          <table:table-cell office:value-type="float" office:value="0.226076059518" calcext:value-type="float">
            <text:p>0,2260760595</text:p>
          </table:table-cell>
          <table:table-cell office:value-type="string" calcext:value-type="string">
            <text:p>(1, 4)</text:p>
          </table:table-cell>
          <table:table-cell office:value-type="float" office:value="0.629661422484" calcext:value-type="float">
            <text:p>0,6296614225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4101135952" calcext:value-type="float">
            <text:p>0,4410113595</text:p>
          </table:table-cell>
          <table:table-cell office:value-type="string" calcext:value-type="string">
            <text:p>(1, 6)</text:p>
          </table:table-cell>
          <table:table-cell office:value-type="float" office:value="0.570856212156" calcext:value-type="float">
            <text:p>0,5708562122</text:p>
          </table:table-cell>
          <table:table-cell office:value-type="string" calcext:value-type="string">
            <text:p>(1, 4)</text:p>
          </table:table-cell>
          <table:table-cell office:value-type="float" office:value="0.629661422484" calcext:value-type="float">
            <text:p>0,6296614225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18, 4, 2)</text:p>
          </table:table-cell>
          <table:table-cell office:value-type="float" office:value="0.16988796889" calcext:value-type="float">
            <text:p>0,1698879689</text:p>
          </table:table-cell>
          <table:table-cell office:value-type="string" calcext:value-type="string">
            <text:p>(3, 5)</text:p>
          </table:table-cell>
          <table:table-cell office:value-type="float" office:value="0.398221375778" calcext:value-type="float">
            <text:p>0,3982213758</text:p>
          </table:table-cell>
          <table:table-cell office:value-type="string" calcext:value-type="string">
            <text:p>(1, 5)</text:p>
          </table:table-cell>
          <table:table-cell office:value-type="float" office:value="0.576957213855143" calcext:value-type="float">
            <text:p>0,5769572139</text:p>
          </table:table-cell>
          <table:table-cell office:value-type="string" calcext:value-type="string">
            <text:p>(1, 6)</text:p>
          </table:table-cell>
          <table:table-cell office:value-type="float" office:value="0.306995332933" calcext:value-type="float">
            <text:p>0,3069953329</text:p>
          </table:table-cell>
          <table:table-cell office:value-type="string" calcext:value-type="string">
            <text:p>(2, 7)</text:p>
          </table:table-cell>
          <table:table-cell office:value-type="float" office:value="0.478525867329" calcext:value-type="float">
            <text:p>0,4785258673</text:p>
          </table:table-cell>
          <table:table-cell office:value-type="string" calcext:value-type="string">
            <text:p>(1, 5)</text:p>
          </table:table-cell>
          <table:table-cell office:value-type="float" office:value="0.374756207032" calcext:value-type="float">
            <text:p>0,374756207</text:p>
          </table:table-cell>
          <table:table-cell office:value-type="string" calcext:value-type="string">
            <text:p>(2, 5)</text:p>
          </table:table-cell>
          <table:table-cell office:value-type="float" office:value="0.749173336224" calcext:value-type="float">
            <text:p>0,749173336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8, 4, 3)</text:p>
          </table:table-cell>
          <table:table-cell office:value-type="float" office:value="0.141591480739" calcext:value-type="float">
            <text:p>0,1415914807</text:p>
          </table:table-cell>
          <table:table-cell office:value-type="string" calcext:value-type="string">
            <text:p>(4, 6)</text:p>
          </table:table-cell>
          <table:table-cell office:value-type="float" office:value="0.341219261605" calcext:value-type="float">
            <text:p>0,3412192616</text:p>
          </table:table-cell>
          <table:table-cell office:value-type="string" calcext:value-type="string">
            <text:p>(1, 6)</text:p>
          </table:table-cell>
          <table:table-cell office:value-type="float" office:value="0.47128028070063" calcext:value-type="float">
            <text:p>0,4712802807</text:p>
          </table:table-cell>
          <table:table-cell office:value-type="string" calcext:value-type="string">
            <text:p>(1, 7)</text:p>
          </table:table-cell>
          <table:table-cell office:value-type="float" office:value="0.249700016772" calcext:value-type="float">
            <text:p>0,2497000168</text:p>
          </table:table-cell>
          <table:table-cell office:value-type="string" calcext:value-type="string">
            <text:p>(2, 8)</text:p>
          </table:table-cell>
          <table:table-cell office:value-type="float" office:value="0.373991913095" calcext:value-type="float">
            <text:p>0,3739919131</text:p>
          </table:table-cell>
          <table:table-cell office:value-type="string" calcext:value-type="string">
            <text:p>(1, 6)</text:p>
          </table:table-cell>
          <table:table-cell office:value-type="float" office:value="0.295225087162" calcext:value-type="float">
            <text:p>0,2952250872</text:p>
          </table:table-cell>
          <table:table-cell office:value-type="string" calcext:value-type="string">
            <text:p>(2, 6)</text:p>
          </table:table-cell>
          <table:table-cell office:value-type="float" office:value="0.479041754611" calcext:value-type="float">
            <text:p>0,479041754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8, 4, 4)</text:p>
          </table:table-cell>
          <table:table-cell office:value-type="float" office:value="0.125167195841" calcext:value-type="float">
            <text:p>0,1251671958</text:p>
          </table:table-cell>
          <table:table-cell office:value-type="string" calcext:value-type="string">
            <text:p>(5, 7)</text:p>
          </table:table-cell>
          <table:table-cell office:value-type="float" office:value="0.30709868078" calcext:value-type="float">
            <text:p>0,3070986808</text:p>
          </table:table-cell>
          <table:table-cell office:value-type="string" calcext:value-type="string">
            <text:p>(1, 7)</text:p>
          </table:table-cell>
          <table:table-cell office:value-type="float" office:value="0.413898104898672" calcext:value-type="float">
            <text:p>0,4138981049</text:p>
          </table:table-cell>
          <table:table-cell office:value-type="string" calcext:value-type="string">
            <text:p>(1, 8)</text:p>
          </table:table-cell>
          <table:table-cell office:value-type="float" office:value="0.218224628558" calcext:value-type="float">
            <text:p>0,2182246286</text:p>
          </table:table-cell>
          <table:table-cell office:value-type="string" calcext:value-type="string">
            <text:p>(2, 9)</text:p>
          </table:table-cell>
          <table:table-cell office:value-type="float" office:value="0.321699644154" calcext:value-type="float">
            <text:p>0,3216996442</text:p>
          </table:table-cell>
          <table:table-cell office:value-type="string" calcext:value-type="string">
            <text:p>(1, 7)</text:p>
          </table:table-cell>
          <table:table-cell office:value-type="float" office:value="0.253608194592" calcext:value-type="float">
            <text:p>0,2536081946</text:p>
          </table:table-cell>
          <table:table-cell office:value-type="string" calcext:value-type="string">
            <text:p>(2, 7)</text:p>
          </table:table-cell>
          <table:table-cell office:value-type="float" office:value="0.392105812175" calcext:value-type="float">
            <text:p>0,392105812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8, 4, 5)</text:p>
          </table:table-cell>
          <table:table-cell office:value-type="float" office:value="0.115221985219" calcext:value-type="float">
            <text:p>0,1152219852</text:p>
          </table:table-cell>
          <table:table-cell office:value-type="string" calcext:value-type="string">
            <text:p>(6, 8)</text:p>
          </table:table-cell>
          <table:table-cell office:value-type="float" office:value="0.285991017978" calcext:value-type="float">
            <text:p>0,285991018</text:p>
          </table:table-cell>
          <table:table-cell office:value-type="string" calcext:value-type="string">
            <text:p>(1, 8)</text:p>
          </table:table-cell>
          <table:table-cell office:value-type="float" office:value="0.379231319715282" calcext:value-type="float">
            <text:p>0,3792313197</text:p>
          </table:table-cell>
          <table:table-cell office:value-type="string" calcext:value-type="string">
            <text:p>(1, 9)</text:p>
          </table:table-cell>
          <table:table-cell office:value-type="float" office:value="0.199658857802" calcext:value-type="float">
            <text:p>0,1996588578</text:p>
          </table:table-cell>
          <table:table-cell office:value-type="string" calcext:value-type="string">
            <text:p>(2, 10)</text:p>
          </table:table-cell>
          <table:table-cell office:value-type="float" office:value="0.292003144489" calcext:value-type="float">
            <text:p>0,2920031445</text:p>
          </table:table-cell>
          <table:table-cell office:value-type="string" calcext:value-type="string">
            <text:p>(1, 8)</text:p>
          </table:table-cell>
          <table:table-cell office:value-type="float" office:value="0.229110688223" calcext:value-type="float">
            <text:p>0,2291106882</text:p>
          </table:table-cell>
          <table:table-cell office:value-type="string" calcext:value-type="string">
            <text:p>(2, 8)</text:p>
          </table:table-cell>
          <table:table-cell office:value-type="float" office:value="0.345380970693" calcext:value-type="float">
            <text:p>0,345380970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8, 4, 6)</text:p>
          </table:table-cell>
          <table:table-cell office:value-type="float" office:value="0.109449350332" calcext:value-type="float">
            <text:p>0,1094493503</text:p>
          </table:table-cell>
          <table:table-cell office:value-type="string" calcext:value-type="string">
            <text:p>(7, 9)</text:p>
          </table:table-cell>
          <table:table-cell office:value-type="float" office:value="0.273567042888" calcext:value-type="float">
            <text:p>0,2735670429</text:p>
          </table:table-cell>
          <table:table-cell office:value-type="string" calcext:value-type="string">
            <text:p>(1, 9)</text:p>
          </table:table-cell>
          <table:table-cell office:value-type="float" office:value="0.358200026490411" calcext:value-type="float">
            <text:p>0,3582000265</text:p>
          </table:table-cell>
          <table:table-cell office:value-type="string" calcext:value-type="string">
            <text:p>(1, 10)</text:p>
          </table:table-cell>
          <table:table-cell office:value-type="float" office:value="0.189030522653" calcext:value-type="float">
            <text:p>0,1890305227</text:p>
          </table:table-cell>
          <table:table-cell office:value-type="string" calcext:value-type="string">
            <text:p>(2, 11)</text:p>
          </table:table-cell>
          <table:table-cell office:value-type="float" office:value="0.275317665279" calcext:value-type="float">
            <text:p>0,2753176653</text:p>
          </table:table-cell>
          <table:table-cell office:value-type="string" calcext:value-type="string">
            <text:p>(1, 9)</text:p>
          </table:table-cell>
          <table:table-cell office:value-type="float" office:value="0.214502762641" calcext:value-type="float">
            <text:p>0,2145027626</text:p>
          </table:table-cell>
          <table:table-cell office:value-type="string" calcext:value-type="string">
            <text:p>(2, 9)</text:p>
          </table:table-cell>
          <table:table-cell office:value-type="float" office:value="0.317864925363" calcext:value-type="float">
            <text:p>0,317864925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8, 4, 7)</text:p>
          </table:table-cell>
          <table:table-cell office:value-type="float" office:value="0.106780350206" calcext:value-type="float">
            <text:p>0,1067803502</text:p>
          </table:table-cell>
          <table:table-cell office:value-type="string" calcext:value-type="string">
            <text:p>(8, 10)</text:p>
          </table:table-cell>
          <table:table-cell office:value-type="float" office:value="0.267777350535" calcext:value-type="float">
            <text:p>0,2677773505</text:p>
          </table:table-cell>
          <table:table-cell office:value-type="string" calcext:value-type="string">
            <text:p>(1, 10)</text:p>
          </table:table-cell>
          <table:table-cell office:value-type="float" office:value="0.346777067038784" calcext:value-type="float">
            <text:p>0,346777067</text:p>
          </table:table-cell>
          <table:table-cell office:value-type="string" calcext:value-type="string">
            <text:p>(1, 11)</text:p>
          </table:table-cell>
          <table:table-cell office:value-type="float" office:value="0.18415041437" calcext:value-type="float">
            <text:p>0,1841504144</text:p>
          </table:table-cell>
          <table:table-cell office:value-type="string" calcext:value-type="string">
            <text:p>(2, 12)</text:p>
          </table:table-cell>
          <table:table-cell office:value-type="float" office:value="0.267725464768" calcext:value-type="float">
            <text:p>0,2677254648</text:p>
          </table:table-cell>
          <table:table-cell office:value-type="string" calcext:value-type="string">
            <text:p>(1, 10)</text:p>
          </table:table-cell>
          <table:table-cell office:value-type="float" office:value="0.206651794365" calcext:value-type="float">
            <text:p>0,2066517944</text:p>
          </table:table-cell>
          <table:table-cell office:value-type="string" calcext:value-type="string">
            <text:p>(2, 10)</text:p>
          </table:table-cell>
          <table:table-cell office:value-type="float" office:value="0.302082975999" calcext:value-type="float">
            <text:p>0,30208297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(19, 4, 1)</text:p>
          </table:table-cell>
          <table:table-cell office:value-type="float" office:value="0.224380118312" calcext:value-type="float">
            <text:p>0,2243801183</text:p>
          </table:table-cell>
          <table:table-cell office:value-type="string" calcext:value-type="string">
            <text:p>(1, 4)</text:p>
          </table:table-cell>
          <table:table-cell office:value-type="float" office:value="0.627091325029" calcext:value-type="float">
            <text:p>0,627091325</text:p>
          </table:table-cell>
          <table:table-cell office:value-type="string" calcext:value-type="string">
            <text:p>(2, 4)</text:p>
          </table:table-cell>
          <table:table-cell office:value-type="float" office:value="0.999999999999998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37339917875" calcext:value-type="float">
            <text:p>0,4373399179</text:p>
          </table:table-cell>
          <table:table-cell office:value-type="string" calcext:value-type="string">
            <text:p>(1, 6)</text:p>
          </table:table-cell>
          <table:table-cell office:value-type="float" office:value="0.565841080682" calcext:value-type="float">
            <text:p>0,5658410807</text:p>
          </table:table-cell>
          <table:table-cell office:value-type="string" calcext:value-type="string">
            <text:p>(1, 4)</text:p>
          </table:table-cell>
          <table:table-cell office:value-type="float" office:value="0.627091325029" calcext:value-type="float">
            <text:p>0,627091325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(19, 4, 2)</text:p>
          </table:table-cell>
          <table:table-cell office:value-type="float" office:value="0.167915142879" calcext:value-type="float">
            <text:p>0,1679151429</text:p>
          </table:table-cell>
          <table:table-cell office:value-type="string" calcext:value-type="string">
            <text:p>(3, 5)</text:p>
          </table:table-cell>
          <table:table-cell office:value-type="float" office:value="0.394885111587" calcext:value-type="float">
            <text:p>0,3948851116</text:p>
          </table:table-cell>
          <table:table-cell office:value-type="string" calcext:value-type="string">
            <text:p>(1, 5)</text:p>
          </table:table-cell>
          <table:table-cell office:value-type="float" office:value="0.573953874235222" calcext:value-type="float">
            <text:p>0,5739538742</text:p>
          </table:table-cell>
          <table:table-cell office:value-type="string" calcext:value-type="string">
            <text:p>(1, 6)</text:p>
          </table:table-cell>
          <table:table-cell office:value-type="float" office:value="0.303208134387" calcext:value-type="float">
            <text:p>0,3032081344</text:p>
          </table:table-cell>
          <table:table-cell office:value-type="string" calcext:value-type="string">
            <text:p>(2, 7)</text:p>
          </table:table-cell>
          <table:table-cell office:value-type="float" office:value="0.47199186802" calcext:value-type="float">
            <text:p>0,471991868</text:p>
          </table:table-cell>
          <table:table-cell office:value-type="string" calcext:value-type="string">
            <text:p>(1, 5)</text:p>
          </table:table-cell>
          <table:table-cell office:value-type="float" office:value="0.371664993341" calcext:value-type="float">
            <text:p>0,3716649933</text:p>
          </table:table-cell>
          <table:table-cell office:value-type="string" calcext:value-type="string">
            <text:p>(2, 5)</text:p>
          </table:table-cell>
          <table:table-cell office:value-type="float" office:value="0.746111133821" calcext:value-type="float">
            <text:p>0,7461111338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19, 4, 3)</text:p>
          </table:table-cell>
          <table:table-cell office:value-type="float" office:value="0.139290315126" calcext:value-type="float">
            <text:p>0,1392903151</text:p>
          </table:table-cell>
          <table:table-cell office:value-type="string" calcext:value-type="string">
            <text:p>(4, 6)</text:p>
          </table:table-cell>
          <table:table-cell office:value-type="float" office:value="0.336917959099" calcext:value-type="float">
            <text:p>0,3369179591</text:p>
          </table:table-cell>
          <table:table-cell office:value-type="string" calcext:value-type="string">
            <text:p>(1, 6)</text:p>
          </table:table-cell>
          <table:table-cell office:value-type="float" office:value="0.466880870729896" calcext:value-type="float">
            <text:p>0,4668808707</text:p>
          </table:table-cell>
          <table:table-cell office:value-type="string" calcext:value-type="string">
            <text:p>(1, 7)</text:p>
          </table:table-cell>
          <table:table-cell office:value-type="float" office:value="0.245437383748" calcext:value-type="float">
            <text:p>0,2454373837</text:p>
          </table:table-cell>
          <table:table-cell office:value-type="string" calcext:value-type="string">
            <text:p>(2, 8)</text:p>
          </table:table-cell>
          <table:table-cell office:value-type="float" office:value="0.367170353576" calcext:value-type="float">
            <text:p>0,3671703536</text:p>
          </table:table-cell>
          <table:table-cell office:value-type="string" calcext:value-type="string">
            <text:p>(1, 6)</text:p>
          </table:table-cell>
          <table:table-cell office:value-type="float" office:value="0.291481126642" calcext:value-type="float">
            <text:p>0,2914811266</text:p>
          </table:table-cell>
          <table:table-cell office:value-type="string" calcext:value-type="string">
            <text:p>(2, 6)</text:p>
          </table:table-cell>
          <table:table-cell office:value-type="float" office:value="0.474774948477" calcext:value-type="float">
            <text:p>0,474774948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9, 4, 4)</text:p>
          </table:table-cell>
          <table:table-cell office:value-type="float" office:value="0.122468410784" calcext:value-type="float">
            <text:p>0,1224684108</text:p>
          </table:table-cell>
          <table:table-cell office:value-type="string" calcext:value-type="string">
            <text:p>(5, 7)</text:p>
          </table:table-cell>
          <table:table-cell office:value-type="float" office:value="0.301755704134" calcext:value-type="float">
            <text:p>0,3017557041</text:p>
          </table:table-cell>
          <table:table-cell office:value-type="string" calcext:value-type="string">
            <text:p>(1, 7)</text:p>
          </table:table-cell>
          <table:table-cell office:value-type="float" office:value="0.408166503400733" calcext:value-type="float">
            <text:p>0,4081665034</text:p>
          </table:table-cell>
          <table:table-cell office:value-type="string" calcext:value-type="string">
            <text:p>(1, 8)</text:p>
          </table:table-cell>
          <table:table-cell office:value-type="float" office:value="0.21330827799" calcext:value-type="float">
            <text:p>0,213308278</text:p>
          </table:table-cell>
          <table:table-cell office:value-type="string" calcext:value-type="string">
            <text:p>(2, 9)</text:p>
          </table:table-cell>
          <table:table-cell office:value-type="float" office:value="0.314045798478" calcext:value-type="float">
            <text:p>0,3140457985</text:p>
          </table:table-cell>
          <table:table-cell office:value-type="string" calcext:value-type="string">
            <text:p>(1, 7)</text:p>
          </table:table-cell>
          <table:table-cell office:value-type="float" office:value="0.249137969841" calcext:value-type="float">
            <text:p>0,2491379698</text:p>
          </table:table-cell>
          <table:table-cell office:value-type="string" calcext:value-type="string">
            <text:p>(2, 7)</text:p>
          </table:table-cell>
          <table:table-cell office:value-type="float" office:value="0.386730959916" calcext:value-type="float">
            <text:p>0,3867309599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9, 4, 5)</text:p>
          </table:table-cell>
          <table:table-cell office:value-type="float" office:value="0.11202902682" calcext:value-type="float">
            <text:p>0,1120290268</text:p>
          </table:table-cell>
          <table:table-cell office:value-type="string" calcext:value-type="string">
            <text:p>(6, 8)</text:p>
          </table:table-cell>
          <table:table-cell office:value-type="float" office:value="0.27943864669" calcext:value-type="float">
            <text:p>0,2794386467</text:p>
          </table:table-cell>
          <table:table-cell office:value-type="string" calcext:value-type="string">
            <text:p>(1, 8)</text:p>
          </table:table-cell>
          <table:table-cell office:value-type="float" office:value="0.372042351434121" calcext:value-type="float">
            <text:p>0,3720423514</text:p>
          </table:table-cell>
          <table:table-cell office:value-type="string" calcext:value-type="string">
            <text:p>(1, 9)</text:p>
          </table:table-cell>
          <table:table-cell office:value-type="float" office:value="0.193892855872" calcext:value-type="float">
            <text:p>0,1938928559</text:p>
          </table:table-cell>
          <table:table-cell office:value-type="string" calcext:value-type="string">
            <text:p>(2, 10)</text:p>
          </table:table-cell>
          <table:table-cell office:value-type="float" office:value="0.283143822876" calcext:value-type="float">
            <text:p>0,2831438229</text:p>
          </table:table-cell>
          <table:table-cell office:value-type="string" calcext:value-type="string">
            <text:p>(1, 8)</text:p>
          </table:table-cell>
          <table:table-cell office:value-type="float" office:value="0.223777231329" calcext:value-type="float">
            <text:p>0,2237772313</text:p>
          </table:table-cell>
          <table:table-cell office:value-type="string" calcext:value-type="string">
            <text:p>(2, 8)</text:p>
          </table:table-cell>
          <table:table-cell office:value-type="float" office:value="0.338816751764" calcext:value-type="float">
            <text:p>0,3388167518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9, 4, 6)</text:p>
          </table:table-cell>
          <table:table-cell office:value-type="float" office:value="0.10562652018" calcext:value-type="float">
            <text:p>0,1056265202</text:p>
          </table:table-cell>
          <table:table-cell office:value-type="string" calcext:value-type="string">
            <text:p>(7, 9)</text:p>
          </table:table-cell>
          <table:table-cell office:value-type="float" office:value="0.265541295069" calcext:value-type="float">
            <text:p>0,2655412951</text:p>
          </table:table-cell>
          <table:table-cell office:value-type="string" calcext:value-type="string">
            <text:p>(1, 9)</text:p>
          </table:table-cell>
          <table:table-cell office:value-type="float" office:value="0.349298435078716" calcext:value-type="float">
            <text:p>0,3492984351</text:p>
          </table:table-cell>
          <table:table-cell office:value-type="string" calcext:value-type="string">
            <text:p>(1, 10)</text:p>
          </table:table-cell>
          <table:table-cell office:value-type="float" office:value="0.182156299218" calcext:value-type="float">
            <text:p>0,1821562992</text:p>
          </table:table-cell>
          <table:table-cell office:value-type="string" calcext:value-type="string">
            <text:p>(2, 11)</text:p>
          </table:table-cell>
          <table:table-cell office:value-type="float" office:value="0.264821463589" calcext:value-type="float">
            <text:p>0,2648214636</text:p>
          </table:table-cell>
          <table:table-cell office:value-type="string" calcext:value-type="string">
            <text:p>(1, 9)</text:p>
          </table:table-cell>
          <table:table-cell office:value-type="float" office:value="0.208100134867" calcext:value-type="float">
            <text:p>0,2081001349</text:p>
          </table:table-cell>
          <table:table-cell office:value-type="string" calcext:value-type="string">
            <text:p>(2, 9)</text:p>
          </table:table-cell>
          <table:table-cell office:value-type="float" office:value="0.309899004734" calcext:value-type="float">
            <text:p>0,309899004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9, 4, 7)</text:p>
          </table:table-cell>
          <table:table-cell office:value-type="float" office:value="0.102133003449" calcext:value-type="float">
            <text:p>0,1021330034</text:p>
          </table:table-cell>
          <table:table-cell office:value-type="string" calcext:value-type="string">
            <text:p>(8, 10)</text:p>
          </table:table-cell>
          <table:table-cell office:value-type="float" office:value="0.257886159414" calcext:value-type="float">
            <text:p>0,2578861594</text:p>
          </table:table-cell>
          <table:table-cell office:value-type="string" calcext:value-type="string">
            <text:p>(1, 10)</text:p>
          </table:table-cell>
          <table:table-cell office:value-type="float" office:value="0.335762256044809" calcext:value-type="float">
            <text:p>0,335762256</text:p>
          </table:table-cell>
          <table:table-cell office:value-type="string" calcext:value-type="string">
            <text:p>(1, 11)</text:p>
          </table:table-cell>
          <table:table-cell office:value-type="float" office:value="0.175802464583" calcext:value-type="float">
            <text:p>0,1758024646</text:p>
          </table:table-cell>
          <table:table-cell office:value-type="string" calcext:value-type="string">
            <text:p>(2, 12)</text:p>
          </table:table-cell>
          <table:table-cell office:value-type="float" office:value="0.255002498922" calcext:value-type="float">
            <text:p>0,2550024989</text:p>
          </table:table-cell>
          <table:table-cell office:value-type="string" calcext:value-type="string">
            <text:p>(1, 10)</text:p>
          </table:table-cell>
          <table:table-cell office:value-type="float" office:value="0.198880162798" calcext:value-type="float">
            <text:p>0,1988801628</text:p>
          </table:table-cell>
          <table:table-cell office:value-type="string" calcext:value-type="string">
            <text:p>(2, 10)</text:p>
          </table:table-cell>
          <table:table-cell office:value-type="float" office:value="0.292376697127" calcext:value-type="float">
            <text:p>0,292376697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(19, 4, 8)</text:p>
          </table:table-cell>
          <table:table-cell office:value-type="float" office:value="0.101020514434" calcext:value-type="float">
            <text:p>0,1010205144</text:p>
          </table:table-cell>
          <table:table-cell office:value-type="string" calcext:value-type="string">
            <text:p>(9, 11)</text:p>
          </table:table-cell>
          <table:table-cell office:value-type="float" office:value="0.255437353462" calcext:value-type="float">
            <text:p>0,2554373535</text:p>
          </table:table-cell>
          <table:table-cell office:value-type="string" calcext:value-type="string">
            <text:p>(1, 11)</text:p>
          </table:table-cell>
          <table:table-cell office:value-type="float" office:value="0.329415362700096" calcext:value-type="float">
            <text:p>0,3294153627</text:p>
          </table:table-cell>
          <table:table-cell office:value-type="string" calcext:value-type="string">
            <text:p>(1, 12)</text:p>
          </table:table-cell>
          <table:table-cell office:value-type="float" office:value="0.173786220104" calcext:value-type="float">
            <text:p>0,1737862201</text:p>
          </table:table-cell>
          <table:table-cell office:value-type="string" calcext:value-type="string">
            <text:p>(2, 13)</text:p>
          </table:table-cell>
          <table:table-cell office:value-type="float" office:value="0.251900526183" calcext:value-type="float">
            <text:p>0,2519005262</text:p>
          </table:table-cell>
          <table:table-cell office:value-type="string" calcext:value-type="string">
            <text:p>(1, 11)</text:p>
          </table:table-cell>
          <table:table-cell office:value-type="float" office:value="0.194585973633" calcext:value-type="float">
            <text:p>0,1945859736</text:p>
          </table:table-cell>
          <table:table-cell office:value-type="string" calcext:value-type="string">
            <text:p>(2, 11)</text:p>
          </table:table-cell>
          <table:table-cell office:value-type="float" office:value="0.282868105114" calcext:value-type="float">
            <text:p>0,282868105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(20, 4, 1)</text:p>
          </table:table-cell>
          <table:table-cell office:value-type="float" office:value="0.22287811038" calcext:value-type="float">
            <text:p>0,2228781104</text:p>
          </table:table-cell>
          <table:table-cell office:value-type="string" calcext:value-type="string">
            <text:p>(1, 4)</text:p>
          </table:table-cell>
          <table:table-cell office:value-type="float" office:value="0.624806337375" calcext:value-type="float">
            <text:p>0,6248063374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34099892486" calcext:value-type="float">
            <text:p>0,4340998925</text:p>
          </table:table-cell>
          <table:table-cell office:value-type="string" calcext:value-type="string">
            <text:p>(1, 6)</text:p>
          </table:table-cell>
          <table:table-cell office:value-type="float" office:value="0.561425419484" calcext:value-type="float">
            <text:p>0,5614254195</text:p>
          </table:table-cell>
          <table:table-cell office:value-type="string" calcext:value-type="string">
            <text:p>(1, 4)</text:p>
          </table:table-cell>
          <table:table-cell office:value-type="float" office:value="0.624806337375" calcext:value-type="float">
            <text:p>0,6248063374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(20, 4, 2)</text:p>
          </table:table-cell>
          <table:table-cell office:value-type="float" office:value="0.166181048814" calcext:value-type="float">
            <text:p>0,1661810488</text:p>
          </table:table-cell>
          <table:table-cell office:value-type="string" calcext:value-type="string">
            <text:p>(3, 5)</text:p>
          </table:table-cell>
          <table:table-cell office:value-type="float" office:value="0.391940808007" calcext:value-type="float">
            <text:p>0,391940808</text:p>
          </table:table-cell>
          <table:table-cell office:value-type="string" calcext:value-type="string">
            <text:p>(1, 5)</text:p>
          </table:table-cell>
          <table:table-cell office:value-type="float" office:value="0.571293793583944" calcext:value-type="float">
            <text:p>0,5712937936</text:p>
          </table:table-cell>
          <table:table-cell office:value-type="string" calcext:value-type="string">
            <text:p>(1, 6)</text:p>
          </table:table-cell>
          <table:table-cell office:value-type="float" office:value="0.299888453873" calcext:value-type="float">
            <text:p>0,2998884539</text:p>
          </table:table-cell>
          <table:table-cell office:value-type="string" calcext:value-type="string">
            <text:p>(2, 7)</text:p>
          </table:table-cell>
          <table:table-cell office:value-type="float" office:value="0.466291868867" calcext:value-type="float">
            <text:p>0,4662918689</text:p>
          </table:table-cell>
          <table:table-cell office:value-type="string" calcext:value-type="string">
            <text:p>(1, 5)</text:p>
          </table:table-cell>
          <table:table-cell office:value-type="float" office:value="0.368935750399" calcext:value-type="float">
            <text:p>0,3689357504</text:p>
          </table:table-cell>
          <table:table-cell office:value-type="string" calcext:value-type="string">
            <text:p>(2, 5)</text:p>
          </table:table-cell>
          <table:table-cell office:value-type="float" office:value="0.743390781037" calcext:value-type="float">
            <text:p>0,74339078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(20, 4, 3)</text:p>
          </table:table-cell>
          <table:table-cell office:value-type="float" office:value="0.137285224401" calcext:value-type="float">
            <text:p>0,1372852244</text:p>
          </table:table-cell>
          <table:table-cell office:value-type="string" calcext:value-type="string">
            <text:p>(4, 6)</text:p>
          </table:table-cell>
          <table:table-cell office:value-type="float" office:value="0.333151611548" calcext:value-type="float">
            <text:p>0,3331516115</text:p>
          </table:table-cell>
          <table:table-cell office:value-type="string" calcext:value-type="string">
            <text:p>(1, 6)</text:p>
          </table:table-cell>
          <table:table-cell office:value-type="float" office:value="0.463011835607706" calcext:value-type="float">
            <text:p>0,4630118356</text:p>
          </table:table-cell>
          <table:table-cell office:value-type="string" calcext:value-type="string">
            <text:p>(1, 7)</text:p>
          </table:table-cell>
          <table:table-cell office:value-type="float" office:value="0.241733663615" calcext:value-type="float">
            <text:p>0,2417336636</text:p>
          </table:table-cell>
          <table:table-cell office:value-type="string" calcext:value-type="string">
            <text:p>(2, 8)</text:p>
          </table:table-cell>
          <table:table-cell office:value-type="float" office:value="0.361266687136" calcext:value-type="float">
            <text:p>0,3612666871</text:p>
          </table:table-cell>
          <table:table-cell office:value-type="string" calcext:value-type="string">
            <text:p>(1, 6)</text:p>
          </table:table-cell>
          <table:table-cell office:value-type="float" office:value="0.288202242482" calcext:value-type="float">
            <text:p>0,2882022425</text:p>
          </table:table-cell>
          <table:table-cell office:value-type="string" calcext:value-type="string">
            <text:p>(2, 6)</text:p>
          </table:table-cell>
          <table:table-cell office:value-type="float" office:value="0.471019049075" calcext:value-type="float">
            <text:p>0,471019049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20, 4, 4)</text:p>
          </table:table-cell>
          <table:table-cell office:value-type="float" office:value="0.120140547691" calcext:value-type="float">
            <text:p>0,1201405477</text:p>
          </table:table-cell>
          <table:table-cell office:value-type="string" calcext:value-type="string">
            <text:p>(5, 7)</text:p>
          </table:table-cell>
          <table:table-cell office:value-type="float" office:value="0.297119837726" calcext:value-type="float">
            <text:p>0,2971198377</text:p>
          </table:table-cell>
          <table:table-cell office:value-type="string" calcext:value-type="string">
            <text:p>(1, 7)</text:p>
          </table:table-cell>
          <table:table-cell office:value-type="float" office:value="0.403168139490942" calcext:value-type="float">
            <text:p>0,4031681395</text:p>
          </table:table-cell>
          <table:table-cell office:value-type="string" calcext:value-type="string">
            <text:p>(1, 8)</text:p>
          </table:table-cell>
          <table:table-cell office:value-type="float" office:value="0.209080751664" calcext:value-type="float">
            <text:p>0,2090807517</text:p>
          </table:table-cell>
          <table:table-cell office:value-type="string" calcext:value-type="string">
            <text:p>(2, 9)</text:p>
          </table:table-cell>
          <table:table-cell office:value-type="float" office:value="0.307490919127" calcext:value-type="float">
            <text:p>0,3074909191</text:p>
          </table:table-cell>
          <table:table-cell office:value-type="string" calcext:value-type="string">
            <text:p>(1, 7)</text:p>
          </table:table-cell>
          <table:table-cell office:value-type="float" office:value="0.245259482691" calcext:value-type="float">
            <text:p>0,2452594827</text:p>
          </table:table-cell>
          <table:table-cell office:value-type="string" calcext:value-type="string">
            <text:p>(2, 7)</text:p>
          </table:table-cell>
          <table:table-cell office:value-type="float" office:value="0.382041540633" calcext:value-type="float">
            <text:p>0,382041540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20, 4, 5)</text:p>
          </table:table-cell>
          <table:table-cell office:value-type="float" office:value="0.109307246938" calcext:value-type="float">
            <text:p>0,1093072469</text:p>
          </table:table-cell>
          <table:table-cell office:value-type="string" calcext:value-type="string">
            <text:p>(6, 8)</text:p>
          </table:table-cell>
          <table:table-cell office:value-type="float" office:value="0.273813948712" calcext:value-type="float">
            <text:p>0,2738139487</text:p>
          </table:table-cell>
          <table:table-cell office:value-type="string" calcext:value-type="string">
            <text:p>(1, 8)</text:p>
          </table:table-cell>
          <table:table-cell office:value-type="float" office:value="0.36583468005553" calcext:value-type="float">
            <text:p>0,3658346801</text:p>
          </table:table-cell>
          <table:table-cell office:value-type="string" calcext:value-type="string">
            <text:p>(1, 9)</text:p>
          </table:table-cell>
          <table:table-cell office:value-type="float" office:value="0.1889951667" calcext:value-type="float">
            <text:p>0,1889951667</text:p>
          </table:table-cell>
          <table:table-cell office:value-type="string" calcext:value-type="string">
            <text:p>(2, 10)</text:p>
          </table:table-cell>
          <table:table-cell office:value-type="float" office:value="0.275652329962" calcext:value-type="float">
            <text:p>0,27565233</text:p>
          </table:table-cell>
          <table:table-cell office:value-type="string" calcext:value-type="string">
            <text:p>(1, 8)</text:p>
          </table:table-cell>
          <table:table-cell office:value-type="float" office:value="0.219199879987" calcext:value-type="float">
            <text:p>0,21919988</text:p>
          </table:table-cell>
          <table:table-cell office:value-type="string" calcext:value-type="string">
            <text:p>(2, 8)</text:p>
          </table:table-cell>
          <table:table-cell office:value-type="float" office:value="0.333147511743" calcext:value-type="float">
            <text:p>0,333147511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20, 4, 6)</text:p>
          </table:table-cell>
          <table:table-cell office:value-type="float" office:value="0.102412912801" calcext:value-type="float">
            <text:p>0,1024129128</text:p>
          </table:table-cell>
          <table:table-cell office:value-type="string" calcext:value-type="string">
            <text:p>(7, 9)</text:p>
          </table:table-cell>
          <table:table-cell office:value-type="float" office:value="0.258738236422" calcext:value-type="float">
            <text:p>0,2587382364</text:p>
          </table:table-cell>
          <table:table-cell office:value-type="string" calcext:value-type="string">
            <text:p>(1, 9)</text:p>
          </table:table-cell>
          <table:table-cell office:value-type="float" office:value="0.341700897664681" calcext:value-type="float">
            <text:p>0,3417008977</text:p>
          </table:table-cell>
          <table:table-cell office:value-type="string" calcext:value-type="string">
            <text:p>(1, 10)</text:p>
          </table:table-cell>
          <table:table-cell office:value-type="float" office:value="0.176401905202" calcext:value-type="float">
            <text:p>0,1764019052</text:p>
          </table:table-cell>
          <table:table-cell office:value-type="string" calcext:value-type="string">
            <text:p>(2, 11)</text:p>
          </table:table-cell>
          <table:table-cell office:value-type="float" office:value="0.256080997211" calcext:value-type="float">
            <text:p>0,2560809972</text:p>
          </table:table-cell>
          <table:table-cell office:value-type="string" calcext:value-type="string">
            <text:p>(1, 9)</text:p>
          </table:table-cell>
          <table:table-cell office:value-type="float" office:value="0.202675096069" calcext:value-type="float">
            <text:p>0,2026750961</text:p>
          </table:table-cell>
          <table:table-cell office:value-type="string" calcext:value-type="string">
            <text:p>(2, 9)</text:p>
          </table:table-cell>
          <table:table-cell office:value-type="float" office:value="0.303100350415" calcext:value-type="float">
            <text:p>0,303100350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20, 4, 7)</text:p>
          </table:table-cell>
          <table:table-cell office:value-type="float" office:value="0.098290908083" calcext:value-type="float">
            <text:p>0,0982909081</text:p>
          </table:table-cell>
          <table:table-cell office:value-type="string" calcext:value-type="string">
            <text:p>(8, 10)</text:p>
          </table:table-cell>
          <table:table-cell office:value-type="float" office:value="0.249627386189" calcext:value-type="float">
            <text:p>0,2496273862</text:p>
          </table:table-cell>
          <table:table-cell office:value-type="string" calcext:value-type="string">
            <text:p>(1, 10)</text:p>
          </table:table-cell>
          <table:table-cell office:value-type="float" office:value="0.326490690782335" calcext:value-type="float">
            <text:p>0,3264906908</text:p>
          </table:table-cell>
          <table:table-cell office:value-type="string" calcext:value-type="string">
            <text:p>(1, 11)</text:p>
          </table:table-cell>
          <table:table-cell office:value-type="float" office:value="0.168936578358" calcext:value-type="float">
            <text:p>0,1689365784</text:p>
          </table:table-cell>
          <table:table-cell office:value-type="string" calcext:value-type="string">
            <text:p>(2, 12)</text:p>
          </table:table-cell>
          <table:table-cell office:value-type="float" office:value="0.24460483805" calcext:value-type="float">
            <text:p>0,2446048381</text:p>
          </table:table-cell>
          <table:table-cell office:value-type="string" calcext:value-type="string">
            <text:p>(1, 10)</text:p>
          </table:table-cell>
          <table:table-cell office:value-type="float" office:value="0.192394943418" calcext:value-type="float">
            <text:p>0,1923949434</text:p>
          </table:table-cell>
          <table:table-cell office:value-type="string" calcext:value-type="string">
            <text:p>(2, 10)</text:p>
          </table:table-cell>
          <table:table-cell office:value-type="float" office:value="0.284208625296" calcext:value-type="float">
            <text:p>0,2842086253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20, 4, 8)</text:p>
          </table:table-cell>
          <table:table-cell office:value-type="float" office:value="0.096354545704" calcext:value-type="float">
            <text:p>0,0963545457</text:p>
          </table:table-cell>
          <table:table-cell office:value-type="string" calcext:value-type="string">
            <text:p>(9, 11)</text:p>
          </table:table-cell>
          <table:table-cell office:value-type="float" office:value="0.245321211922" calcext:value-type="float">
            <text:p>0,2453212119</text:p>
          </table:table-cell>
          <table:table-cell office:value-type="string" calcext:value-type="string">
            <text:p>(1, 11)</text:p>
          </table:table-cell>
          <table:table-cell office:value-type="float" office:value="0.31805081224078" calcext:value-type="float">
            <text:p>0,3180508122</text:p>
          </table:table-cell>
          <table:table-cell office:value-type="string" calcext:value-type="string">
            <text:p>(1, 12)</text:p>
          </table:table-cell>
          <table:table-cell office:value-type="float" office:value="0.165445277996" calcext:value-type="float">
            <text:p>0,165445278</text:p>
          </table:table-cell>
          <table:table-cell office:value-type="string" calcext:value-type="string">
            <text:p>(2, 13)</text:p>
          </table:table-cell>
          <table:table-cell office:value-type="float" office:value="0.239267742077" calcext:value-type="float">
            <text:p>0,2392677421</text:p>
          </table:table-cell>
          <table:table-cell office:value-type="string" calcext:value-type="string">
            <text:p>(1, 11)</text:p>
          </table:table-cell>
          <table:table-cell office:value-type="float" office:value="0.186736483424" calcext:value-type="float">
            <text:p>0,1867364834</text:p>
          </table:table-cell>
          <table:table-cell office:value-type="string" calcext:value-type="string">
            <text:p>(2, 11)</text:p>
          </table:table-cell>
          <table:table-cell office:value-type="float" office:value="0.272977186479" calcext:value-type="float">
            <text:p>0,2729771865</text:p>
          </table:table-cell>
          <table:table-cell office:value-type="string" calcext:value-type="string">
            <text:p>H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7T02:55:12.549000000</dc:date>
    <meta:editing-duration>PT9M1S</meta:editing-duration>
    <meta:editing-cycles>1</meta:editing-cycles>
    <meta:document-statistic meta:table-count="1" meta:cell-count="2926" meta:object-count="0"/>
    <meta:generator>LibreOffice/4.3.7.2$Windows_x86 LibreOffice_project/8a35821d8636a03b8bf4e15b48f59794652c68ba</meta:generator>
  </office:meta>
</office:document-meta>
</file>